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P1" style:family="paragraph" style:parent-style-name="Standard">
      <style:text-properties style:text-underline-style="solid" style:text-underline-width="auto" style:text-underline-color="font-color" officeooo:rsid="000f43bf" officeooo:paragraph-rsid="000f43bf"/>
    </style:style>
    <style:style style:name="P2" style:family="paragraph" style:parent-style-name="Standard">
      <style:text-properties style:text-underline-style="solid" style:text-underline-width="auto" style:text-underline-color="font-color" officeooo:rsid="001341e1" officeooo:paragraph-rsid="000f43bf"/>
    </style:style>
    <style:style style:name="P3" style:family="paragraph" style:parent-style-name="Standard">
      <style:text-properties style:text-underline-style="solid" style:text-underline-width="auto" style:text-underline-color="font-color" officeooo:rsid="0013c0e4" officeooo:paragraph-rsid="0013c0e4"/>
    </style:style>
    <style:style style:name="P4" style:family="paragraph" style:parent-style-name="Standard">
      <style:text-properties style:text-underline-style="none" officeooo:rsid="0015f42a" officeooo:paragraph-rsid="0015f42a"/>
    </style:style>
    <style:style style:name="P5" style:family="paragraph" style:parent-style-name="Standard">
      <style:text-properties style:text-underline-style="none" officeooo:rsid="001a30de" officeooo:paragraph-rsid="002ce9c3"/>
    </style:style>
    <style:style style:name="P6" style:family="paragraph" style:parent-style-name="Footnote">
      <style:text-properties officeooo:rsid="0025c615" officeooo:paragraph-rsid="0025c615"/>
    </style:style>
    <style:style style:name="P7" style:family="paragraph" style:parent-style-name="Standard">
      <style:text-properties style:text-underline-style="none" officeooo:rsid="001a30de" officeooo:paragraph-rsid="001a30de"/>
    </style:style>
    <style:style style:name="P8" style:family="paragraph" style:parent-style-name="Standard">
      <style:text-properties style:text-underline-style="none" officeooo:rsid="0029615d" officeooo:paragraph-rsid="002ddb77"/>
    </style:style>
    <style:style style:name="P9" style:family="paragraph" style:parent-style-name="Standard">
      <style:text-properties style:text-underline-style="none" officeooo:rsid="002f605f" officeooo:paragraph-rsid="0034774e"/>
    </style:style>
    <style:style style:name="P10" style:family="paragraph" style:parent-style-name="Standard">
      <style:text-properties style:text-underline-style="none" officeooo:rsid="0032d62b" officeooo:paragraph-rsid="0034774e"/>
    </style:style>
    <style:style style:name="P11" style:family="paragraph" style:parent-style-name="Standard">
      <style:text-properties style:text-underline-style="none" officeooo:rsid="004143ec" officeooo:paragraph-rsid="004143ec"/>
    </style:style>
    <style:style style:name="P12" style:family="paragraph" style:parent-style-name="Standard">
      <style:text-properties style:text-underline-style="solid" style:text-underline-width="auto" style:text-underline-color="font-color" officeooo:rsid="004e2ee3" officeooo:paragraph-rsid="004e2ee3"/>
    </style:style>
    <style:style style:name="P13" style:family="paragraph" style:parent-style-name="Standard">
      <style:text-properties officeooo:paragraph-rsid="011b00cf"/>
    </style:style>
    <style:style style:name="P14" style:family="paragraph" style:parent-style-name="Standard">
      <style:text-properties officeooo:paragraph-rsid="0131a7ea"/>
    </style:style>
    <style:style style:name="P15" style:family="paragraph" style:parent-style-name="Standard">
      <style:text-properties fo:color="#000000" loext:opacity="100%" fo:font-weight="normal" officeooo:rsid="01316e26" officeooo:paragraph-rsid="0131a7ea" style:font-weight-asian="normal" style:font-weight-complex="normal"/>
    </style:style>
    <style:style style:name="P16" style:family="paragraph" style:parent-style-name="Standard">
      <style:text-properties style:text-underline-style="none" officeooo:rsid="007514fe" officeooo:paragraph-rsid="011b00cf"/>
    </style:style>
    <style:style style:name="P17" style:family="paragraph" style:parent-style-name="Standard">
      <style:text-properties style:text-underline-style="solid" style:text-underline-width="auto" style:text-underline-color="font-color" officeooo:rsid="01320d5d" officeooo:paragraph-rsid="01320d5d"/>
    </style:style>
    <style:style style:name="P18" style:family="paragraph" style:parent-style-name="Standard">
      <style:text-properties officeooo:paragraph-rsid="01d923cf"/>
    </style:style>
    <style:style style:name="P19" style:family="paragraph" style:parent-style-name="Footnote">
      <style:text-properties officeooo:paragraph-rsid="010e50f6"/>
    </style:style>
    <style:style style:name="P20" style:family="paragraph" style:parent-style-name="Footnote">
      <style:paragraph-properties fo:text-indent="0cm" style:auto-text-indent="false"/>
      <style:text-properties officeooo:paragraph-rsid="010e50f6"/>
    </style:style>
    <style:style style:name="P21" style:family="paragraph" style:parent-style-name="Standard">
      <style:text-properties style:font-name="Liberation Serif1" style:text-underline-style="none" officeooo:rsid="00810a4d" officeooo:paragraph-rsid="01d923cf"/>
    </style:style>
    <style:style style:name="P22" style:family="paragraph" style:parent-style-name="Standard">
      <style:text-properties style:font-name="Liberation Serif1" style:text-underline-style="none" officeooo:rsid="00810a4d" officeooo:paragraph-rsid="011b00cf"/>
    </style:style>
    <style:style style:name="P23" style:family="paragraph" style:parent-style-name="Standard">
      <style:text-properties style:font-name="Liberation Serif1" style:text-underline-style="none" officeooo:rsid="00810a4d" officeooo:paragraph-rsid="00ae18ca"/>
    </style:style>
    <style:style style:name="P24" style:family="paragraph" style:parent-style-name="Table">
      <style:paragraph-properties fo:keep-with-next="always"/>
    </style:style>
    <style:style style:name="P25" style:family="paragraph" style:parent-style-name="Table">
      <style:paragraph-properties fo:text-align="center" style:justify-single-word="false" fo:keep-with-next="always"/>
    </style:style>
    <style:style style:name="P26" style:family="paragraph" style:parent-style-name="Table_20_Contents">
      <style:paragraph-properties fo:text-align="center" style:justify-single-word="false"/>
      <style:text-properties fo:font-size="12pt" officeooo:rsid="00b57809" officeooo:paragraph-rsid="00b57809" style:font-size-asian="12pt" style:font-name-complex="Noto Sans Devanagari" style:font-size-complex="12pt"/>
    </style:style>
    <style:style style:name="P27" style:family="paragraph" style:parent-style-name="Table_20_Contents">
      <style:paragraph-properties fo:text-align="center" style:justify-single-word="false"/>
      <style:text-properties style:font-name="Bookerly" fo:font-size="12pt" officeooo:rsid="00b57809" officeooo:paragraph-rsid="00b57809" style:font-size-asian="12pt" style:font-name-complex="Noto Sans Devanagari" style:font-size-complex="12pt"/>
    </style:style>
    <style:style style:name="P28" style:family="paragraph" style:parent-style-name="Table_20_Contents">
      <style:paragraph-properties fo:text-align="center" style:justify-single-word="false"/>
      <style:text-properties style:font-name="Bookerly" fo:font-size="12pt" style:font-size-asian="12pt" style:font-name-complex="Noto Sans Devanagari" style:font-size-complex="12pt"/>
    </style:style>
    <style:style style:name="P29" style:family="paragraph" style:parent-style-name="Table">
      <style:paragraph-properties fo:text-align="center" style:justify-single-word="false"/>
    </style:style>
    <style:style style:name="P30" style:family="paragraph" style:parent-style-name="Table_20_Contents">
      <style:text-properties style:font-name="Liberation Serif1" officeooo:paragraph-rsid="00b27e06"/>
    </style:style>
    <style:style style:name="P31" style:family="paragraph" style:parent-style-name="Table_20_Contents">
      <style:text-properties style:font-name="Liberation Serif1" officeooo:rsid="00b09166" officeooo:paragraph-rsid="00b27e06"/>
    </style:style>
    <style:style style:name="P32" style:family="paragraph" style:parent-style-name="Table_20_Contents">
      <style:paragraph-properties fo:text-align="center" style:justify-single-word="false"/>
      <style:text-properties style:font-name="Liberation Serif1" officeooo:rsid="00b09166" officeooo:paragraph-rsid="00b27e06"/>
    </style:style>
    <style:style style:name="P33" style:family="paragraph" style:parent-style-name="Table_20_Contents">
      <style:text-properties style:font-name="Bookerly" fo:font-size="12pt" officeooo:rsid="00b09166" officeooo:paragraph-rsid="00b27e06" style:font-size-asian="12pt" style:font-size-complex="12pt"/>
    </style:style>
    <style:style style:name="P34" style:family="paragraph" style:parent-style-name="Table_20_Contents">
      <style:text-properties style:font-name="Bookerly" fo:font-size="12pt" officeooo:paragraph-rsid="00b27e06" style:font-size-asian="12pt" style:font-size-complex="12pt"/>
    </style:style>
    <style:style style:name="P35" style:family="paragraph" style:parent-style-name="Table_20_Contents">
      <style:paragraph-properties fo:text-align="center" style:justify-single-word="false"/>
      <style:text-properties style:font-name="Bookerly" fo:font-size="12pt" officeooo:rsid="00b09166" officeooo:paragraph-rsid="00b27e06" style:font-size-asian="12pt" style:font-size-complex="12pt"/>
    </style:style>
    <style:style style:name="P36" style:family="paragraph" style:parent-style-name="Table_20_Contents">
      <style:paragraph-properties fo:text-align="end" style:justify-single-word="false"/>
      <style:text-properties style:font-name="Bookerly" fo:font-size="12pt" officeooo:rsid="00b0d7b5" officeooo:paragraph-rsid="00b27e06" style:font-size-asian="12pt" style:font-size-complex="12pt"/>
    </style:style>
    <style:style style:name="P37" style:family="paragraph" style:parent-style-name="Table_20_Contents">
      <style:paragraph-properties fo:text-align="end" style:justify-single-word="false"/>
      <style:text-properties style:font-name="Bookerly" fo:font-size="12pt" officeooo:paragraph-rsid="00b27e06" style:font-size-asian="12pt" style:font-size-complex="12pt"/>
    </style:style>
    <style:style style:name="P38" style:family="paragraph" style:parent-style-name="Table_20_Contents">
      <style:text-properties style:font-name="Bookerly" fo:font-size="12pt" officeooo:rsid="00b0d7b5" officeooo:paragraph-rsid="00b27e06" style:font-size-asian="12pt" style:font-size-complex="12pt"/>
    </style:style>
    <style:style style:name="P39" style:family="paragraph" style:parent-style-name="Table_20_Contents">
      <style:paragraph-properties fo:text-align="center" style:justify-single-word="false"/>
      <style:text-properties style:font-name="Bookerly" fo:font-size="12pt" officeooo:rsid="00b09166" officeooo:paragraph-rsid="00bde0ff" style:font-size-asian="12pt" style:font-size-complex="12pt"/>
    </style:style>
    <style:style style:name="P40" style:family="paragraph" style:parent-style-name="Table_20_Contents">
      <style:paragraph-properties fo:text-align="center" style:justify-single-word="false"/>
      <style:text-properties style:font-name="Bookerly" fo:font-size="12pt" officeooo:rsid="00b0d7b5" officeooo:paragraph-rsid="00b27e06" style:font-size-asian="12pt" style:font-size-complex="12pt"/>
    </style:style>
    <style:style style:name="P41" style:family="paragraph" style:parent-style-name="Standard">
      <style:text-properties officeooo:paragraph-rsid="00b27e06"/>
    </style:style>
    <style:style style:name="P42" style:family="paragraph" style:parent-style-name="Standard">
      <style:text-properties style:font-name="Liberation Serif1" style:text-underline-style="none" officeooo:rsid="00810a4d" officeooo:paragraph-rsid="00770bed"/>
    </style:style>
    <style:style style:name="P43" style:family="paragraph" style:parent-style-name="Standard">
      <style:text-properties style:text-underline-style="none" officeooo:rsid="007c7e59" officeooo:paragraph-rsid="00770bed"/>
    </style:style>
    <style:style style:name="P44" style:family="paragraph" style:parent-style-name="Standard">
      <style:paragraph-properties fo:break-before="auto" fo:break-after="auto"/>
      <style:text-properties style:text-underline-style="none" officeooo:rsid="007514fe" officeooo:paragraph-rsid="00770bed"/>
    </style:style>
    <style:style style:name="P45" style:family="paragraph" style:parent-style-name="Standard">
      <style:text-properties style:text-underline-style="none" officeooo:rsid="007514fe" officeooo:paragraph-rsid="00b57809"/>
    </style:style>
    <style:style style:name="P46" style:family="paragraph" style:parent-style-name="Standard">
      <style:text-properties officeooo:paragraph-rsid="00b57809"/>
    </style:style>
    <style:style style:name="P47" style:family="paragraph" style:parent-style-name="Footnote">
      <style:text-properties officeooo:rsid="00e79e1a" officeooo:paragraph-rsid="00e79e1a"/>
    </style:style>
    <style:style style:name="P48" style:family="paragraph" style:parent-style-name="Footnote">
      <style:text-properties officeooo:rsid="00f1e407" officeooo:paragraph-rsid="00f1e407"/>
    </style:style>
    <style:style style:name="P49" style:family="paragraph" style:parent-style-name="Standard">
      <style:text-properties style:text-underline-style="none" officeooo:rsid="007514fe" officeooo:paragraph-rsid="00770bed"/>
    </style:style>
    <style:style style:name="P50" style:family="paragraph" style:parent-style-name="Standard">
      <style:text-properties style:text-underline-style="solid" style:text-underline-width="auto" style:text-underline-color="font-color" fo:font-weight="bold" officeooo:rsid="025db773" officeooo:paragraph-rsid="025db773" style:font-weight-asian="bold" style:font-weight-complex="bold"/>
    </style:style>
    <style:style style:name="P51" style:family="paragraph" style:parent-style-name="Standard">
      <style:text-properties officeooo:paragraph-rsid="0133d40b"/>
    </style:style>
    <style:style style:name="P52" style:family="paragraph" style:parent-style-name="Standard">
      <style:text-properties officeooo:paragraph-rsid="025b9dc2"/>
    </style:style>
    <style:style style:name="P53" style:family="paragraph" style:parent-style-name="Standard">
      <style:text-properties officeooo:paragraph-rsid="024c0ed6"/>
    </style:style>
    <style:style style:name="P54" style:family="paragraph" style:parent-style-name="Footnote">
      <style:text-properties officeooo:rsid="0241acd3" officeooo:paragraph-rsid="0241acd3"/>
    </style:style>
    <style:style style:name="P55" style:family="paragraph" style:parent-style-name="Standard">
      <style:text-properties style:font-name="Liberation Serif1" officeooo:rsid="009f616e" officeooo:paragraph-rsid="009de1ba"/>
    </style:style>
    <style:style style:name="P56" style:family="paragraph" style:parent-style-name="Standard">
      <style:text-properties officeooo:paragraph-rsid="01bcd17a"/>
    </style:style>
    <style:style style:name="P57" style:family="paragraph" style:parent-style-name="Standard">
      <style:text-properties officeooo:paragraph-rsid="019792aa"/>
    </style:style>
    <style:style style:name="P58" style:family="paragraph" style:parent-style-name="Standard">
      <style:text-properties officeooo:paragraph-rsid="019837e1"/>
    </style:style>
    <style:style style:name="P59" style:family="paragraph" style:parent-style-name="Standard">
      <style:text-properties style:font-name="Liberation Serif1" fo:font-style="normal" officeooo:rsid="019837e1" officeooo:paragraph-rsid="019837e1" style:font-style-asian="normal" style:font-style-complex="normal"/>
    </style:style>
    <style:style style:name="P60" style:family="paragraph" style:parent-style-name="Standard">
      <style:text-properties officeooo:paragraph-rsid="019bd78a"/>
    </style:style>
    <style:style style:name="P61" style:family="paragraph" style:parent-style-name="Footnote">
      <style:text-properties officeooo:paragraph-rsid="01b9000a"/>
    </style:style>
    <style:style style:name="P62" style:family="paragraph" style:parent-style-name="Standard">
      <style:text-properties style:font-name="Bukyvede" officeooo:rsid="009a0d3b" officeooo:paragraph-rsid="00879d28"/>
    </style:style>
    <style:style style:name="P63" style:family="paragraph" style:parent-style-name="Standard">
      <style:text-properties officeooo:rsid="009a0d3b" officeooo:paragraph-rsid="01b1fce2"/>
    </style:style>
    <style:style style:name="P64" style:family="paragraph" style:parent-style-name="Standard">
      <style:text-properties fo:color="#000000" loext:opacity="100%" style:font-name="Liberation Serif1" officeooo:rsid="016debbc" officeooo:paragraph-rsid="016f96c4"/>
    </style:style>
    <style:style style:name="P65" style:family="paragraph" style:parent-style-name="Standard">
      <style:text-properties officeooo:rsid="016debbc" officeooo:paragraph-rsid="01771427"/>
    </style:style>
    <style:style style:name="P66" style:family="paragraph" style:parent-style-name="Footnote">
      <style:text-properties officeooo:rsid="017aee64" officeooo:paragraph-rsid="017f734c"/>
    </style:style>
    <style:style style:name="P67" style:family="paragraph" style:parent-style-name="Footnote">
      <style:text-properties officeooo:rsid="026fd7ba" officeooo:paragraph-rsid="02757d4c"/>
    </style:style>
    <style:style style:name="P68" style:family="paragraph" style:parent-style-name="Standard">
      <style:text-properties fo:color="#000000" loext:opacity="100%" style:font-name="Liberation Serif1" fo:font-style="normal" officeooo:rsid="01771427" officeooo:paragraph-rsid="01771427" style:font-style-asian="normal" style:font-style-complex="normal"/>
    </style:style>
    <style:style style:name="P69" style:family="paragraph" style:parent-style-name="Standard">
      <style:text-properties fo:color="#000000" loext:opacity="100%" style:font-name="Liberation Serif1" fo:font-style="normal" style:text-underline-style="solid" style:text-underline-width="auto" style:text-underline-color="font-color" fo:font-weight="bold" officeooo:rsid="025f1eb5" officeooo:paragraph-rsid="025f1eb5" style:font-style-asian="normal" style:font-weight-asian="bold" style:font-style-complex="normal" style:font-weight-complex="bold"/>
    </style:style>
    <style:style style:name="P70" style:family="paragraph" style:parent-style-name="Standard">
      <style:text-properties fo:color="#000000" loext:opacity="100%" style:font-name="Liberation Serif1" fo:font-style="italic" style:text-underline-style="solid" style:text-underline-width="auto" style:text-underline-color="font-color" officeooo:rsid="02806561" officeooo:paragraph-rsid="025f1eb5" style:font-style-asian="italic" style:font-style-complex="italic"/>
    </style:style>
    <style:style style:name="P71" style:family="paragraph" style:parent-style-name="Standard">
      <style:text-properties fo:color="#000000" loext:opacity="100%" style:font-name="Liberation Serif1" fo:font-style="normal" style:text-underline-style="solid" style:text-underline-width="auto" style:text-underline-color="font-color" officeooo:rsid="02806561" officeooo:paragraph-rsid="02806561" style:font-style-asian="normal" style:font-style-complex="normal"/>
    </style:style>
    <style:style style:name="P72" style:family="paragraph" style:parent-style-name="Standard">
      <style:text-properties style:text-underline-style="none" officeooo:rsid="027d06a8" officeooo:paragraph-rsid="02892f84"/>
    </style:style>
    <style:style style:name="P73" style:family="paragraph" style:parent-style-name="Standard">
      <style:text-properties style:text-underline-style="none" officeooo:rsid="01ca3e5f" officeooo:paragraph-rsid="01f852e5"/>
    </style:style>
    <style:style style:name="P74" style:family="paragraph" style:parent-style-name="Standard">
      <style:text-properties style:text-underline-style="none" officeooo:rsid="01ca3e5f" officeooo:paragraph-rsid="02681165"/>
    </style:style>
    <style:style style:name="P75" style:family="paragraph" style:parent-style-name="Standard">
      <style:text-properties fo:color="#c9211e" loext:opacity="100%" style:text-underline-style="none" officeooo:rsid="01fd493e" officeooo:paragraph-rsid="02681165"/>
    </style:style>
    <style:style style:name="P76" style:family="paragraph" style:parent-style-name="Text_20_body">
      <style:text-properties style:text-underline-style="solid" style:text-underline-width="auto" style:text-underline-color="font-color" officeooo:rsid="02039533" officeooo:paragraph-rsid="02039533"/>
    </style:style>
    <style:style style:name="P77" style:family="paragraph" style:parent-style-name="Standard">
      <style:text-properties style:text-underline-style="solid" style:text-underline-width="auto" style:text-underline-color="font-color" officeooo:rsid="01e6c629" officeooo:paragraph-rsid="01e6c629"/>
    </style:style>
    <style:style style:name="P78" style:family="paragraph" style:parent-style-name="Standard">
      <style:text-properties style:text-underline-style="none" officeooo:rsid="01e87741" officeooo:paragraph-rsid="01ea7145"/>
    </style:style>
    <style:style style:name="P79" style:family="paragraph" style:parent-style-name="Standard">
      <style:text-properties style:text-underline-style="none" officeooo:rsid="01eb2bbb" officeooo:paragraph-rsid="01eb2bbb"/>
    </style:style>
    <style:style style:name="P80"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1634c4e" officeooo:paragraph-rsid="01ee9806" style:text-blinking="false" fo:background-color="transparent"/>
    </style:style>
    <style:style style:name="P81"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1ee9806" style:text-blinking="false" fo:background-color="transparent"/>
    </style:style>
    <style:style style:name="P82"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22a758" style:text-blinking="false" fo:background-color="transparent"/>
    </style:style>
    <style:style style:name="P83"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293fbea" officeooo:paragraph-rsid="0293fbea" style:text-blinking="false" fo:background-color="transparent" style:font-style-asian="normal" style:font-style-complex="normal"/>
    </style:style>
    <style:style style:name="P84"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22b7e0d" officeooo:paragraph-rsid="022c9ba3" style:text-blinking="false" fo:background-color="transparent"/>
    </style:style>
    <style:style style:name="P85"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22b7e0d" officeooo:paragraph-rsid="028c832c" style:text-blinking="false" fo:background-color="transparent"/>
    </style:style>
    <style:style style:name="P86" style:family="paragraph" style:parent-style-name="Standard">
      <style:text-properties fo:font-variant="normal" fo:text-transform="none" fo:color="#000000" loext:opacity="100%" style:text-line-through-style="none" style:text-line-through-type="none" style:font-name="Liberation Serif1" fo:font-size="12pt" fo:font-style="normal" style:text-underline-style="none" fo:font-weight="normal" officeooo:rsid="028e446b" officeooo:paragraph-rsid="028c832c" style:text-blinking="false" fo:background-color="transparent" style:font-style-asian="normal" style:font-style-complex="normal"/>
    </style:style>
    <style:style style:name="P87"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28a8154" officeooo:paragraph-rsid="022c9ba3" style:text-blinking="false" fo:background-color="transparent" style:font-style-asian="normal" style:font-style-complex="normal"/>
    </style:style>
    <style:style style:name="P88"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1634c4e" officeooo:paragraph-rsid="0239edc6" style:text-blinking="false" fo:background-color="transparent"/>
    </style:style>
    <style:style style:name="P89"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239edc6" officeooo:paragraph-rsid="0239edc6" style:text-blinking="false" fo:background-color="transparent"/>
    </style:style>
    <style:style style:name="P90"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2b7e0d" style:text-blinking="false" fo:background-color="transparent"/>
    </style:style>
    <style:style style:name="P91"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2d5aa3" style:text-blinking="false" fo:background-color="transparent"/>
    </style:style>
    <style:style style:name="P92" style:family="paragraph" style:parent-style-name="Standard">
      <style:text-properties style:text-underline-style="solid" style:text-underline-width="auto" style:text-underline-color="font-color" officeooo:rsid="01e6739d" officeooo:paragraph-rsid="01e6739d"/>
    </style:style>
    <style:style style:name="P93" style:family="paragraph" style:parent-style-name="Standard">
      <style:text-properties style:text-underline-style="none" officeooo:rsid="01e3fd0f" officeooo:paragraph-rsid="01e3fd0f"/>
    </style:style>
    <style:style style:name="P94" style:family="paragraph" style:parent-style-name="Standard">
      <style:text-properties style:text-underline-style="solid" style:text-underline-width="auto" style:text-underline-color="font-color" officeooo:rsid="01634c4e" officeooo:paragraph-rsid="01634c4e"/>
    </style:style>
    <style:style style:name="P95" style:family="paragraph" style:parent-style-name="Standard">
      <style:text-properties style:text-underline-style="solid" style:text-underline-width="auto" style:text-underline-color="font-color" officeooo:rsid="01634c4e" officeooo:paragraph-rsid="01b5ab1a"/>
    </style:style>
    <style:style style:name="P96" style:family="paragraph" style:parent-style-name="Standard">
      <style:text-properties style:text-underline-style="none" officeooo:rsid="01ca3e5f" officeooo:paragraph-rsid="01d1f7a3"/>
    </style:style>
    <style:style style:name="P97" style:family="paragraph" style:parent-style-name="Standard">
      <style:text-properties style:text-underline-style="none" officeooo:rsid="00a15e37" officeooo:paragraph-rsid="009be8d5"/>
    </style:style>
    <style:style style:name="P98" style:family="paragraph" style:parent-style-name="Standard">
      <style:text-properties fo:color="#000000" loext:opacity="100%" officeooo:paragraph-rsid="01c499af"/>
    </style:style>
    <style:style style:name="P99" style:family="paragraph" style:parent-style-name="Standard">
      <style:text-properties fo:color="#ff4000" loext:opacity="100%" fo:font-weight="normal" officeooo:rsid="006fbec8" officeooo:paragraph-rsid="01316e26" style:font-weight-asian="normal" style:font-weight-complex="normal"/>
    </style:style>
    <style:style style:name="P100" style:family="paragraph" style:parent-style-name="Standard">
      <style:text-properties fo:color="#ff4000" loext:opacity="100%" fo:font-weight="normal" officeooo:rsid="011d20f8" officeooo:paragraph-rsid="01316e26" style:font-weight-asian="normal" style:font-weight-complex="normal"/>
    </style:style>
    <style:style style:name="P101" style:family="paragraph" style:parent-style-name="Standard">
      <style:text-properties fo:color="#ff4000" loext:opacity="100%" style:text-underline-style="none" fo:font-weight="normal" officeooo:rsid="006fbec8" officeooo:paragraph-rsid="01316e26" style:font-weight-asian="normal" style:font-weight-complex="normal"/>
    </style:style>
    <style:style style:name="P102" style:family="paragraph" style:parent-style-name="Standard">
      <style:text-properties officeooo:paragraph-rsid="01316e26"/>
    </style:style>
    <style:style style:name="P103" style:family="paragraph" style:parent-style-name="Standard">
      <style:text-properties fo:color="#ff4000" loext:opacity="100%" style:text-underline-style="none" officeooo:rsid="006eb73e" officeooo:paragraph-rsid="006eba39"/>
    </style:style>
    <style:style style:name="P104" style:family="paragraph" style:parent-style-name="Standard">
      <style:text-properties fo:color="#ff4000" loext:opacity="100%" style:text-underline-style="none" officeooo:rsid="0052b987" officeooo:paragraph-rsid="009f616e"/>
    </style:style>
    <style:style style:name="P105" style:family="paragraph" style:parent-style-name="Standard">
      <style:text-properties fo:color="#ff4000" loext:opacity="100%" style:text-underline-style="none" officeooo:rsid="0052b987" officeooo:paragraph-rsid="005f2654"/>
    </style:style>
    <style:style style:name="P106" style:family="paragraph" style:parent-style-name="Standard">
      <style:text-properties fo:color="#ff4000" loext:opacity="100%" style:text-underline-style="none" officeooo:rsid="0052b987" officeooo:paragraph-rsid="0052b987"/>
    </style:style>
    <style:style style:name="P107" style:family="paragraph" style:parent-style-name="Standard">
      <style:text-properties fo:color="#ff4000" loext:opacity="100%" style:text-underline-style="none" officeooo:rsid="005328dd" officeooo:paragraph-rsid="005328dd"/>
    </style:style>
    <style:style style:name="P108" style:family="paragraph" style:parent-style-name="Standard">
      <style:text-properties style:text-underline-style="none" officeooo:rsid="00502dfd" officeooo:paragraph-rsid="0052b987"/>
    </style:style>
    <style:style style:name="P109" style:family="paragraph" style:parent-style-name="Standard">
      <style:text-properties style:text-underline-style="none" officeooo:rsid="0269331c" officeooo:paragraph-rsid="0269331c"/>
    </style:style>
    <style:style style:name="P110" style:family="paragraph" style:parent-style-name="Standard">
      <style:text-properties style:text-underline-style="solid" style:text-underline-width="auto" style:text-underline-color="font-color" fo:font-weight="bold" officeooo:rsid="0285cf56" officeooo:paragraph-rsid="0285cf56" style:font-weight-asian="bold" style:font-weight-complex="bold"/>
    </style:style>
    <style:style style:name="P111" style:family="paragraph" style:parent-style-name="Standard">
      <style:text-properties style:text-underline-style="none" fo:font-weight="normal" officeooo:rsid="0285cf56" officeooo:paragraph-rsid="0285cf56" style:font-weight-asian="normal" style:font-weight-complex="normal"/>
    </style:style>
    <style:style style:name="P112" style:family="paragraph" style:parent-style-name="Standard">
      <style:text-properties style:text-underline-style="none" officeooo:rsid="01ca3e5f" officeooo:paragraph-rsid="02899324"/>
    </style:style>
    <style:style style:name="T1" style:family="text">
      <style:text-properties style:text-underline-style="none" fo:font-weight="bold" officeooo:rsid="0011fcc5"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text-underline-style="none" fo:font-weight="bold" officeooo:rsid="001255c7" style:font-weight-asian="bold" style:font-weight-complex="bold"/>
    </style:style>
    <style:style style:name="T4" style:family="text">
      <style:text-properties style:text-underline-style="none" fo:font-weight="bold" officeooo:rsid="001341e1" style:font-weight-asian="bold" style:font-weight-complex="bold"/>
    </style:style>
    <style:style style:name="T5" style:family="text">
      <style:text-properties style:text-underline-style="none" fo:font-weight="bold" officeooo:rsid="001503bc" style:font-weight-asian="bold" style:font-weight-complex="bold"/>
    </style:style>
    <style:style style:name="T6" style:family="text">
      <style:text-properties style:text-underline-style="none" fo:font-weight="bold" officeooo:rsid="0014babd" style:font-weight-asian="bold" style:font-weight-complex="bold"/>
    </style:style>
    <style:style style:name="T7" style:family="text">
      <style:text-properties style:text-underline-style="none" fo:font-weight="bold" officeooo:rsid="0017c837" style:font-weight-asian="bold" style:font-weight-complex="bold"/>
    </style:style>
    <style:style style:name="T8" style:family="text">
      <style:text-properties officeooo:rsid="0027c51a"/>
    </style:style>
    <style:style style:name="T9" style:family="text">
      <style:text-properties officeooo:rsid="001826ad"/>
    </style:style>
    <style:style style:name="T10" style:family="text">
      <style:text-properties officeooo:rsid="001856e5"/>
    </style:style>
    <style:style style:name="T11" style:family="text">
      <style:text-properties officeooo:rsid="01526088"/>
    </style:style>
    <style:style style:name="T12" style:family="text">
      <style:text-properties officeooo:rsid="001f7763"/>
    </style:style>
    <style:style style:name="T13" style:family="text">
      <style:text-properties officeooo:rsid="0019eb21"/>
    </style:style>
    <style:style style:name="T14" style:family="text">
      <style:text-properties officeooo:rsid="001c0667"/>
    </style:style>
    <style:style style:name="T15" style:family="text">
      <style:text-properties officeooo:rsid="001f52be"/>
    </style:style>
    <style:style style:name="T16" style:family="text">
      <style:text-properties officeooo:rsid="001a1f51"/>
    </style:style>
    <style:style style:name="T17" style:family="text">
      <style:text-properties officeooo:rsid="004cc504"/>
    </style:style>
    <style:style style:name="T18" style:family="text">
      <style:text-properties officeooo:rsid="001e2ffc"/>
    </style:style>
    <style:style style:name="T19" style:family="text">
      <style:text-properties officeooo:rsid="0021983c"/>
    </style:style>
    <style:style style:name="T20" style:family="text">
      <style:text-properties officeooo:rsid="002326b0"/>
    </style:style>
    <style:style style:name="T21" style:family="text">
      <style:text-properties officeooo:rsid="00234392"/>
    </style:style>
    <style:style style:name="T22" style:family="text">
      <style:text-properties officeooo:rsid="00246a5b"/>
    </style:style>
    <style:style style:name="T23" style:family="text">
      <style:text-properties officeooo:rsid="0025ef7a"/>
    </style:style>
    <style:style style:name="T24" style:family="text">
      <style:text-properties officeooo:rsid="0030ea97"/>
    </style:style>
    <style:style style:name="T25" style:family="text">
      <style:text-properties officeooo:rsid="0025c615"/>
    </style:style>
    <style:style style:name="T26" style:family="text">
      <style:text-properties officeooo:rsid="00264d16"/>
    </style:style>
    <style:style style:name="T27" style:family="text">
      <style:text-properties officeooo:rsid="002953ea"/>
    </style:style>
    <style:style style:name="T28" style:family="text">
      <style:text-properties officeooo:rsid="0066c88f"/>
    </style:style>
    <style:style style:name="T29" style:family="text">
      <style:text-properties officeooo:rsid="002af8c9"/>
    </style:style>
    <style:style style:name="T30" style:family="text">
      <style:text-properties officeooo:rsid="002ddb77"/>
    </style:style>
    <style:style style:name="T31" style:family="text">
      <style:text-properties officeooo:rsid="002f79d2"/>
    </style:style>
    <style:style style:name="T32" style:family="text">
      <style:text-properties officeooo:rsid="002dc859"/>
    </style:style>
    <style:style style:name="T33" style:family="text">
      <style:text-properties officeooo:rsid="002d1def"/>
    </style:style>
    <style:style style:name="T34" style:family="text">
      <style:text-properties officeooo:rsid="0032d62b"/>
    </style:style>
    <style:style style:name="T35" style:family="text">
      <style:text-properties officeooo:rsid="00329668"/>
    </style:style>
    <style:style style:name="T36" style:family="text">
      <style:text-properties officeooo:rsid="003317df"/>
    </style:style>
    <style:style style:name="T37" style:family="text">
      <style:text-properties officeooo:rsid="0041c0e6"/>
    </style:style>
    <style:style style:name="T38" style:family="text">
      <style:text-properties fo:color="#bf0041" loext:opacity="100%" officeooo:rsid="0041c0e6"/>
    </style:style>
    <style:style style:name="T39" style:family="text">
      <style:text-properties fo:color="#bf0041" loext:opacity="100%" officeooo:rsid="004ae3f1"/>
    </style:style>
    <style:style style:name="T40" style:family="text">
      <style:text-properties officeooo:rsid="00369b88"/>
    </style:style>
    <style:style style:name="T41" style:family="text">
      <style:text-properties officeooo:rsid="0036d822"/>
    </style:style>
    <style:style style:name="T42" style:family="text">
      <style:text-properties officeooo:rsid="00340340"/>
    </style:style>
    <style:style style:name="T43" style:family="text">
      <style:text-properties officeooo:rsid="00372916"/>
    </style:style>
    <style:style style:name="T44" style:family="text">
      <style:text-properties officeooo:rsid="003bcfcb"/>
    </style:style>
    <style:style style:name="T45" style:family="text">
      <style:text-properties officeooo:rsid="0034774e"/>
    </style:style>
    <style:style style:name="T46" style:family="text">
      <style:text-properties officeooo:rsid="003d3c1a"/>
    </style:style>
    <style:style style:name="T47" style:family="text">
      <style:text-properties officeooo:rsid="003e0a46"/>
    </style:style>
    <style:style style:name="T48" style:family="text">
      <style:text-properties officeooo:rsid="003fbcd6"/>
    </style:style>
    <style:style style:name="T49" style:family="text">
      <style:text-properties officeooo:rsid="004ae3f1"/>
    </style:style>
    <style:style style:name="T50" style:family="text">
      <style:text-properties officeooo:rsid="00423717"/>
    </style:style>
    <style:style style:name="T51" style:family="text">
      <style:text-properties officeooo:rsid="0043d7a8"/>
    </style:style>
    <style:style style:name="T52" style:family="text">
      <style:text-properties officeooo:rsid="0044f91f"/>
    </style:style>
    <style:style style:name="T53" style:family="text">
      <style:text-properties officeooo:rsid="00469a9b"/>
    </style:style>
    <style:style style:name="T54" style:family="text">
      <style:text-properties style:text-underline-style="none" officeooo:rsid="0052b987"/>
    </style:style>
    <style:style style:name="T55" style:family="text">
      <style:text-properties style:text-underline-style="none" officeooo:rsid="00609a24"/>
    </style:style>
    <style:style style:name="T56" style:family="text">
      <style:text-properties style:text-underline-style="none" officeooo:rsid="00618b94"/>
    </style:style>
    <style:style style:name="T57" style:family="text">
      <style:text-properties style:text-underline-style="none" officeooo:rsid="006eba39"/>
    </style:style>
    <style:style style:name="T58" style:family="text">
      <style:text-properties style:text-underline-style="none" officeooo:rsid="006402f9"/>
    </style:style>
    <style:style style:name="T59" style:family="text">
      <style:text-properties style:text-underline-style="none" fo:font-weight="bold" officeooo:rsid="006402f9" style:font-weight-asian="bold" style:font-weight-complex="bold"/>
    </style:style>
    <style:style style:name="T60" style:family="text">
      <style:text-properties style:text-underline-style="none" officeooo:rsid="00677006"/>
    </style:style>
    <style:style style:name="T61" style:family="text">
      <style:text-properties style:text-underline-style="none" officeooo:rsid="0068aa13"/>
    </style:style>
    <style:style style:name="T62" style:family="text">
      <style:text-properties fo:color="#000000" loext:opacity="100%" officeooo:rsid="00677006"/>
    </style:style>
    <style:style style:name="T63" style:family="text">
      <style:text-properties fo:color="#000000" loext:opacity="100%" officeooo:rsid="006b191f"/>
    </style:style>
    <style:style style:name="T64" style:family="text">
      <style:text-properties fo:color="#000000" loext:opacity="100%" officeooo:rsid="006eba39"/>
    </style:style>
    <style:style style:name="T65" style:family="text">
      <style:text-properties fo:color="#000000" loext:opacity="100%" officeooo:rsid="011d20f8"/>
    </style:style>
    <style:style style:name="T66" style:family="text">
      <style:text-properties fo:color="#000000" loext:opacity="100%" officeooo:rsid="006fbec8"/>
    </style:style>
    <style:style style:name="T67" style:family="text">
      <style:text-properties fo:color="#000000" loext:opacity="100%" fo:font-weight="bold" officeooo:rsid="0052d06c" style:font-weight-asian="bold" style:font-weight-complex="bold"/>
    </style:style>
    <style:style style:name="T68" style:family="text">
      <style:text-properties fo:color="#000000" loext:opacity="100%" fo:font-weight="bold" officeooo:rsid="005f2654" style:font-weight-asian="bold" style:font-weight-complex="bold"/>
    </style:style>
    <style:style style:name="T69" style:family="text">
      <style:text-properties fo:color="#000000" loext:opacity="100%" fo:font-weight="normal" officeooo:rsid="006fbec8" style:font-weight-asian="normal" style:font-weight-complex="normal"/>
    </style:style>
    <style:style style:name="T70" style:family="text">
      <style:text-properties officeooo:rsid="01320d5d"/>
    </style:style>
    <style:style style:name="T71" style:family="text">
      <style:text-properties officeooo:rsid="0133d40b"/>
    </style:style>
    <style:style style:name="T72" style:family="text">
      <style:text-properties style:text-underline-style="none" officeooo:rsid="00770bed"/>
    </style:style>
    <style:style style:name="T73" style:family="text">
      <style:text-properties style:text-underline-style="none" officeooo:rsid="00c02ed7"/>
    </style:style>
    <style:style style:name="T74" style:family="text">
      <style:text-properties style:text-underline-style="none" officeooo:rsid="007ab99f"/>
    </style:style>
    <style:style style:name="T75" style:family="text">
      <style:text-properties style:text-underline-style="none" officeooo:rsid="0118973b"/>
    </style:style>
    <style:style style:name="T76" style:family="text">
      <style:text-properties style:text-underline-style="none" officeooo:rsid="007adc2f"/>
    </style:style>
    <style:style style:name="T77" style:family="text">
      <style:text-properties style:text-underline-style="none" officeooo:rsid="007c7e59"/>
    </style:style>
    <style:style style:name="T78" style:family="text">
      <style:text-properties style:text-underline-style="none" officeooo:rsid="007f62dd"/>
    </style:style>
    <style:style style:name="T79" style:family="text">
      <style:text-properties fo:font-style="italic" style:text-underline-style="none" officeooo:rsid="007f62dd" style:font-style-asian="italic" style:font-style-complex="italic"/>
    </style:style>
    <style:style style:name="T80" style:family="text">
      <style:text-properties fo:font-style="italic" style:text-underline-style="solid" style:text-underline-width="auto" style:text-underline-color="font-color" officeooo:rsid="007f62dd" style:font-style-asian="italic" style:font-style-complex="italic"/>
    </style:style>
    <style:style style:name="T81" style:family="text">
      <style:text-properties fo:font-style="normal" style:text-underline-style="none" officeooo:rsid="00c229d2" style:font-style-asian="normal" style:font-style-complex="normal"/>
    </style:style>
    <style:style style:name="T82" style:family="text">
      <style:text-properties fo:font-style="normal" style:text-underline-style="none" officeooo:rsid="00c33212" style:font-style-asian="normal" style:font-style-complex="normal"/>
    </style:style>
    <style:style style:name="T83" style:family="text">
      <style:text-properties style:font-name="Bukyvede" fo:font-style="normal" style:text-underline-style="none" officeooo:rsid="00c229d2" style:font-style-asian="normal" style:font-style-complex="normal"/>
    </style:style>
    <style:style style:name="T84" style:family="text">
      <style:text-properties style:font-name="Bukyvede" fo:font-style="normal" style:text-underline-style="solid" style:text-underline-width="auto" style:text-underline-color="font-color" officeooo:rsid="00c229d2" style:font-style-asian="normal" style:font-style-complex="normal"/>
    </style:style>
    <style:style style:name="T85" style:family="text">
      <style:text-properties style:font-name="Liberation Serif1" fo:font-style="normal" style:text-underline-style="none" officeooo:rsid="007f62dd" style:font-style-asian="normal" style:font-style-complex="normal"/>
    </style:style>
    <style:style style:name="T86" style:family="text">
      <style:text-properties style:font-name="Liberation Serif1" fo:font-style="normal" style:text-underline-style="none" officeooo:rsid="00c229d2" style:font-style-asian="normal" style:font-style-complex="normal"/>
    </style:style>
    <style:style style:name="T87" style:family="text">
      <style:text-properties style:font-name="Liberation Serif1" fo:font-style="italic" style:text-underline-style="none" officeooo:rsid="00c229d2" style:font-style-asian="italic" style:font-style-complex="italic"/>
    </style:style>
    <style:style style:name="T88" style:family="text">
      <style:text-properties style:font-name="Liberation Serif1" fo:font-style="italic" style:text-underline-style="solid" style:text-underline-width="auto" style:text-underline-color="font-color" officeooo:rsid="00c229d2" style:font-style-asian="italic" style:font-style-complex="italic"/>
    </style:style>
    <style:style style:name="T89" style:family="text">
      <style:text-properties fo:font-style="normal" style:text-underline-style="none" officeooo:rsid="00becf4a" style:font-style-asian="normal" style:font-style-complex="normal"/>
    </style:style>
    <style:style style:name="T90" style:family="text">
      <style:text-properties style:text-underline-style="none" officeooo:rsid="00becf4a"/>
    </style:style>
    <style:style style:name="T91" style:family="text">
      <style:text-properties style:text-underline-style="none" officeooo:rsid="00c33212"/>
    </style:style>
    <style:style style:name="T92" style:family="text">
      <style:text-properties style:font-name="Bukyvede" style:text-underline-style="none" officeooo:rsid="00becf4a"/>
    </style:style>
    <style:style style:name="T93" style:family="text">
      <style:text-properties style:font-name="Bukyvede" style:text-underline-style="solid" style:text-underline-width="auto" style:text-underline-color="font-color" officeooo:rsid="00becf4a"/>
    </style:style>
    <style:style style:name="T94" style:family="text">
      <style:text-properties style:font-name="Liberation Serif1" style:text-underline-style="none" officeooo:rsid="00becf4a"/>
    </style:style>
    <style:style style:name="T95" style:family="text">
      <style:text-properties style:font-name="Liberation Serif1" fo:font-style="italic" style:text-underline-style="none" officeooo:rsid="00becf4a" style:font-style-asian="italic" style:font-style-complex="italic"/>
    </style:style>
    <style:style style:name="T96" style:family="text">
      <style:text-properties style:font-name="Liberation Serif1" fo:font-style="italic" style:text-underline-style="solid" style:text-underline-width="auto" style:text-underline-color="font-color" officeooo:rsid="00becf4a" style:font-style-asian="italic" style:font-style-complex="italic"/>
    </style:style>
    <style:style style:name="T97" style:family="text">
      <style:text-properties style:font-name="Liberation Serif1" style:text-underline-style="none" officeooo:rsid="00e9c496"/>
    </style:style>
    <style:style style:name="T98" style:family="text">
      <style:text-properties style:font-name="Liberation Serif1" style:text-underline-style="none" officeooo:rsid="00c229d2"/>
    </style:style>
    <style:style style:name="T99" style:family="text">
      <style:text-properties fo:font-style="normal" style:text-underline-style="none" officeooo:rsid="007f62dd" style:font-style-asian="normal" style:font-style-complex="normal"/>
    </style:style>
    <style:style style:name="T100" style:family="text">
      <style:text-properties fo:font-family="'Menaion Medieval'" style:font-pitch="variable"/>
    </style:style>
    <style:style style:name="T101" style:family="text">
      <style:text-properties fo:font-family="'Menaion Medieval'" style:font-pitch="variable" fo:font-weight="bold" style:font-weight-asian="bold" style:font-weight-complex="bold"/>
    </style:style>
    <style:style style:name="T102" style:family="text">
      <style:text-properties officeooo:rsid="010fb02d"/>
    </style:style>
    <style:style style:name="T103" style:family="text">
      <style:text-properties officeooo:rsid="010e50f6"/>
    </style:style>
    <style:style style:name="T104" style:family="text">
      <style:text-properties fo:color="#666666" loext:opacity="100%"/>
    </style:style>
    <style:style style:name="T105" style:family="text">
      <style:text-properties fo:color="#666666" loext:opacity="100%" fo:font-style="italic" style:font-style-asian="italic" style:font-style-complex="italic"/>
    </style:style>
    <style:style style:name="T106" style:family="text">
      <style:text-properties fo:color="#666666" loext:opacity="100%" officeooo:rsid="0114cb93"/>
    </style:style>
    <style:style style:name="T107" style:family="text">
      <style:text-properties officeooo:rsid="0113d207"/>
    </style:style>
    <style:style style:name="T108" style:family="text">
      <style:text-properties style:font-name="Bookerly" fo:font-size="9pt" style:font-size-asian="9pt" style:font-size-complex="9pt"/>
    </style:style>
    <style:style style:name="T109" style:family="text">
      <style:text-properties style:text-underline-style="none" officeooo:rsid="0116b1f7"/>
    </style:style>
    <style:style style:name="T110" style:family="text">
      <style:text-properties style:font-name="Liberation Serif1" style:text-underline-style="none" officeooo:rsid="00808df6"/>
    </style:style>
    <style:style style:name="T111" style:family="text">
      <style:text-properties style:font-name="Liberation Serif1" style:text-underline-style="none" officeooo:rsid="01cc6c6b"/>
    </style:style>
    <style:style style:name="T112" style:family="text">
      <style:text-properties style:font-name="Liberation Serif1" style:text-underline-style="none" officeooo:rsid="01d5816d"/>
    </style:style>
    <style:style style:name="T113" style:family="text">
      <style:text-properties style:font-name="Liberation Serif1" fo:font-style="italic" style:text-underline-style="none" officeooo:rsid="01cc6c6b" style:font-style-asian="italic" style:font-style-complex="italic"/>
    </style:style>
    <style:style style:name="T114" style:family="text">
      <style:text-properties style:font-name="Liberation Serif1" style:text-underline-style="none" officeooo:rsid="01cde893"/>
    </style:style>
    <style:style style:name="T115" style:family="text">
      <style:text-properties style:font-name="Liberation Serif1" style:text-underline-style="none" officeooo:rsid="00810a4d"/>
    </style:style>
    <style:style style:name="T116" style:family="text">
      <style:text-properties style:font-name="Liberation Serif1" style:text-underline-style="none" officeooo:rsid="01027cb5"/>
    </style:style>
    <style:style style:name="T117" style:family="text">
      <style:text-properties officeooo:rsid="00bbd3bd"/>
    </style:style>
    <style:style style:name="T118" style:family="text">
      <style:text-properties officeooo:rsid="00b0d7b5"/>
    </style:style>
    <style:style style:name="T119" style:family="text">
      <style:text-properties officeooo:rsid="00bde0ff"/>
    </style:style>
    <style:style style:name="T120" style:family="text">
      <style:text-properties style:text-underline-style="none" officeooo:rsid="007514fe"/>
    </style:style>
    <style:style style:name="T121" style:family="text">
      <style:text-properties style:text-underline-style="none" officeooo:rsid="0096ca82"/>
    </style:style>
    <style:style style:name="T122" style:family="text">
      <style:text-properties style:text-underline-style="none" officeooo:rsid="009889f7"/>
    </style:style>
    <style:style style:name="T123" style:family="text">
      <style:text-properties style:text-underline-style="none" officeooo:rsid="008e6814"/>
    </style:style>
    <style:style style:name="T124" style:family="text">
      <style:text-properties fo:font-variant="normal" fo:text-transform="none" fo:color="#000000" loext:opacity="100%" style:font-name="Bukyvede" fo:font-size="12pt" fo:letter-spacing="normal" fo:font-style="normal" fo:font-weight="normal" style:font-size-asian="12pt" style:font-size-complex="12pt"/>
    </style:style>
    <style:style style:name="T125" style:family="text">
      <style:text-properties fo:font-variant="normal" fo:text-transform="none" fo:color="#000000" loext:opacity="100%" style:font-name="Bukyvede" fo:font-size="12pt" fo:letter-spacing="normal" fo:font-style="normal" fo:font-weight="normal" officeooo:rsid="008e6814" style:font-size-asian="12pt" style:font-size-complex="12pt"/>
    </style:style>
    <style:style style:name="T126" style:family="text">
      <style:text-properties fo:font-variant="normal" fo:text-transform="none" fo:color="#000000" loext:opacity="100%" style:font-name="Liberation Serif1" fo:font-size="12pt" fo:letter-spacing="normal" fo:font-style="normal" fo:font-weight="normal" officeooo:rsid="008e6814" style:font-size-asian="12pt" style:font-size-complex="12pt"/>
    </style:style>
    <style:style style:name="T127" style:family="text">
      <style:text-properties fo:font-variant="normal" fo:text-transform="none" fo:color="#000000" loext:opacity="100%" style:font-name="Liberation Serif1" fo:font-size="12pt" fo:letter-spacing="normal" fo:font-style="normal" style:text-underline-style="none" fo:font-weight="normal" officeooo:rsid="007514fe" style:font-size-asian="12pt" style:font-size-complex="12pt"/>
    </style:style>
    <style:style style:name="T128" style:family="text">
      <style:text-properties fo:font-variant="normal" fo:text-transform="none" fo:color="#000000" loext:opacity="100%" style:font-name="Liberation Serif1" fo:font-size="12pt" fo:letter-spacing="normal" fo:font-style="normal" style:text-underline-style="none" fo:font-weight="normal" officeooo:rsid="008e6814" style:font-size-asian="12pt" style:font-size-complex="12pt"/>
    </style:style>
    <style:style style:name="T129" style:family="text">
      <style:text-properties fo:font-variant="normal" fo:text-transform="none" fo:color="#000000" loext:opacity="100%" style:font-name="Liberation Serif1" fo:font-size="12pt" fo:letter-spacing="normal" fo:font-style="normal" style:text-underline-style="none" fo:font-weight="normal" officeooo:rsid="00e76040" style:font-size-asian="12pt" style:font-size-complex="12pt"/>
    </style:style>
    <style:style style:name="T130" style:family="text">
      <style:text-properties style:font-name="Bukyvede" fo:font-size="12pt" style:text-underline-style="none" officeooo:rsid="008e6814" style:font-size-asian="12pt" style:font-size-complex="12pt"/>
    </style:style>
    <style:style style:name="T131" style:family="text">
      <style:text-properties fo:font-variant="normal" fo:text-transform="none" fo:color="#000000" loext:opacity="100%" fo:font-family="Bukyvede" fo:font-size="13.5pt" fo:letter-spacing="normal" fo:font-style="normal" style:text-underline-style="none" fo:font-weight="normal" officeooo:rsid="008e6814"/>
    </style:style>
    <style:style style:name="T132" style:family="text">
      <style:text-properties fo:font-variant="normal" fo:text-transform="none" fo:color="#000000" loext:opacity="100%" fo:font-family="Bukyvede" fo:font-size="12pt" fo:letter-spacing="normal" fo:font-style="normal" fo:font-weight="normal" style:font-size-asian="12pt" style:font-size-complex="12pt"/>
    </style:style>
    <style:style style:name="T133" style:family="text">
      <style:text-properties fo:font-variant="normal" fo:text-transform="none" fo:color="#000000" loext:opacity="100%" fo:font-family="Bukyvede" fo:font-size="12pt" fo:letter-spacing="normal" fo:font-style="normal" fo:font-weight="normal" officeooo:rsid="008e6814" style:font-size-asian="12pt" style:font-size-complex="12pt"/>
    </style:style>
    <style:style style:name="T134" style:family="text">
      <style:text-properties fo:font-variant="normal" fo:text-transform="none" fo:color="#000000" loext:opacity="100%" fo:font-family="Bukyvede" fo:font-size="13.5pt" fo:letter-spacing="normal" fo:font-style="normal" fo:font-weight="normal" officeooo:rsid="008e6814"/>
    </style:style>
    <style:style style:name="T135" style:family="text">
      <style:text-properties style:text-underline-style="none" officeooo:rsid="008f9164"/>
    </style:style>
    <style:style style:name="T136" style:family="text">
      <style:text-properties style:text-underline-style="none" officeooo:rsid="015a5f7d"/>
    </style:style>
    <style:style style:name="T137" style:family="text">
      <style:text-properties style:text-underline-style="none" officeooo:rsid="015b6f57"/>
    </style:style>
    <style:style style:name="T138" style:family="text">
      <style:text-properties style:text-underline-style="none" officeooo:rsid="015c912c"/>
    </style:style>
    <style:style style:name="T139" style:family="text">
      <style:text-properties style:font-name="Bukyvede" style:text-underline-style="none" officeooo:rsid="00f1644b"/>
    </style:style>
    <style:style style:name="T140" style:family="text">
      <style:text-properties style:font-name="Bukyvede" style:text-underline-style="solid" style:text-underline-width="auto" style:text-underline-color="font-color" officeooo:rsid="00f1644b"/>
    </style:style>
    <style:style style:name="T141" style:family="text">
      <style:text-properties style:font-name="Bukyvede" style:text-underline-style="none" officeooo:rsid="007514fe"/>
    </style:style>
    <style:style style:name="T142" style:family="text">
      <style:text-properties style:font-name="Bukyvede" style:text-underline-style="solid" style:text-underline-width="auto" style:text-underline-color="font-color" officeooo:rsid="007514fe"/>
    </style:style>
    <style:style style:name="T143" style:family="text">
      <style:text-properties style:text-underline-style="none" officeooo:rsid="00f0fac5"/>
    </style:style>
    <style:style style:name="T144" style:family="text">
      <style:text-properties style:font-name="Bukyvede" fo:font-size="12pt" style:text-underline-style="none" officeooo:rsid="00f0fac5" style:font-size-asian="12pt" style:font-size-complex="12pt"/>
    </style:style>
    <style:style style:name="T145" style:family="text">
      <style:text-properties style:font-name="Bukyvede" fo:font-size="12pt" style:text-underline-style="none" officeooo:rsid="00f0fac5" style:font-family-asian="Bukyvede" style:font-size-asian="12pt" style:font-family-complex="Bukyvede" style:font-size-complex="12pt"/>
    </style:style>
    <style:style style:name="T146" style:family="text">
      <style:text-properties style:font-name="Bukyvede" fo:font-size="12pt" style:text-underline-style="solid" style:text-underline-width="auto" style:text-underline-color="font-color" officeooo:rsid="00f0fac5" style:font-size-asian="12pt" style:font-size-complex="12pt"/>
    </style:style>
    <style:style style:name="T147" style:family="text">
      <style:text-properties style:font-name="Bukyvede" style:text-underline-style="solid" style:text-underline-width="auto" style:text-underline-color="font-color" officeooo:rsid="00f0fac5"/>
    </style:style>
    <style:style style:name="T148" style:family="text">
      <style:text-properties style:font-name="Bukyvede" style:text-underline-style="none" officeooo:rsid="00f0fac5"/>
    </style:style>
    <style:style style:name="T149" style:family="text">
      <style:text-properties style:font-name="Bukyvede" style:text-underline-style="none" officeooo:rsid="00f0fac5" style:font-family-asian="Bukyvede" style:font-family-complex="Bukyvede"/>
    </style:style>
    <style:style style:name="T150" style:family="text">
      <style:text-properties style:font-name="Liberation Serif1" style:text-underline-style="none" officeooo:rsid="007514fe"/>
    </style:style>
    <style:style style:name="T151" style:family="text">
      <style:text-properties officeooo:rsid="00f58335"/>
    </style:style>
    <style:style style:name="T152" style:family="text">
      <style:text-properties officeooo:rsid="026b3c62"/>
    </style:style>
    <style:style style:name="T153" style:family="text">
      <style:text-properties officeooo:rsid="013c9261"/>
    </style:style>
    <style:style style:name="T154" style:family="text">
      <style:text-properties officeooo:rsid="014290e3"/>
    </style:style>
    <style:style style:name="T155" style:family="text">
      <style:text-properties style:font-name="Bukyvede" style:text-underline-style="none" officeooo:rsid="00f6f97f"/>
    </style:style>
    <style:style style:name="T156" style:family="text">
      <style:text-properties style:font-name="Liberation Serif1" style:text-underline-style="none" officeooo:rsid="008f9164"/>
    </style:style>
    <style:style style:name="T157" style:family="text">
      <style:text-properties style:font-name="Liberation Serif1" style:text-underline-style="none" officeooo:rsid="0092d84e"/>
    </style:style>
    <style:style style:name="T158" style:family="text">
      <style:text-properties style:font-name="Liberation Serif1" style:text-underline-style="none" officeooo:rsid="00f6f97f"/>
    </style:style>
    <style:style style:name="T159" style:family="text">
      <style:text-properties fo:font-family="Bukyvede" style:text-underline-style="none" officeooo:rsid="00f6f97f"/>
    </style:style>
    <style:style style:name="T160" style:family="text">
      <style:text-properties style:font-name="Liberation Serif1" style:text-underline-style="none" officeooo:rsid="00aea5ef"/>
    </style:style>
    <style:style style:name="T161" style:family="text">
      <style:text-properties style:text-position="super 58%" style:font-name="Liberation Serif1" style:text-underline-style="none" officeooo:rsid="0092d84e"/>
    </style:style>
    <style:style style:name="T162" style:family="text">
      <style:text-properties style:text-position="0% 100%" style:font-name="Liberation Serif1" style:text-underline-style="none" officeooo:rsid="0092d84e"/>
    </style:style>
    <style:style style:name="T163" style:family="text">
      <style:text-properties style:text-position="0% 100%" style:font-name="Liberation Serif1" style:text-underline-style="none" officeooo:rsid="00c67591"/>
    </style:style>
    <style:style style:name="T164" style:family="text">
      <style:text-properties style:text-position="0% 100%" style:font-name="Liberation Serif1" style:text-underline-style="none" officeooo:rsid="00f6f97f"/>
    </style:style>
    <style:style style:name="T165" style:family="text">
      <style:text-properties style:text-position="0% 100%" style:font-name="Bukyvede" style:text-underline-style="none" officeooo:rsid="0092d84e"/>
    </style:style>
    <style:style style:name="T166" style:family="text">
      <style:text-properties style:text-position="0% 100%" style:font-name="Liberation Serif1" style:text-underline-style="none" officeooo:rsid="00939f24"/>
    </style:style>
    <style:style style:name="T167" style:family="text">
      <style:text-properties style:text-position="0% 100%" style:font-name="Liberation Serif1" style:text-underline-style="none" officeooo:rsid="01dd335c"/>
    </style:style>
    <style:style style:name="T168" style:family="text">
      <style:text-properties style:text-underline-style="none" officeooo:rsid="00879d28"/>
    </style:style>
    <style:style style:name="T169" style:family="text">
      <style:text-properties style:text-underline-style="none" officeooo:rsid="0137435d"/>
    </style:style>
    <style:style style:name="T170" style:family="text">
      <style:text-properties style:text-underline-style="none" officeooo:rsid="008a07d8"/>
    </style:style>
    <style:style style:name="T171" style:family="text">
      <style:text-properties style:text-underline-style="none" officeooo:rsid="00884ed6"/>
    </style:style>
    <style:style style:name="T172" style:family="text">
      <style:text-properties fo:font-family="'Menaion Medieval'" style:font-pitch="variable" style:text-underline-style="none" officeooo:rsid="00884ed6"/>
    </style:style>
    <style:style style:name="T173" style:family="text">
      <style:text-properties style:text-underline-style="none" officeooo:rsid="0088f183"/>
    </style:style>
    <style:style style:name="T174" style:family="text">
      <style:text-properties fo:font-family="'Menaion Medieval'" style:font-pitch="variable" style:text-underline-style="none" officeooo:rsid="0088f183"/>
    </style:style>
    <style:style style:name="T175" style:family="text">
      <style:text-properties officeooo:rsid="008a07d8"/>
    </style:style>
    <style:style style:name="T176" style:family="text">
      <style:text-properties officeooo:rsid="0185626f"/>
    </style:style>
    <style:style style:name="T177" style:family="text">
      <style:text-properties officeooo:rsid="0185da9a"/>
    </style:style>
    <style:style style:name="T178" style:family="text">
      <style:text-properties officeooo:rsid="008c6b89"/>
    </style:style>
    <style:style style:name="T179" style:family="text">
      <style:text-properties officeooo:rsid="01351eff"/>
    </style:style>
    <style:style style:name="T180" style:family="text">
      <style:text-properties officeooo:rsid="013954da"/>
    </style:style>
    <style:style style:name="T181" style:family="text">
      <style:text-properties style:font-name="Bookerly" fo:font-size="11pt" officeooo:rsid="013954da" style:font-size-asian="11pt" style:font-size-complex="11pt"/>
    </style:style>
    <style:style style:name="T182" style:family="text">
      <style:text-properties style:font-name="Liberation Serif1" fo:font-size="12pt" officeooo:rsid="013954da" style:font-size-asian="12pt" style:font-size-complex="12pt"/>
    </style:style>
    <style:style style:name="T183" style:family="text">
      <style:text-properties style:font-name="Bookerly" fo:font-size="11pt" officeooo:rsid="00b0d7b5" style:font-size-asian="11pt" style:font-size-complex="11pt"/>
    </style:style>
    <style:style style:name="T184" style:family="text">
      <style:text-properties style:font-name="Liberation Serif1" fo:font-size="12pt" officeooo:rsid="013eb5bf" style:font-size-asian="10.5pt" style:font-size-complex="12pt"/>
    </style:style>
    <style:style style:name="T185" style:family="text">
      <style:text-properties style:font-name="Liberation Serif1" fo:font-size="12pt" officeooo:rsid="013fd592" style:font-size-asian="10.5pt" style:font-size-complex="12pt"/>
    </style:style>
    <style:style style:name="T186" style:family="text">
      <style:text-properties style:font-name="Bukyvede" fo:font-size="12pt" officeooo:rsid="013eb5bf" style:font-size-asian="10.5pt" style:font-size-complex="12pt"/>
    </style:style>
    <style:style style:name="T187" style:family="text">
      <style:text-properties style:font-name="Bukyvede" fo:font-size="12pt" style:text-underline-style="solid" style:text-underline-width="auto" style:text-underline-color="font-color" officeooo:rsid="013eb5bf" style:font-size-asian="10.5pt" style:font-size-complex="12pt"/>
    </style:style>
    <style:style style:name="T188" style:family="text">
      <style:text-properties style:font-name="Liberation Serif1" fo:font-size="12pt" officeooo:rsid="013954da" style:font-size-asian="10.5pt" style:font-size-complex="12pt"/>
    </style:style>
    <style:style style:name="T189" style:family="text">
      <style:text-properties style:font-name="Bookerly" fo:font-size="10pt" officeooo:rsid="013954da" style:font-size-asian="10pt" style:font-size-complex="10pt"/>
    </style:style>
    <style:style style:name="T190" style:family="text">
      <style:text-properties style:font-name="Liberation Serif1" fo:font-size="10pt" officeooo:rsid="013eb5bf" style:font-size-asian="10pt" style:font-size-complex="10pt"/>
    </style:style>
    <style:style style:name="T191" style:family="text">
      <style:text-properties style:font-name="Liberation Serif1" fo:font-size="12pt" officeooo:rsid="013eb5bf" style:font-size-asian="12pt" style:font-size-complex="12pt"/>
    </style:style>
    <style:style style:name="T192" style:family="text">
      <style:text-properties style:font-name="Bookerly" fo:font-size="12pt" officeooo:rsid="013eb5bf" style:font-size-asian="12pt" style:font-size-complex="12pt"/>
    </style:style>
    <style:style style:name="T193" style:family="text">
      <style:text-properties style:font-name="Bukyvede" fo:font-size="12pt" officeooo:rsid="013eb5bf" style:font-size-asian="12pt" style:font-size-complex="12pt"/>
    </style:style>
    <style:style style:name="T194" style:family="text">
      <style:text-properties style:font-name="Bukyvede" fo:font-size="12pt" style:text-underline-style="solid" style:text-underline-width="auto" style:text-underline-color="font-color" officeooo:rsid="013eb5bf" style:font-size-asian="12pt" style:font-size-complex="12pt"/>
    </style:style>
    <style:style style:name="T195" style:family="text">
      <style:text-properties style:font-name="Bukyvede" fo:font-size="12pt" officeooo:rsid="013fd592" style:font-size-asian="12pt" style:font-size-complex="12pt"/>
    </style:style>
    <style:style style:name="T196" style:family="text">
      <style:text-properties style:font-name="Liberation Serif1" fo:font-size="12pt" officeooo:rsid="013fd592" style:font-size-asian="12pt" style:font-size-complex="12pt"/>
    </style:style>
    <style:style style:name="T197" style:family="text">
      <style:text-properties style:font-name="Liberation Serif1" fo:font-size="12pt" officeooo:rsid="024a5ae1" style:font-size-asian="12pt" style:font-size-complex="12pt"/>
    </style:style>
    <style:style style:name="T198" style:family="text">
      <style:text-properties style:font-name="Liberation Serif1" fo:font-size="12pt" officeooo:rsid="01835a53" style:font-size-asian="12pt" style:font-size-complex="12pt"/>
    </style:style>
    <style:style style:name="T199" style:family="text">
      <style:text-properties style:font-name="Liberation Serif1" fo:font-size="12pt" officeooo:rsid="01823a41" style:font-size-asian="12pt" style:font-size-complex="12pt"/>
    </style:style>
    <style:style style:name="T200" style:family="text">
      <style:text-properties style:font-name="Liberation Serif1" fo:font-size="12pt" officeooo:rsid="0248fe10" style:font-size-asian="12pt" style:font-size-complex="12pt"/>
    </style:style>
    <style:style style:name="T201" style:family="text">
      <style:text-properties style:font-name="Liberation Serif1" fo:font-size="12pt" officeooo:rsid="015394f9" style:font-size-asian="12pt" style:font-size-complex="12pt"/>
    </style:style>
    <style:style style:name="T202" style:family="text">
      <style:text-properties style:font-name="Liberation Serif1" fo:font-size="12pt" officeooo:rsid="0140d4ed" style:font-size-asian="12pt" style:font-size-complex="12pt"/>
    </style:style>
    <style:style style:name="T203" style:family="text">
      <style:text-properties officeooo:rsid="013fd592"/>
    </style:style>
    <style:style style:name="T204" style:family="text">
      <style:text-properties style:font-name="Liberation Serif1" fo:font-size="12pt" officeooo:rsid="024a2fb4" style:font-size-asian="12pt" style:font-size-complex="12pt"/>
    </style:style>
    <style:style style:name="T205" style:family="text">
      <style:text-properties style:font-name="Liberation Serif1" fo:font-size="12pt" fo:font-style="italic" officeooo:rsid="013fd592" style:font-size-asian="12pt" style:font-style-asian="italic" style:font-size-complex="12pt" style:font-style-complex="italic"/>
    </style:style>
    <style:style style:name="T206" style:family="text">
      <style:text-properties style:font-name="Liberation Serif1" fo:font-size="12pt" fo:font-style="italic" style:text-underline-style="solid" style:text-underline-width="auto" style:text-underline-color="font-color" officeooo:rsid="013fd592" style:font-size-asian="12pt" style:font-style-asian="italic" style:font-size-complex="12pt" style:font-style-complex="italic"/>
    </style:style>
    <style:style style:name="T207" style:family="text">
      <style:text-properties style:font-name="Liberation Serif1" fo:font-size="12pt" fo:font-style="italic" officeooo:rsid="024a2fb4" style:font-size-asian="12pt" style:font-style-asian="italic" style:font-size-complex="12pt" style:font-style-complex="italic"/>
    </style:style>
    <style:style style:name="T208" style:family="text">
      <style:text-properties style:font-name="Liberation Serif1" fo:font-size="12pt" fo:font-style="normal" officeooo:rsid="024a2fb4" style:font-size-asian="12pt" style:font-style-asian="normal" style:font-size-complex="12pt" style:font-style-complex="normal"/>
    </style:style>
    <style:style style:name="T209" style:family="text">
      <style:text-properties style:font-name="Liberation Serif1" fo:font-size="12pt" officeooo:rsid="0157ae5e" style:font-size-asian="12pt" style:font-size-complex="12pt"/>
    </style:style>
    <style:style style:name="T210" style:family="text">
      <style:text-properties style:font-name="Bookerly" fo:font-size="10pt" fo:font-style="normal" officeooo:rsid="013954da" style:font-size-asian="10pt" style:font-style-asian="normal" style:font-size-complex="10pt" style:font-style-complex="normal"/>
    </style:style>
    <style:style style:name="T211" style:family="text">
      <style:text-properties style:font-name="Liberation Serif1" fo:font-size="12pt" fo:font-style="normal" officeooo:rsid="013fd592" style:font-size-asian="12pt" style:font-style-asian="normal" style:font-size-complex="12pt" style:font-style-complex="normal"/>
    </style:style>
    <style:style style:name="T212" style:family="text">
      <style:text-properties style:font-name="Liberation Serif1" fo:font-size="12pt" fo:font-style="normal" officeooo:rsid="024c0ed6" style:font-size-asian="12pt" style:font-style-asian="normal" style:font-size-complex="12pt" style:font-style-complex="normal"/>
    </style:style>
    <style:style style:name="T213" style:family="text">
      <style:text-properties fo:font-family="'Menaion Medieval'" style:font-pitch="variable" fo:font-size="12pt" fo:font-style="normal" officeooo:rsid="024c0ed6" style:font-size-asian="12pt" style:font-style-asian="normal" style:font-size-complex="12pt" style:font-style-complex="normal"/>
    </style:style>
    <style:style style:name="T214" style:family="text">
      <style:text-properties style:font-name="Liberation Serif1" fo:font-size="12pt" fo:font-style="normal" officeooo:rsid="024d6c80" style:font-size-asian="12pt" style:font-style-asian="normal" style:font-size-complex="12pt" style:font-style-complex="normal"/>
    </style:style>
    <style:style style:name="T215" style:family="text">
      <style:text-properties fo:font-family="'Menaion Medieval'" style:font-pitch="variable" fo:font-size="12pt" fo:font-style="normal" officeooo:rsid="024d6c80" style:font-size-asian="12pt" style:font-style-asian="normal" style:font-size-complex="12pt" style:font-style-complex="normal"/>
    </style:style>
    <style:style style:name="T216" style:family="text">
      <style:text-properties style:font-name="Bukyvede" fo:font-size="12pt" style:text-underline-style="solid" style:text-underline-width="auto" style:text-underline-color="font-color" officeooo:rsid="013fd592" style:font-size-asian="12pt" style:font-size-complex="12pt"/>
    </style:style>
    <style:style style:name="T217" style:family="text">
      <style:text-properties style:font-name="Liberation Serif1" fo:font-size="12pt" officeooo:rsid="024d6c80" style:font-size-asian="12pt" style:font-size-complex="12pt"/>
    </style:style>
    <style:style style:name="T218" style:family="text">
      <style:text-properties style:font-name="Liberation Serif1" fo:font-size="12pt" officeooo:rsid="024e8d55" style:font-size-asian="12pt" style:font-size-complex="12pt"/>
    </style:style>
    <style:style style:name="T219" style:family="text">
      <style:text-properties style:font-name="Liberation Serif1" fo:font-size="12pt" officeooo:rsid="02550f0c" style:font-size-asian="12pt" style:font-size-complex="12pt"/>
    </style:style>
    <style:style style:name="T220" style:family="text">
      <style:text-properties style:font-name="Liberation Serif1" fo:font-size="12pt" fo:font-style="normal" officeooo:rsid="025b9dc2" style:font-size-asian="12pt" style:font-style-asian="normal" style:font-size-complex="12pt" style:font-style-complex="normal"/>
    </style:style>
    <style:style style:name="T221" style:family="text">
      <style:text-properties style:font-name="Liberation Serif1" fo:font-size="12pt" officeooo:rsid="024fdeed" style:font-size-asian="12pt" style:font-size-complex="12pt"/>
    </style:style>
    <style:style style:name="T222" style:family="text">
      <style:text-properties style:font-name="Liberation Serif1" fo:font-size="12pt" officeooo:rsid="0251aa2a" style:font-size-asian="12pt" style:font-size-complex="12pt"/>
    </style:style>
    <style:style style:name="T223" style:family="text">
      <style:text-properties style:font-name="Liberation Serif1" fo:font-size="12pt" officeooo:rsid="02525ad7" style:font-size-asian="10.5pt" style:font-size-complex="12pt"/>
    </style:style>
    <style:style style:name="T224" style:family="text">
      <style:text-properties style:font-name="Liberation Serif1" fo:font-size="12pt" officeooo:rsid="0141d63c" style:font-size-asian="12pt" style:font-size-complex="12pt"/>
    </style:style>
    <style:style style:name="T225" style:family="text">
      <style:text-properties style:font-name="Liberation Serif1" fo:font-size="12pt" officeooo:rsid="01437cd2" style:font-size-asian="12pt" style:font-size-complex="12pt"/>
    </style:style>
    <style:style style:name="T226" style:family="text">
      <style:text-properties style:font-name="Liberation Serif1" fo:font-size="12pt" fo:font-style="italic" officeooo:rsid="01437cd2" style:font-size-asian="12pt" style:font-style-asian="italic" style:font-size-complex="12pt" style:font-style-complex="italic"/>
    </style:style>
    <style:style style:name="T227" style:family="text">
      <style:text-properties style:font-name="Liberation Serif1" fo:font-size="11pt" officeooo:rsid="01437cd2" style:font-size-asian="11pt" style:font-size-complex="11pt"/>
    </style:style>
    <style:style style:name="T228" style:family="text">
      <style:text-properties officeooo:rsid="02421e96"/>
    </style:style>
    <style:style style:name="T229" style:family="text">
      <style:text-properties officeooo:rsid="02440b80"/>
    </style:style>
    <style:style style:name="T230" style:family="text">
      <style:text-properties officeooo:rsid="0256211f"/>
    </style:style>
    <style:style style:name="T231" style:family="text">
      <style:text-properties officeooo:rsid="0257ff7a"/>
    </style:style>
    <style:style style:name="T232" style:family="text">
      <style:text-properties fo:font-family="'Liberation Serif'" style:font-family-generic="roman" officeooo:rsid="0256211f"/>
    </style:style>
    <style:style style:name="T233" style:family="text">
      <style:text-properties style:text-position="super 58%" fo:font-family="'Liberation Serif'" style:font-family-generic="roman" officeooo:rsid="0256211f"/>
    </style:style>
    <style:style style:name="T234" style:family="text">
      <style:text-properties style:text-position="0% 100%" fo:font-family="'Liberation Serif'" style:font-family-generic="roman" officeooo:rsid="0256211f"/>
    </style:style>
    <style:style style:name="T235" style:family="text">
      <style:text-properties style:text-position="0% 100%" fo:font-family="'Liberation Serif'" style:font-family-generic="roman" officeooo:rsid="0257517c"/>
    </style:style>
    <style:style style:name="T236" style:family="text">
      <style:text-properties style:text-position="super 58%" fo:font-family="'Liberation Serif'" style:font-family-generic="roman" officeooo:rsid="0257517c"/>
    </style:style>
    <style:style style:name="T237" style:family="text">
      <style:text-properties style:text-position="0% 100%" style:font-name="Bukyvede" officeooo:rsid="0257517c"/>
    </style:style>
    <style:style style:name="T238" style:family="text">
      <style:text-properties style:text-position="0% 100%" style:font-name="Bukyvede" style:text-underline-style="solid" style:text-underline-width="auto" style:text-underline-color="font-color" officeooo:rsid="0257517c"/>
    </style:style>
    <style:style style:name="T239" style:family="text">
      <style:text-properties style:text-position="0% 100%" style:font-name="Liberation Serif1" officeooo:rsid="0257517c"/>
    </style:style>
    <style:style style:name="T240" style:family="text">
      <style:text-properties style:text-position="0% 100%" fo:font-family="'Menaion Medieval'" style:font-pitch="variable" officeooo:rsid="0257517c"/>
    </style:style>
    <style:style style:name="T241" style:family="text">
      <style:text-properties style:text-position="0% 100%" fo:font-family="'Menaion Medieval'" style:font-pitch="variable" style:text-underline-style="solid" style:text-underline-width="auto" style:text-underline-color="font-color" officeooo:rsid="0257517c"/>
    </style:style>
    <style:style style:name="T242" style:family="text">
      <style:text-properties style:text-position="0% 100%" style:font-name="Liberation Serif1" style:text-underline-style="none" officeooo:rsid="0257a2e2"/>
    </style:style>
    <style:style style:name="T243" style:family="text">
      <style:text-properties style:text-position="0% 100%" style:font-name="Liberation Serif1" style:text-underline-style="none" officeooo:rsid="0257ff7a"/>
    </style:style>
    <style:style style:name="T244" style:family="text">
      <style:text-properties style:text-position="0% 100%" style:font-name="Liberation Serif1" style:text-underline-style="none" officeooo:rsid="025a3cde"/>
    </style:style>
    <style:style style:name="T245" style:family="text">
      <style:text-properties style:font-name="Liberation Serif1" officeooo:rsid="014821fb"/>
    </style:style>
    <style:style style:name="T246" style:family="text">
      <style:text-properties style:font-name="Liberation Serif1" officeooo:rsid="014968aa"/>
    </style:style>
    <style:style style:name="T247" style:family="text">
      <style:text-properties style:font-name="Liberation Serif1" officeooo:rsid="01bcd17a"/>
    </style:style>
    <style:style style:name="T248" style:family="text">
      <style:text-properties style:font-name="Liberation Serif1" officeooo:rsid="014c9cfc"/>
    </style:style>
    <style:style style:name="T249" style:family="text">
      <style:text-properties officeooo:rsid="014968aa"/>
    </style:style>
    <style:style style:name="T250" style:family="text">
      <style:text-properties style:font-name="Liberation Serif1" officeooo:rsid="0149b70a"/>
    </style:style>
    <style:style style:name="T251" style:family="text">
      <style:text-properties style:font-name="Liberation Serif1" officeooo:rsid="0149ffed"/>
    </style:style>
    <style:style style:name="T252" style:family="text">
      <style:text-properties style:font-name="Liberation Serif1" officeooo:rsid="0194d977"/>
    </style:style>
    <style:style style:name="T253" style:family="text">
      <style:text-properties style:font-name="Liberation Serif1" officeooo:rsid="019792aa"/>
    </style:style>
    <style:style style:name="T254" style:family="text">
      <style:text-properties style:font-name="Bukyvede" officeooo:rsid="0194d977"/>
    </style:style>
    <style:style style:name="T255" style:family="text">
      <style:text-properties style:font-name="Liberation Serif1" officeooo:rsid="0195cd91"/>
    </style:style>
    <style:style style:name="T256" style:family="text">
      <style:text-properties style:font-name="Bukyvede" officeooo:rsid="019792aa"/>
    </style:style>
    <style:style style:name="T257" style:family="text">
      <style:text-properties style:font-name="Liberation Serif1" officeooo:rsid="0199f306"/>
    </style:style>
    <style:style style:name="T258" style:family="text">
      <style:text-properties style:font-name="Liberation Serif1" officeooo:rsid="01b148c7"/>
    </style:style>
    <style:style style:name="T259" style:family="text">
      <style:text-properties style:font-name="Liberation Serif1" officeooo:rsid="01af5b1b"/>
    </style:style>
    <style:style style:name="T260" style:family="text">
      <style:text-properties style:font-name="Liberation Serif1" officeooo:rsid="01977e4f"/>
    </style:style>
    <style:style style:name="T261" style:family="text">
      <style:text-properties style:font-name="Bukyvede" officeooo:rsid="0195cd91"/>
    </style:style>
    <style:style style:name="T262" style:family="text">
      <style:text-properties style:font-name="Liberation Serif1" officeooo:rsid="019837e1"/>
    </style:style>
    <style:style style:name="T263" style:family="text">
      <style:text-properties style:font-name="Liberation Serif1" fo:font-style="italic" officeooo:rsid="019792aa" style:font-style-asian="italic" style:font-style-complex="italic"/>
    </style:style>
    <style:style style:name="T264" style:family="text">
      <style:text-properties style:font-name="Liberation Serif1" fo:font-style="normal" officeooo:rsid="019792aa" style:font-style-asian="normal" style:font-style-complex="normal"/>
    </style:style>
    <style:style style:name="T265" style:family="text">
      <style:text-properties style:font-name="Liberation Serif1" fo:font-style="normal" officeooo:rsid="026d12e4" style:font-style-asian="normal" style:font-style-complex="normal"/>
    </style:style>
    <style:style style:name="T266" style:family="text">
      <style:text-properties style:font-name="Liberation Serif1" fo:font-style="normal" officeooo:rsid="019bbbe2" style:font-style-asian="normal" style:font-style-complex="normal"/>
    </style:style>
    <style:style style:name="T267" style:family="text">
      <style:text-properties style:font-name="Liberation Serif1" fo:font-style="normal" officeooo:rsid="019837e1" style:font-style-asian="normal" style:font-style-complex="normal"/>
    </style:style>
    <style:style style:name="T268" style:family="text">
      <style:text-properties style:font-name="Liberation Serif1" fo:font-style="normal" officeooo:rsid="01a12e5a" style:font-style-asian="normal" style:font-style-complex="normal"/>
    </style:style>
    <style:style style:name="T269" style:family="text">
      <style:text-properties style:font-name="Liberation Serif1" fo:font-style="normal" officeooo:rsid="01c08e4e" style:font-style-asian="normal" style:font-style-complex="normal"/>
    </style:style>
    <style:style style:name="T270" style:family="text">
      <style:text-properties style:font-name="Liberation Serif1" fo:font-style="normal" officeooo:rsid="019bd78a" style:font-style-asian="normal" style:font-style-complex="normal"/>
    </style:style>
    <style:style style:name="T271" style:family="text">
      <style:text-properties officeooo:rsid="019bd78a"/>
    </style:style>
    <style:style style:name="T272" style:family="text">
      <style:text-properties officeooo:rsid="027d02b6"/>
    </style:style>
    <style:style style:name="T273" style:family="text">
      <style:text-properties style:text-underline-style="solid" style:text-underline-width="auto" style:text-underline-color="font-color" officeooo:rsid="019bd78a"/>
    </style:style>
    <style:style style:name="T274" style:family="text">
      <style:text-properties style:text-underline-style="none" officeooo:rsid="019bd78a"/>
    </style:style>
    <style:style style:name="T275" style:family="text">
      <style:text-properties style:text-underline-style="none" officeooo:rsid="01c188d3"/>
    </style:style>
    <style:style style:name="T276" style:family="text">
      <style:text-properties style:text-underline-style="none" officeooo:rsid="019d9229"/>
    </style:style>
    <style:style style:name="T277" style:family="text">
      <style:text-properties fo:font-style="italic" style:text-underline-style="none" officeooo:rsid="019bd78a" style:font-style-asian="italic" style:font-style-complex="italic"/>
    </style:style>
    <style:style style:name="T278" style:family="text">
      <style:text-properties officeooo:rsid="01ac804c"/>
    </style:style>
    <style:style style:name="T279" style:family="text">
      <style:text-properties fo:font-style="italic" officeooo:rsid="01ac804c" style:font-style-asian="italic" style:font-style-complex="italic"/>
    </style:style>
    <style:style style:name="T280" style:family="text">
      <style:text-properties officeooo:rsid="026d7b22"/>
    </style:style>
    <style:style style:name="T281" style:family="text">
      <style:text-properties officeooo:rsid="01df6160"/>
    </style:style>
    <style:style style:name="T282" style:family="text">
      <style:text-properties officeooo:rsid="026ec80c"/>
    </style:style>
    <style:style style:name="T283" style:family="text">
      <style:text-properties officeooo:rsid="01a1efcc"/>
    </style:style>
    <style:style style:name="T284" style:family="text">
      <style:text-properties fo:font-style="italic" style:font-style-asian="italic" style:font-style-complex="italic"/>
    </style:style>
    <style:style style:name="T285" style:family="text">
      <style:text-properties officeooo:rsid="01baf7d1"/>
    </style:style>
    <style:style style:name="T286" style:family="text">
      <style:text-properties officeooo:rsid="01abd12a"/>
    </style:style>
    <style:style style:name="T287" style:family="text">
      <style:text-properties officeooo:rsid="019fdaeb"/>
    </style:style>
    <style:style style:name="T288" style:family="text">
      <style:text-properties officeooo:rsid="0209b14d"/>
    </style:style>
    <style:style style:name="T289" style:family="text">
      <style:text-properties fo:font-style="italic" officeooo:rsid="019fdaeb" style:font-style-asian="italic" style:font-style-complex="italic"/>
    </style:style>
    <style:style style:name="T290" style:family="text">
      <style:text-properties officeooo:rsid="01a372bb"/>
    </style:style>
    <style:style style:name="T291" style:family="text">
      <style:text-properties style:font-name="Bukyvede" style:text-underline-style="solid" style:text-underline-width="auto" style:text-underline-color="font-color"/>
    </style:style>
    <style:style style:name="T292" style:family="text">
      <style:text-properties style:font-name="Bukyvede"/>
    </style:style>
    <style:style style:name="T293" style:family="text">
      <style:text-properties officeooo:rsid="019e723d"/>
    </style:style>
    <style:style style:name="T294" style:family="text">
      <style:text-properties fo:font-style="italic" officeooo:rsid="019e723d" style:font-style-asian="italic" style:font-style-complex="italic"/>
    </style:style>
    <style:style style:name="T295" style:family="text">
      <style:text-properties officeooo:rsid="01b9000a"/>
    </style:style>
    <style:style style:name="T296" style:family="text">
      <style:text-properties fo:font-style="italic" officeooo:rsid="01b9000a" style:font-style-asian="italic" style:font-style-complex="italic"/>
    </style:style>
    <style:style style:name="T297" style:family="text">
      <style:text-properties officeooo:rsid="01a02dd4"/>
    </style:style>
    <style:style style:name="T298" style:family="text">
      <style:text-properties officeooo:rsid="01a0581b"/>
    </style:style>
    <style:style style:name="T299" style:family="text">
      <style:text-properties officeooo:rsid="01a478ab"/>
    </style:style>
    <style:style style:name="T300" style:family="text">
      <style:text-properties officeooo:rsid="01a5c70f"/>
    </style:style>
    <style:style style:name="T301" style:family="text">
      <style:text-properties style:font-name="Liberation Serif1" officeooo:rsid="009c688a"/>
    </style:style>
    <style:style style:name="T302" style:family="text">
      <style:text-properties style:font-name="Liberation Serif1"/>
    </style:style>
    <style:style style:name="T303" style:family="text">
      <style:text-properties fo:font-family="Calibri" style:font-family-generic="swiss" style:font-pitch="variable" fo:font-size="10.5pt" style:font-size-asian="10.5pt" style:font-size-complex="10.5pt"/>
    </style:style>
    <style:style style:name="T304" style:family="text">
      <style:text-properties style:font-name="Liberation Serif1" officeooo:rsid="0187cee0"/>
    </style:style>
    <style:style style:name="T305" style:family="text">
      <style:text-properties style:font-name="Liberation Serif1" officeooo:rsid="0135bc07"/>
    </style:style>
    <style:style style:name="T306" style:family="text">
      <style:text-properties style:font-name="Liberation Serif1" officeooo:rsid="01771427"/>
    </style:style>
    <style:style style:name="T307" style:family="text">
      <style:text-properties style:font-name="Liberation Serif1" officeooo:rsid="0160260f"/>
    </style:style>
    <style:style style:name="T308" style:family="text">
      <style:text-properties style:font-name="Liberation Serif1" officeooo:rsid="02096cda"/>
    </style:style>
    <style:style style:name="T309" style:family="text">
      <style:text-properties officeooo:rsid="016f96c4"/>
    </style:style>
    <style:style style:name="T310" style:family="text">
      <style:text-properties officeooo:rsid="016dee3f"/>
    </style:style>
    <style:style style:name="T311" style:family="text">
      <style:text-properties style:text-position="super 58%" officeooo:rsid="016dee3f"/>
    </style:style>
    <style:style style:name="T312" style:family="text">
      <style:text-properties style:text-position="0% 100%" officeooo:rsid="016dee3f"/>
    </style:style>
    <style:style style:name="T313" style:family="text">
      <style:text-properties fo:font-style="normal" style:font-style-asian="normal" style:font-style-complex="normal"/>
    </style:style>
    <style:style style:name="T314" style:family="text">
      <style:text-properties fo:font-style="normal" officeooo:rsid="016dee3f" style:font-style-asian="normal" style:font-style-complex="normal"/>
    </style:style>
    <style:style style:name="T315" style:family="text">
      <style:text-properties fo:font-style="normal" officeooo:rsid="01771427" style:font-style-asian="normal" style:font-style-complex="normal"/>
    </style:style>
    <style:style style:name="T316" style:family="text">
      <style:text-properties fo:font-style="normal" officeooo:rsid="01b1fce2" style:font-style-asian="normal" style:font-style-complex="normal"/>
    </style:style>
    <style:style style:name="T317" style:family="text">
      <style:text-properties fo:font-style="italic" officeooo:rsid="016dee3f" style:font-style-asian="italic" style:font-style-complex="italic"/>
    </style:style>
    <style:style style:name="T318" style:family="text">
      <style:text-properties fo:font-style="normal" officeooo:rsid="01b3208c" style:font-style-asian="normal" style:font-style-complex="normal"/>
    </style:style>
    <style:style style:name="T319" style:family="text">
      <style:text-properties fo:font-style="normal" officeooo:rsid="018abf13" style:font-style-asian="normal" style:font-style-complex="normal"/>
    </style:style>
    <style:style style:name="T320" style:family="text">
      <style:text-properties fo:font-family="'Liberation Serif'" style:font-family-generic="roman" fo:font-style="italic" officeooo:rsid="016dee3f" style:font-style-asian="italic" style:font-style-complex="italic"/>
    </style:style>
    <style:style style:name="T321" style:family="text">
      <style:text-properties fo:font-style="normal" officeooo:rsid="016e77ec" style:font-style-asian="normal" style:font-style-complex="normal"/>
    </style:style>
    <style:style style:name="T322" style:family="text">
      <style:text-properties fo:font-style="normal" officeooo:rsid="018b928d" style:font-style-asian="normal" style:font-style-complex="normal"/>
    </style:style>
    <style:style style:name="T323" style:family="text">
      <style:text-properties fo:font-style="italic" officeooo:rsid="016e77ec" style:font-style-asian="italic" style:font-style-complex="italic"/>
    </style:style>
    <style:style style:name="T324" style:family="text">
      <style:text-properties fo:font-family="'Liberation Serif'" style:font-family-generic="roman" fo:font-style="italic" officeooo:rsid="016e77ec" style:font-style-asian="italic" style:font-style-complex="italic"/>
    </style:style>
    <style:style style:name="T325" style:family="text">
      <style:text-properties fo:font-family="'Liberation Serif'" style:font-family-generic="roman" fo:font-style="normal" officeooo:rsid="016e77ec" style:font-style-asian="normal" style:font-style-complex="normal"/>
    </style:style>
    <style:style style:name="T326" style:family="text">
      <style:text-properties fo:font-family="'Liberation Serif'" style:font-family-generic="roman" fo:font-style="normal" officeooo:rsid="01b412d8" style:font-style-asian="normal" style:font-style-complex="normal"/>
    </style:style>
    <style:style style:name="T327" style:family="text">
      <style:text-properties fo:font-family="'Liberation Serif'" style:font-family-generic="roman" fo:font-style="normal" officeooo:rsid="01732ed8" style:font-style-asian="normal" style:font-style-complex="normal"/>
    </style:style>
    <style:style style:name="T328" style:family="text">
      <style:text-properties fo:font-style="normal" officeooo:rsid="018d7f76" style:font-style-asian="normal" style:font-style-complex="normal"/>
    </style:style>
    <style:style style:name="T329" style:family="text">
      <style:text-properties fo:color="#000000" loext:opacity="100%" style:font-name="Liberation Serif1" fo:font-style="normal" officeooo:rsid="01771427" style:font-style-asian="normal" style:font-style-complex="normal"/>
    </style:style>
    <style:style style:name="T330" style:family="text">
      <style:text-properties fo:color="#000000" loext:opacity="100%" style:font-name="Liberation Serif1" fo:font-style="normal" officeooo:rsid="016e77ec" style:font-style-asian="normal" style:font-style-complex="normal"/>
    </style:style>
    <style:style style:name="T331" style:family="text">
      <style:text-properties fo:color="#000000" loext:opacity="100%" style:font-name="Liberation Serif1" fo:font-style="normal" officeooo:rsid="016f96c4" style:font-style-asian="normal" style:font-style-complex="normal"/>
    </style:style>
    <style:style style:name="T332" style:family="text">
      <style:text-properties fo:color="#000000" loext:opacity="100%" style:font-name="Bukyvede" fo:font-style="normal" officeooo:rsid="016e77ec" style:font-style-asian="normal" style:font-style-complex="normal"/>
    </style:style>
    <style:style style:name="T333" style:family="text">
      <style:text-properties fo:color="#000000" loext:opacity="100%" style:font-name="Liberation Serif1" fo:font-style="normal" officeooo:rsid="0170e69f" style:font-style-asian="normal" style:font-style-complex="normal"/>
    </style:style>
    <style:style style:name="T334" style:family="text">
      <style:text-properties fo:color="#000000" loext:opacity="100%" style:font-name="Bukyvede" fo:font-style="normal" officeooo:rsid="0170e69f" style:font-style-asian="normal" style:font-style-complex="normal"/>
    </style:style>
    <style:style style:name="T335" style:family="text">
      <style:text-properties fo:color="#000000" loext:opacity="100%" style:font-name="Bukyvede" fo:font-style="normal" style:text-underline-style="solid" style:text-underline-width="auto" style:text-underline-color="font-color" officeooo:rsid="0170e69f" style:font-style-asian="normal" style:font-style-complex="normal"/>
    </style:style>
    <style:style style:name="T336" style:family="text">
      <style:text-properties fo:color="#000000" loext:opacity="100%" style:font-name="Liberation Serif1" fo:font-style="normal" officeooo:rsid="0171be65" style:font-style-asian="normal" style:font-style-complex="normal"/>
    </style:style>
    <style:style style:name="T337" style:family="text">
      <style:text-properties fo:color="#000000" loext:opacity="100%" style:font-name="Liberation Serif1" fo:font-style="normal" officeooo:rsid="01754fc8" style:font-style-asian="normal" style:font-style-complex="normal"/>
    </style:style>
    <style:style style:name="T338" style:family="text">
      <style:text-properties fo:color="#000000" loext:opacity="100%" style:font-name="Bukyvede" fo:font-style="normal" style:text-underline-style="none" officeooo:rsid="01771427" style:font-style-asian="normal" style:font-style-complex="normal"/>
    </style:style>
    <style:style style:name="T339" style:family="text">
      <style:text-properties fo:color="#000000" loext:opacity="100%" style:font-name="Bukyvede" fo:font-style="normal" officeooo:rsid="01771427" style:font-style-asian="normal" style:font-style-complex="normal"/>
    </style:style>
    <style:style style:name="T340" style:family="text">
      <style:text-properties fo:color="#000000" loext:opacity="100%" style:font-name="Bukyvede" fo:font-style="normal" style:text-underline-style="solid" style:text-underline-width="auto" style:text-underline-color="font-color" officeooo:rsid="01771427" style:font-style-asian="normal" style:font-style-complex="normal"/>
    </style:style>
    <style:style style:name="T341" style:family="text">
      <style:text-properties fo:color="#bf0041" loext:opacity="100%" style:font-name="Liberation Serif1" fo:font-style="normal" officeooo:rsid="01d98b71" style:font-style-asian="normal" style:font-style-complex="normal"/>
    </style:style>
    <style:style style:name="T342" style:family="text">
      <style:text-properties fo:color="#000000" loext:opacity="100%" style:font-name="Liberation Serif1" fo:font-style="normal" officeooo:rsid="0179ae22" style:font-style-asian="normal" style:font-style-complex="normal"/>
    </style:style>
    <style:style style:name="T343" style:family="text">
      <style:text-properties officeooo:rsid="017f734c"/>
    </style:style>
    <style:style style:name="T344" style:family="text">
      <style:text-properties officeooo:rsid="017e47da"/>
    </style:style>
    <style:style style:name="T345" style:family="text">
      <style:text-properties officeooo:rsid="019125e7"/>
    </style:style>
    <style:style style:name="T346" style:family="text">
      <style:text-properties officeooo:rsid="0180616b"/>
    </style:style>
    <style:style style:name="T347" style:family="text">
      <style:text-properties officeooo:rsid="01930b95"/>
    </style:style>
    <style:style style:name="T348" style:family="text">
      <style:text-properties style:font-name="Bookerly" fo:font-size="10pt" officeooo:rsid="00b0d7b5" style:font-size-asian="10pt" style:font-size-complex="10pt"/>
    </style:style>
    <style:style style:name="T349" style:family="text">
      <style:text-properties style:font-name="Bookerly" fo:font-size="10pt" officeooo:rsid="017f734c" style:font-size-asian="10pt" style:font-size-complex="10pt"/>
    </style:style>
    <style:style style:name="T350" style:family="text">
      <style:text-properties style:font-name="Liberation Serif1" fo:font-size="10pt" officeooo:rsid="017f734c" style:font-size-asian="10pt" style:font-size-complex="10pt"/>
    </style:style>
    <style:style style:name="T351" style:family="text">
      <style:text-properties style:text-position="super 58%"/>
    </style:style>
    <style:style style:name="T352" style:family="text">
      <style:text-properties officeooo:rsid="0270be1f"/>
    </style:style>
    <style:style style:name="T353" style:family="text">
      <style:text-properties style:font-name="Bukyvede" officeooo:rsid="0270be1f"/>
    </style:style>
    <style:style style:name="T354" style:family="text">
      <style:text-properties officeooo:rsid="02725277"/>
    </style:style>
    <style:style style:name="T355" style:family="text">
      <style:text-properties style:text-position="super 58%" officeooo:rsid="02725277"/>
    </style:style>
    <style:style style:name="T356" style:family="text">
      <style:text-properties style:font-name="Bukyvede" officeooo:rsid="02725277"/>
    </style:style>
    <style:style style:name="T357" style:family="text">
      <style:text-properties style:font-name="Bukyvede" officeooo:rsid="0272ddba"/>
    </style:style>
    <style:style style:name="T358" style:family="text">
      <style:text-properties style:font-name="Liberation Serif1" officeooo:rsid="0272ddba"/>
    </style:style>
    <style:style style:name="T359" style:family="text">
      <style:text-properties style:font-name="Liberation Serif1" officeooo:rsid="02725277"/>
    </style:style>
    <style:style style:name="T360" style:family="text">
      <style:text-properties style:font-name="Liberation Serif1" officeooo:rsid="02755d66"/>
    </style:style>
    <style:style style:name="T361" style:family="text">
      <style:text-properties officeooo:rsid="0272d3d8"/>
    </style:style>
    <style:style style:name="T362" style:family="text">
      <style:text-properties officeooo:rsid="0272ddba"/>
    </style:style>
    <style:style style:name="T363" style:family="text">
      <style:text-properties fo:font-style="italic" officeooo:rsid="02725277" style:font-style-asian="italic" style:font-style-complex="italic"/>
    </style:style>
    <style:style style:name="T364" style:family="text">
      <style:text-properties officeooo:rsid="0273718d"/>
    </style:style>
    <style:style style:name="T365" style:family="text">
      <style:text-properties officeooo:rsid="0278f058"/>
    </style:style>
    <style:style style:name="T366" style:family="text">
      <style:text-properties officeooo:rsid="0276f2d7"/>
    </style:style>
    <style:style style:name="T367" style:family="text">
      <style:text-properties fo:font-family="'Liberation Serif'" style:font-family-generic="roman" officeooo:rsid="0273718d"/>
    </style:style>
    <style:style style:name="T368" style:family="text">
      <style:text-properties style:font-name="Liberation Serif1" officeooo:rsid="0273718d"/>
    </style:style>
    <style:style style:name="T369" style:family="text">
      <style:text-properties fo:font-family="'Liberation Serif'" style:font-family-generic="roman" officeooo:rsid="027bc112"/>
    </style:style>
    <style:style style:name="T370" style:family="text">
      <style:text-properties style:text-position="super 58%" style:font-name="Liberation Serif1" officeooo:rsid="0273718d"/>
    </style:style>
    <style:style style:name="T371" style:family="text">
      <style:text-properties fo:color="#000000" loext:opacity="100%" style:font-name="Liberation Serif1" style:text-underline-style="solid" style:text-underline-width="auto" style:text-underline-color="#ff0000" officeooo:rsid="0273718d"/>
    </style:style>
    <style:style style:name="T372" style:family="text">
      <style:text-properties fo:color="#000000" loext:opacity="100%" fo:font-family="'Liberation Serif'" style:font-family-generic="roman" style:text-underline-style="solid" style:text-underline-width="auto" style:text-underline-color="#ff0000" officeooo:rsid="027bc112"/>
    </style:style>
    <style:style style:name="T373" style:family="text">
      <style:text-properties fo:color="#000000" loext:opacity="100%" fo:font-family="'Liberation Serif'" style:font-family-generic="roman" style:text-underline-style="solid" style:text-underline-width="auto" style:text-underline-color="#ff0000" officeooo:rsid="0273718d"/>
    </style:style>
    <style:style style:name="T374" style:family="text">
      <style:text-properties fo:color="#000000" loext:opacity="100%" style:font-name="Liberation Serif1" style:text-underline-style="none" officeooo:rsid="0273718d"/>
    </style:style>
    <style:style style:name="T375" style:family="text">
      <style:text-properties fo:color="#000000" loext:opacity="100%" style:font-name="Liberation Serif1" style:text-underline-style="none" officeooo:rsid="02755d66"/>
    </style:style>
    <style:style style:name="T376" style:family="text">
      <style:text-properties fo:color="#000000" loext:opacity="100%" style:font-name="Liberation Serif1" style:text-underline-style="none" officeooo:rsid="02757d4c"/>
    </style:style>
    <style:style style:name="T377" style:family="text">
      <style:text-properties fo:color="#000000" loext:opacity="100%" style:font-name="Liberation Serif1" style:text-underline-style="none" officeooo:rsid="02781fc5"/>
    </style:style>
    <style:style style:name="T378" style:family="text">
      <style:text-properties officeooo:rsid="02892f84"/>
    </style:style>
    <style:style style:name="T379" style:family="text">
      <style:text-properties officeooo:rsid="01ca3e5f"/>
    </style:style>
    <style:style style:name="T380" style:family="text">
      <style:text-properties officeooo:rsid="02609662"/>
    </style:style>
    <style:style style:name="T381" style:family="text">
      <style:text-properties officeooo:rsid="0261f19c"/>
    </style:style>
    <style:style style:name="T382" style:family="text">
      <style:text-properties officeooo:rsid="02092c19"/>
    </style:style>
    <style:style style:name="T383" style:family="text">
      <style:text-properties officeooo:rsid="0208edf7"/>
    </style:style>
    <style:style style:name="T384" style:family="text">
      <style:text-properties officeooo:rsid="01ceccad"/>
    </style:style>
    <style:style style:name="T385" style:family="text">
      <style:text-properties officeooo:rsid="01f852e5"/>
    </style:style>
    <style:style style:name="T386" style:family="text">
      <style:text-properties style:font-name="Bookerly" fo:font-size="11pt" officeooo:rsid="01f852e5" style:font-size-asian="11pt" style:font-size-complex="11pt"/>
    </style:style>
    <style:style style:name="T387" style:family="text">
      <style:text-properties officeooo:rsid="02455cfe"/>
    </style:style>
    <style:style style:name="T388" style:family="text">
      <style:text-properties officeooo:rsid="01cf3e5d"/>
    </style:style>
    <style:style style:name="T389" style:family="text">
      <style:text-properties officeooo:rsid="01d00e16"/>
    </style:style>
    <style:style style:name="T390" style:family="text">
      <style:text-properties officeooo:rsid="023c6746"/>
    </style:style>
    <style:style style:name="T391" style:family="text">
      <style:text-properties officeooo:rsid="023d85b1"/>
    </style:style>
    <style:style style:name="T392" style:family="text">
      <style:text-properties officeooo:rsid="02302c08"/>
    </style:style>
    <style:style style:name="T393" style:family="text">
      <style:text-properties officeooo:rsid="020ce2ce"/>
    </style:style>
    <style:style style:name="T394" style:family="text">
      <style:text-properties fo:font-variant="normal" fo:text-transform="none" fo:color="#800080" loext:opacity="100%" style:text-line-through-style="none" style:text-line-through-type="none" style:font-name="Liberation Serif" fo:font-size="12pt" fo:font-style="normal" style:text-underline-style="none" fo:font-weight="normal" style:text-blinking="false" fo:background-color="transparent" loext:char-shading-value="0"/>
    </style:style>
    <style:style style:name="T395" style:family="text">
      <style:text-properties fo:font-variant="normal" fo:text-transform="none" fo:color="#800080" loext:opacity="100%" style:text-line-through-style="none" style:text-line-through-type="none" style:font-name="Liberation Serif" fo:font-size="12pt" fo:font-style="normal" style:text-underline-style="none" fo:font-weight="normal" officeooo:rsid="0282ab67" style:text-blinking="false" fo:background-color="transparent" loext:char-shading-value="0"/>
    </style:style>
    <style:style style:name="T396" style:family="text">
      <style:text-properties fo:font-variant="normal" fo:text-transform="none" fo:color="#800080" loext:opacity="100%" style:text-line-through-style="none" style:text-line-through-type="none" style:font-name="Liberation Serif" fo:font-size="12pt" fo:font-style="normal" style:text-underline-style="none" fo:font-weight="normal" officeooo:rsid="0283bec0" style:text-blinking="false" fo:background-color="transparent" loext:char-shading-value="0"/>
    </style:style>
    <style:style style:name="T397" style:family="text">
      <style:text-properties fo:font-variant="normal" fo:text-transform="none" fo:color="#800080" loext:opacity="100%" style:text-line-through-style="none" style:text-line-through-type="none" style:font-name="Liberation Serif" fo:font-size="12pt" fo:font-style="normal" style:text-underline-style="none" fo:font-weight="normal" officeooo:rsid="02856574" style:text-blinking="false" fo:background-color="transparent" loext:char-shading-value="0"/>
    </style:style>
    <style:style style:name="T398" style:family="text">
      <style:text-properties fo:font-variant="normal" fo:text-transform="none" fo:color="#800080" loext:opacity="100%" style:text-line-through-style="none" style:text-line-through-type="none" style:font-name="Liberation Serif" fo:font-size="12pt" fo:font-style="italic" style:text-underline-style="none" fo:font-weight="normal" style:text-blinking="false" fo:background-color="transparent" loext:char-shading-value="0"/>
    </style:style>
    <style:style style:name="T399" style:family="text">
      <style:text-properties fo:font-variant="normal" fo:text-transform="none" fo:color="#800080" loext:opacity="100%" style:text-line-through-style="none" style:text-line-through-type="none" style:text-underline-style="none" fo:font-weight="normal" style:text-blinking="false" fo:background-color="transparent" loext:char-shading-value="0"/>
    </style:style>
    <style:style style:name="T400" style:family="text">
      <style:text-properties officeooo:rsid="0292548e"/>
    </style:style>
    <style:style style:name="T401" style:family="text">
      <style:text-properties officeooo:rsid="01f054f0"/>
    </style:style>
    <style:style style:name="T402" style:family="text">
      <style:text-properties officeooo:rsid="01ea7145"/>
    </style:style>
    <style:style style:name="T403" style:family="text">
      <style:text-properties officeooo:rsid="01ecc85c"/>
    </style:style>
    <style:style style:name="T404" style:family="text">
      <style:text-properties officeooo:rsid="01e97d9f"/>
    </style:style>
    <style:style style:name="T405" style:family="text">
      <style:text-properties style:font-name="Bukyvede" officeooo:rsid="01e97d9f"/>
    </style:style>
    <style:style style:name="T406" style:family="text">
      <style:text-properties style:font-name="Liberation Serif1" officeooo:rsid="01ea7145"/>
    </style:style>
    <style:style style:name="T407" style:family="text">
      <style:text-properties officeooo:rsid="01eb2bbb"/>
    </style:style>
    <style:style style:name="T408" style:family="text">
      <style:text-properties officeooo:rsid="021889f4"/>
    </style:style>
    <style:style style:name="T409" style:family="text">
      <style:text-properties officeooo:rsid="0233966d"/>
    </style:style>
    <style:style style:name="T410" style:family="text">
      <style:text-properties officeooo:rsid="0219dae1"/>
    </style:style>
    <style:style style:name="T411" style:family="text">
      <style:text-properties officeooo:rsid="021fb9a5"/>
    </style:style>
    <style:style style:name="T412" style:family="text">
      <style:text-properties officeooo:rsid="021ff84d"/>
    </style:style>
    <style:style style:name="T413" style:family="text">
      <style:text-properties officeooo:rsid="0229178f"/>
    </style:style>
    <style:style style:name="T414" style:family="text">
      <style:text-properties officeooo:rsid="021aee08"/>
    </style:style>
    <style:style style:name="T415" style:family="text">
      <style:text-properties officeooo:rsid="021b7b4e"/>
    </style:style>
    <style:style style:name="T416" style:family="text">
      <style:text-properties officeooo:rsid="021c46e2"/>
    </style:style>
    <style:style style:name="T417" style:family="text">
      <style:text-properties officeooo:rsid="01f25462"/>
    </style:style>
    <style:style style:name="T418" style:family="text">
      <style:text-properties officeooo:rsid="02126660"/>
    </style:style>
    <style:style style:name="T419" style:family="text">
      <style:text-properties officeooo:rsid="01ee9806"/>
    </style:style>
    <style:style style:name="T420" style:family="text">
      <style:text-properties style:font-name="Bukyvede" officeooo:rsid="01f25462"/>
    </style:style>
    <style:style style:name="T421" style:family="text">
      <style:text-properties fo:font-style="italic" officeooo:rsid="01f25462" style:font-style-asian="italic" style:font-style-complex="italic"/>
    </style:style>
    <style:style style:name="T422" style:family="text">
      <style:text-properties officeooo:rsid="01f5fdc9"/>
    </style:style>
    <style:style style:name="T423" style:family="text">
      <style:text-properties officeooo:rsid="01f2905d"/>
    </style:style>
    <style:style style:name="T424" style:family="text">
      <style:text-properties fo:font-family="'Menaion Medieval'" style:font-pitch="variable" officeooo:rsid="01f2905d"/>
    </style:style>
    <style:style style:name="T425" style:family="text">
      <style:text-properties style:font-name="Liberation Serif1" officeooo:rsid="01f2905d"/>
    </style:style>
    <style:style style:name="T426" style:family="text">
      <style:text-properties style:font-name="Liberation Serif1" officeooo:rsid="01f40933"/>
    </style:style>
    <style:style style:name="T427" style:family="text">
      <style:text-properties style:font-name="Liberation Serif1" officeooo:rsid="01f5fdc9"/>
    </style:style>
    <style:style style:name="T428" style:family="text">
      <style:text-properties officeooo:rsid="0237b8eb"/>
    </style:style>
    <style:style style:name="T429" style:family="text">
      <style:text-properties officeooo:rsid="022a7eaa"/>
    </style:style>
    <style:style style:name="T430" style:family="text">
      <style:text-properties officeooo:rsid="023832c8"/>
    </style:style>
    <style:style style:name="T431" style:family="text">
      <style:text-properties style:text-underline-style="solid" style:text-underline-width="auto" style:text-underline-color="font-color"/>
    </style:style>
    <style:style style:name="T432" style:family="text">
      <style:text-properties officeooo:rsid="022b7e0d"/>
    </style:style>
    <style:style style:name="T433" style:family="text">
      <style:text-properties fo:font-style="italic" officeooo:rsid="022b7e0d" style:font-style-asian="italic" style:font-style-complex="italic"/>
    </style:style>
    <style:style style:name="T434" style:family="text">
      <style:text-properties style:font-name="Bukyvede" fo:letter-spacing="normal" style:font-size-asian="12pt" style:font-size-complex="12pt"/>
    </style:style>
    <style:style style:name="T435" style:family="text">
      <style:text-properties style:font-name="Liberation Serif1" fo:letter-spacing="normal" style:font-size-asian="12pt" style:font-size-complex="12pt"/>
    </style:style>
    <style:style style:name="T436" style:family="text">
      <style:text-properties style:font-name="Liberation Serif1" fo:letter-spacing="normal" fo:font-style="italic" style:font-size-asian="12pt" style:font-style-asian="italic" style:font-size-complex="12pt" style:font-style-complex="italic"/>
    </style:style>
    <style:style style:name="T437" style:family="text">
      <style:text-properties style:font-name="Liberation Serif1" fo:letter-spacing="normal" officeooo:rsid="0294b6fe" style:font-size-asian="12pt" style:font-size-complex="12pt"/>
    </style:style>
    <style:style style:name="T438" style:family="text">
      <style:text-properties style:font-name="Liberation Serif1" fo:letter-spacing="normal" officeooo:rsid="02962747" style:font-size-asian="12pt" style:font-size-complex="12pt"/>
    </style:style>
    <style:style style:name="T439" style:family="text">
      <style:text-properties officeooo:rsid="022c7532"/>
    </style:style>
    <style:style style:name="T440" style:family="text">
      <style:text-properties officeooo:rsid="022c9ba3"/>
    </style:style>
    <style:style style:name="T441" style:family="text">
      <style:text-properties officeooo:rsid="027a1823"/>
    </style:style>
    <style:style style:name="T442" style:family="text">
      <style:text-properties fo:font-style="italic" officeooo:rsid="022c9ba3" style:font-style-asian="italic" style:font-style-complex="italic"/>
    </style:style>
    <style:style style:name="T443" style:family="text">
      <style:text-properties fo:font-style="italic" officeooo:rsid="028a8154" style:font-style-asian="normal" style:font-style-complex="normal"/>
    </style:style>
    <style:style style:name="T444" style:family="text">
      <style:text-properties officeooo:rsid="028e446b" style:font-style-asian="normal" style:font-style-complex="normal"/>
    </style:style>
    <style:style style:name="T445" style:family="text">
      <style:text-properties officeooo:rsid="028a8154" style:font-style-asian="normal" style:font-style-complex="normal"/>
    </style:style>
    <style:style style:name="T446" style:family="text">
      <style:text-properties officeooo:rsid="028ba0f0" style:font-style-asian="normal" style:font-style-complex="normal"/>
    </style:style>
    <style:style style:name="T447" style:family="text">
      <style:text-properties officeooo:rsid="028bca4d" style:font-style-asian="normal" style:font-style-complex="normal"/>
    </style:style>
    <style:style style:name="T448" style:family="text">
      <style:text-properties style:font-name="Bukyvede" officeooo:rsid="028e446b" style:font-style-asian="normal" style:font-style-complex="normal"/>
    </style:style>
    <style:style style:name="T449" style:family="text">
      <style:text-properties style:font-name="Liberation Serif1" officeooo:rsid="028e446b" style:font-style-asian="normal" style:font-style-complex="normal"/>
    </style:style>
    <style:style style:name="T450" style:family="text">
      <style:text-properties style:font-name="Liberation Serif1" officeooo:rsid="028a8154" style:font-style-asian="normal" style:font-style-complex="normal"/>
    </style:style>
    <style:style style:name="T451" style:family="text">
      <style:text-properties officeooo:rsid="0239edc6"/>
    </style:style>
    <style:style style:name="T452" style:family="text">
      <style:text-properties officeooo:rsid="022d5aa3"/>
    </style:style>
    <style:style style:name="T453" style:family="text">
      <style:text-properties style:font-name="Bukyvede" officeooo:rsid="022d5aa3"/>
    </style:style>
    <style:style style:name="T454" style:family="text">
      <style:text-properties style:font-name="Liberation Serif1" officeooo:rsid="022d5aa3"/>
    </style:style>
    <style:style style:name="T455" style:family="text">
      <style:text-properties officeooo:rsid="023af568"/>
    </style:style>
    <style:style style:name="T456" style:family="text">
      <style:text-properties officeooo:rsid="01b5ab1a"/>
    </style:style>
    <style:style style:name="T457" style:family="text">
      <style:text-properties style:text-underline-style="none" fo:font-weight="normal" officeooo:rsid="0052d06c" style:font-weight-asian="normal" style:font-weight-complex="normal"/>
    </style:style>
    <style:style style:name="T458" style:family="text">
      <style:text-properties style:text-underline-style="none" fo:font-weight="normal" officeooo:rsid="005f2654" style:font-weight-asian="normal" style:font-weight-complex="normal"/>
    </style:style>
    <style:style style:name="T459" style:family="text">
      <style:text-properties style:text-underline-style="none" fo:font-weight="normal" officeooo:rsid="011eef0d" style:font-weight-asian="normal" style:font-weight-complex="normal"/>
    </style:style>
    <style:style style:name="T460" style:family="text">
      <style:text-properties style:text-underline-style="none" fo:font-weight="normal" officeooo:rsid="005328dd" style:font-weight-asian="normal" style:font-weight-complex="normal"/>
    </style:style>
    <style:style style:name="T461" style:family="text">
      <style:text-properties fo:font-family="'Liberation Serif'" style:font-family-generic="roman" style:text-underline-style="none" fo:font-weight="normal" officeooo:rsid="005f2654" style:font-weight-asian="normal" style:font-weight-complex="normal"/>
    </style:style>
    <style:style style:name="T462" style:family="text">
      <style:text-properties style:text-underline-style="none" fo:font-weight="normal" officeooo:rsid="014ec294" style:font-weight-asian="normal" style:font-weight-complex="normal"/>
    </style:style>
    <style:style style:name="T463" style:family="text">
      <style:text-properties fo:font-variant="normal" fo:text-transform="none" style:font-name="Liberation Serif1" fo:font-size="12pt" fo:letter-spacing="normal" fo:font-style="normal" style:text-underline-style="none" fo:font-weight="normal" officeooo:rsid="011eef0d" style:font-size-asian="12pt" style:font-weight-asian="normal" style:font-size-complex="12pt" style:font-weight-complex="normal"/>
    </style:style>
    <style:style style:name="T464" style:family="text">
      <style:text-properties fo:font-variant="normal" fo:text-transform="none" fo:font-family="'Menaion Medieval'" style:font-pitch="variable" fo:font-size="12pt" fo:letter-spacing="normal" fo:font-style="normal" style:text-underline-style="none" fo:font-weight="normal" officeooo:rsid="0052b987" style:font-size-asian="12pt" style:font-weight-asian="normal" style:font-size-complex="12pt" style:font-weight-complex="normal"/>
    </style:style>
    <style:style style:name="T465" style:family="text">
      <style:text-properties fo:font-variant="normal" fo:text-transform="none" style:font-name="Liberation Serif1" fo:font-size="12pt" fo:letter-spacing="normal" fo:font-style="normal" style:text-underline-style="none" fo:font-weight="normal" officeooo:rsid="011fe071" style:font-size-asian="12pt" style:font-weight-asian="normal" style:font-size-complex="12pt" style:font-weight-complex="normal"/>
    </style:style>
    <style:style style:name="T466" style:family="text">
      <style:text-properties fo:font-variant="normal" fo:text-transform="none" style:font-name="Liberation Serif1" fo:font-size="12pt" fo:letter-spacing="normal" fo:font-style="normal" style:text-underline-style="none" fo:font-weight="normal" officeooo:rsid="011f92af" style:font-size-asian="12pt" style:font-weight-asian="normal" style:font-size-complex="12pt" style:font-weight-complex="normal"/>
    </style:style>
    <style:style style:name="T467" style:family="text">
      <style:text-properties fo:font-variant="normal" fo:text-transform="none" style:font-name="Bukyvede" fo:font-size="12pt" fo:letter-spacing="normal" fo:font-style="normal" style:text-underline-style="none" fo:font-weight="normal" officeooo:rsid="011f92af" style:font-size-asian="12pt" style:font-weight-asian="normal" style:font-size-complex="12pt" style:font-weight-complex="normal"/>
    </style:style>
    <style:style style:name="T468" style:family="text">
      <style:text-properties fo:font-variant="normal" fo:text-transform="none" style:font-name="Bukyvede" fo:font-size="12pt" fo:letter-spacing="normal" fo:font-style="normal" style:text-underline-style="solid" style:text-underline-width="auto" style:text-underline-color="font-color" fo:font-weight="normal" officeooo:rsid="011f92af" style:font-size-asian="12pt" style:font-weight-asian="normal" style:font-size-complex="12pt" style:font-weight-complex="normal"/>
    </style:style>
    <style:style style:name="T469" style:family="text">
      <style:text-properties fo:font-variant="normal" fo:text-transform="none" style:font-name="Liberation Serif1" fo:font-size="12pt" fo:letter-spacing="normal" fo:font-style="normal" style:text-underline-style="none" fo:font-weight="normal" officeooo:rsid="01299d55" style:font-size-asian="12pt" style:font-weight-asian="normal" style:font-size-complex="12pt" style:font-weight-complex="normal"/>
    </style:style>
    <style:style style:name="T470" style:family="text">
      <style:text-properties fo:font-variant="normal" fo:text-transform="none" style:font-name="Liberation Serif1" fo:font-size="12pt" fo:letter-spacing="normal" fo:font-style="normal" style:text-underline-style="none" fo:font-weight="normal" officeooo:rsid="012919e4" style:font-size-asian="12pt" style:font-weight-asian="normal" style:font-size-complex="12pt" style:font-weight-complex="normal"/>
    </style:style>
    <style:style style:name="T471" style:family="text">
      <style:text-properties fo:font-variant="normal" fo:text-transform="none" style:font-name="Liberation Serif1" fo:font-size="12pt" fo:letter-spacing="normal" fo:font-style="normal" style:text-underline-style="none" fo:font-weight="normal" officeooo:rsid="0120bedf" style:font-size-asian="12pt" style:font-weight-asian="normal" style:font-size-complex="12pt" style:font-weight-complex="normal"/>
    </style:style>
    <style:style style:name="T472" style:family="text">
      <style:text-properties fo:font-variant="normal" fo:text-transform="none" fo:font-family="'Menaion Medieval'" style:font-pitch="variable" fo:font-size="12pt" fo:letter-spacing="normal" fo:font-style="normal" style:text-underline-style="none" fo:font-weight="normal" officeooo:rsid="0120bedf" style:font-size-asian="12pt" style:font-weight-asian="normal" style:font-size-complex="12pt" style:font-weight-complex="normal"/>
    </style:style>
    <style:style style:name="T473" style:family="text">
      <style:text-properties fo:font-variant="normal" fo:text-transform="none" style:font-name="Liberation Serif1" fo:font-size="12pt" fo:letter-spacing="normal" fo:font-style="normal" style:text-underline-style="none" fo:font-weight="normal" officeooo:rsid="012d8d0d" style:font-size-asian="12pt" style:font-weight-asian="normal" style:font-size-complex="12pt" style:font-weight-complex="normal"/>
    </style:style>
    <style:style style:name="T474" style:family="text">
      <style:text-properties fo:font-variant="normal" fo:text-transform="none" style:font-name="Liberation Serif1" fo:font-size="12pt" fo:letter-spacing="normal" fo:font-style="normal" style:text-underline-style="none" fo:font-weight="normal" officeooo:rsid="0123b81e" style:font-size-asian="12pt" style:font-weight-asian="normal" style:font-size-complex="12pt" style:font-weight-complex="normal"/>
    </style:style>
    <style:style style:name="T475" style:family="text">
      <style:text-properties fo:font-variant="normal" fo:text-transform="none" style:font-name="Liberation Serif1" fo:font-size="12pt" fo:letter-spacing="normal" fo:font-style="normal" style:text-underline-style="none" fo:font-weight="normal" officeooo:rsid="01248e87" style:font-size-asian="12pt" style:font-weight-asian="normal" style:font-size-complex="12pt" style:font-weight-complex="normal"/>
    </style:style>
    <style:style style:name="T476" style:family="text">
      <style:text-properties fo:font-variant="normal" fo:text-transform="none" style:font-name="Liberation Serif1" fo:font-size="12pt" fo:letter-spacing="normal" fo:font-style="normal" style:text-underline-style="none" fo:font-weight="normal" officeooo:rsid="01316e26" style:font-size-asian="12pt" style:font-weight-asian="normal" style:font-size-complex="12pt" style:font-weight-complex="normal"/>
    </style:style>
    <style:style style:name="T477" style:family="text">
      <style:text-properties fo:font-variant="normal" fo:text-transform="none" style:font-name="Liberation Serif1" fo:font-size="12pt" fo:letter-spacing="normal" fo:font-style="normal" style:text-underline-style="none" fo:font-weight="normal" officeooo:rsid="012e4c99" style:font-size-asian="12pt" style:font-weight-asian="normal" style:font-size-complex="12pt" style:font-weight-complex="normal"/>
    </style:style>
    <style:style style:name="T478" style:family="text">
      <style:text-properties fo:font-variant="normal" fo:text-transform="none" style:font-name="Liberation Serif1" fo:font-size="12pt" fo:letter-spacing="normal" fo:font-style="normal" style:text-underline-style="none" fo:font-weight="normal" officeooo:rsid="014f4dd5" style:font-size-asian="12pt" style:font-weight-asian="normal" style:font-size-complex="12pt" style:font-weight-complex="normal"/>
    </style:style>
    <style:style style:name="T479" style:family="text">
      <style:text-properties fo:font-variant="normal" fo:text-transform="none" style:font-name="Liberation Serif1" fo:font-size="12pt" fo:letter-spacing="normal" fo:font-style="normal" style:text-underline-style="none" fo:font-weight="normal" officeooo:rsid="01c69234" style:font-size-asian="12pt" style:font-weight-asian="normal" style:font-size-complex="12pt" style:font-weight-complex="normal"/>
    </style:style>
    <style:style style:name="T480" style:family="text">
      <style:text-properties fo:font-variant="normal" fo:text-transform="none" style:font-name="Liberation Serif1" fo:font-size="12pt" fo:letter-spacing="normal" fo:font-style="normal" style:text-underline-style="none" fo:font-weight="normal" officeooo:rsid="0157ae5e" style:font-size-asian="12pt" style:font-weight-asian="normal" style:font-size-complex="12pt" style:font-weight-complex="normal"/>
    </style:style>
    <style:style style:name="T481" style:family="text">
      <style:text-properties fo:font-variant="normal" fo:text-transform="none" style:font-name="Liberation Serif1" fo:font-size="12pt" fo:letter-spacing="normal" fo:font-style="normal" style:text-underline-style="none" fo:font-weight="normal" officeooo:rsid="01303c0f" style:font-size-asian="12pt" style:font-weight-asian="normal" style:font-size-complex="12pt" style:font-weight-complex="normal"/>
    </style:style>
    <style:style style:name="T482" style:family="text">
      <style:text-properties fo:font-variant="normal" fo:text-transform="none" style:font-name="Liberation Serif1" fo:font-size="12pt" fo:letter-spacing="normal" fo:font-style="normal" style:text-underline-style="none" fo:font-weight="normal" officeooo:rsid="01c861e0" style:font-size-asian="12pt" style:font-weight-asian="normal" style:font-size-complex="12pt" style:font-weight-complex="normal"/>
    </style:style>
    <style:style style:name="T483" style:family="text">
      <style:text-properties fo:font-variant="normal" fo:text-transform="none" style:font-name="Liberation Serif1" fo:font-size="12pt" fo:letter-spacing="normal" fo:font-style="normal" style:text-underline-style="none" fo:font-weight="normal" officeooo:rsid="0130f8b5" style:font-size-asian="12pt" style:font-weight-asian="normal" style:font-size-complex="12pt" style:font-weight-complex="normal"/>
    </style:style>
    <style:style style:name="T484" style:family="text">
      <style:text-properties fo:font-variant="normal" fo:text-transform="none" style:font-name="Liberation Serif1" fo:font-size="12pt" fo:letter-spacing="normal" fo:font-style="italic" style:text-underline-style="none" fo:font-weight="normal" officeooo:rsid="0130f8b5" style:font-size-asian="12pt" style:font-style-asian="italic" style:font-weight-asian="normal" style:font-size-complex="12pt" style:font-style-complex="italic" style:font-weight-complex="normal"/>
    </style:style>
    <style:style style:name="T485" style:family="text">
      <style:text-properties fo:font-variant="normal" fo:text-transform="none" style:font-name="Liberation Serif1" fo:font-size="12pt" fo:letter-spacing="normal" fo:font-style="normal" style:text-underline-style="none" fo:font-weight="normal" officeooo:rsid="0130f8b5" style:font-size-asian="12pt" style:font-style-asian="normal" style:font-weight-asian="normal" style:font-size-complex="12pt" style:font-style-complex="normal" style:font-weight-complex="normal"/>
    </style:style>
    <style:style style:name="T486" style:family="text">
      <style:text-properties fo:font-variant="normal" fo:text-transform="none" style:font-name="Liberation Serif1" fo:font-size="12pt" fo:letter-spacing="normal" fo:font-style="italic" style:text-underline-style="none" fo:font-weight="normal" officeooo:rsid="012e4c99" style:font-size-asian="12pt" style:font-style-asian="italic" style:font-weight-asian="normal" style:font-size-complex="12pt" style:font-style-complex="italic" style:font-weight-complex="normal"/>
    </style:style>
    <style:style style:name="T487" style:family="text">
      <style:text-properties fo:font-variant="normal" fo:text-transform="none" style:font-name="Liberation Serif1" fo:font-size="12pt" fo:letter-spacing="normal" fo:font-style="normal" style:text-underline-style="none" fo:font-weight="normal" officeooo:rsid="014f4dd5" style:font-size-asian="12pt" style:font-style-asian="normal" style:font-weight-asian="normal" style:font-size-complex="12pt" style:font-style-complex="normal" style:font-weight-complex="normal"/>
    </style:style>
    <style:style style:name="T488" style:family="text">
      <style:text-properties fo:font-variant="normal" fo:text-transform="none" style:font-name="Liberation Serif1" fo:font-size="12pt" fo:letter-spacing="normal" fo:font-style="italic" style:text-underline-style="none" fo:font-weight="normal" officeooo:rsid="014f4dd5" style:font-size-asian="12pt" style:font-style-asian="italic" style:font-weight-asian="normal" style:font-size-complex="12pt" style:font-style-complex="italic" style:font-weight-complex="normal"/>
    </style:style>
    <style:style style:name="T489" style:family="text">
      <style:text-properties fo:font-variant="normal" fo:text-transform="none" style:font-name="Liberation Serif1" fo:font-size="12pt" fo:letter-spacing="normal" fo:font-style="normal" style:text-underline-style="none" fo:font-weight="normal" officeooo:rsid="01316e26" style:font-size-asian="12pt" style:font-style-asian="normal" style:font-weight-asian="normal" style:font-size-complex="12pt" style:font-style-complex="normal" style:font-weight-complex="normal"/>
    </style:style>
    <style:style style:name="T490" style:family="text">
      <style:text-properties fo:font-variant="normal" fo:text-transform="none" style:font-name="Liberation Serif1" fo:font-size="12pt" fo:letter-spacing="normal" fo:font-style="normal" style:text-underline-style="none" fo:font-weight="normal" officeooo:rsid="014fb0b3" style:font-size-asian="12pt" style:font-style-asian="normal" style:font-weight-asian="normal" style:font-size-complex="12pt" style:font-style-complex="normal" style:font-weight-complex="normal"/>
    </style:style>
    <style:style style:name="T491" style:family="text">
      <style:text-properties officeooo:rsid="02003990"/>
    </style:style>
    <style:style style:name="T492" style:family="text">
      <style:text-properties officeooo:rsid="020176bd"/>
    </style:style>
    <style:style style:name="T493" style:family="text">
      <style:text-properties fo:color="#ff4000" loext:opacity="100%" fo:font-weight="normal" officeooo:rsid="006fbec8" style:font-weight-asian="normal" style:font-weight-complex="normal"/>
    </style:style>
    <style:style style:name="T494" style:family="text">
      <style:text-properties fo:color="#ff4000" loext:opacity="100%" fo:font-weight="normal" officeooo:rsid="00740f8f" style:font-weight-asian="normal" style:font-weight-complex="normal"/>
    </style:style>
    <style:style style:name="T495" style:family="text">
      <style:text-properties fo:color="#ff4000" loext:opacity="100%" fo:font-weight="normal" officeooo:rsid="00707f76" style:font-weight-asian="normal" style:font-weight-complex="normal"/>
    </style:style>
    <style:style style:name="T496" style:family="text">
      <style:text-properties fo:color="#ff4000" loext:opacity="100%" style:font-name="Bukyvede" fo:font-weight="normal" officeooo:rsid="006fbec8" style:font-weight-asian="normal" style:font-weight-complex="normal"/>
    </style:style>
    <style:style style:name="T497" style:family="text">
      <style:text-properties fo:color="#ff4000" loext:opacity="100%" style:font-name="Liberation Serif1" fo:font-weight="normal" officeooo:rsid="00722373" style:font-weight-asian="normal" style:font-weight-complex="normal"/>
    </style:style>
    <style:style style:name="T498" style:family="text">
      <style:text-properties fo:color="#ff4000" loext:opacity="100%" style:font-name="Liberation Serif1" fo:font-weight="normal" officeooo:rsid="00740f8f" style:font-weight-asian="normal" style:font-weight-complex="normal"/>
    </style:style>
    <style:style style:name="T499" style:family="text">
      <style:text-properties fo:color="#ff4000" loext:opacity="100%" fo:font-weight="normal" officeooo:rsid="0071da0f" style:font-weight-asian="normal" style:font-weight-complex="normal"/>
    </style:style>
    <style:style style:name="T500" style:family="text">
      <style:text-properties fo:color="#ff4000" loext:opacity="100%" style:font-name="Bukyvede" fo:font-weight="normal" officeooo:rsid="0071da0f" style:font-weight-asian="normal" style:font-weight-complex="normal"/>
    </style:style>
    <style:style style:name="T501" style:family="text">
      <style:text-properties fo:color="#ff4000" loext:opacity="100%" fo:font-weight="normal" officeooo:rsid="00722373" style:font-weight-asian="normal" style:font-weight-complex="normal"/>
    </style:style>
    <style:style style:name="T502" style:family="text">
      <style:text-properties fo:color="#ff4000" loext:opacity="100%" fo:font-weight="normal" officeooo:rsid="00ab5804" style:font-weight-asian="normal" style:font-weight-complex="normal"/>
    </style:style>
    <style:style style:name="T503" style:family="text">
      <style:text-properties fo:color="#ff4000" loext:opacity="100%" fo:font-weight="normal" officeooo:rsid="00ac34a7" style:font-weight-asian="normal" style:font-weight-complex="normal"/>
    </style:style>
    <style:style style:name="T504" style:family="text">
      <style:text-properties fo:color="#ff4000" loext:opacity="100%" style:font-name="Bukyvede" fo:font-weight="normal" officeooo:rsid="00ac34a7" style:font-weight-asian="normal" style:font-weight-complex="normal"/>
    </style:style>
    <style:style style:name="T505" style:family="text">
      <style:text-properties style:font-name="Liberation Serif1" officeooo:rsid="009f616e"/>
    </style:style>
    <style:style style:name="T506" style:family="text">
      <style:text-properties style:font-name="Liberation Serif1" officeooo:rsid="00a0a933"/>
    </style:style>
    <style:style style:name="T507" style:family="text">
      <style:text-properties style:font-name="Bukyvede" officeooo:rsid="00a0a933"/>
    </style:style>
    <style:style style:name="T508" style:family="text">
      <style:text-properties fo:font-family="Bukyvede" officeooo:rsid="00a0a933"/>
    </style:style>
    <style:style style:name="T509" style:family="text">
      <style:text-properties style:font-name="Liberation Serif1" officeooo:rsid="00a15e37"/>
    </style:style>
    <style:style style:name="T510" style:family="text">
      <style:text-properties officeooo:rsid="00544ebf"/>
    </style:style>
    <style:style style:name="T511" style:family="text">
      <style:text-properties officeooo:rsid="02688c3e"/>
    </style:style>
    <style:style style:name="T512" style:family="text">
      <style:text-properties officeooo:rsid="027ce899"/>
    </style:style>
    <style:style style:name="T513" style:family="text">
      <style:text-properties officeooo:rsid="02899324"/>
    </style:style>
    <style:style style:name="T514" style:family="text">
      <style:text-properties officeooo:rsid="0288c7b9"/>
    </style:style>
    <style:style style:name="T515" style:family="text">
      <style:text-properties officeooo:rsid="02870ed3"/>
    </style:style>
    <style:style style:name="T516" style:family="text">
      <style:text-properties officeooo:rsid="027e7311"/>
    </style:style>
    <style:style style:name="T517" style:family="text">
      <style:text-properties officeooo:rsid="02105f36"/>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fo:padding="0cm" fo:border="0.06pt solid #ffffff"/>
    </style:style>
    <style:style style:name="fr2" style:family="graphic" style:parent-style-name="Frame">
      <style:graphic-properties style:run-through="background" style:wrap="run-through" style:number-wrapped-paragraphs="no-limit" style:vertical-pos="from-top" style:vertical-rel="paragraph" style:horizontal-pos="from-left" style:horizontal-rel="paragraph" fo:padding="0cm" fo:border="0.06pt solid #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ecromancing</text:span><text:span text:style-name="T2"> Diels: </text:span><text:span text:style-name="T3">computerising </text:span><text:span text:style-name="T4">the </text:span><text:span text:style-name="T3">phonological analysis of </text:span><text:span text:style-name="T5">early Slavonic</text:span><text:span text:style-name="T3"> texts using</text:span><text:span text:style-name="T6"> existing</text:span><text:span text:style-name="T3"> treebank data</text:span><text:span text:style-name="T7"> and a Late Common Slavonic computerised inflectional morphology</text:span></text:p>
      <text:p text:style-name="P2"/>
      <text:p text:style-name="P3">0. Introduction</text:p>
      <text:p text:style-name="P4"><text:span text:style-name="T8"><text:tab/></text:span>Much progress has been made in the last twenty years in early Slavonic corpus linguistics<text:span text:style-name="T9"> as a result of the</text:span><text:span text:style-name="T10"> Old Church Slavonic part of the</text:span><text:span text:style-name="T9"> PROIEL project</text:span><text:span text:style-name="T10"> (</text:span><text:span text:style-name="T11">Haug &amp; Jøhndal 2008</text:span><text:span text:style-name="T10">)</text:span><text:span text:style-name="T9"> </text:span><text:span text:style-name="T10">and its subsequent expansion as the TOROT treebank (Eckhoff &amp; Berdičevskis 2015), such that currently just over 240,000 words of canonical OCS have been manually lemmatised, </text:span><text:span text:style-name="T12">part-of-speech and </text:span><text:span text:style-name="T10">morphologically-tagged, and syntactically parsed. The </text:span><text:span text:style-name="T13">focus</text:span><text:span text:style-name="T10"> of these projects, however, has been</text:span><text:span text:style-name="T13"> exclusively on the higher-level linguistic domains of syntax, semantics, and pragmatics</text:span><text:span text:style-name="T14">:</text:span><text:span text:style-name="T13"> </text:span><text:span text:style-name="T15">surface-</text:span><text:span text:style-name="T13">morphology has been of only incidental concern, for example in investigations in</text:span><text:span text:style-name="T16">to</text:span><text:span text:style-name="T13"> differential-object marking (Eckhoff</text:span><text:span text:style-name="T16"> 2015, 2022)</text:span><text:span text:style-name="T17">. No</text:span><text:span text:style-name="T16"> inflection-class data is </text:span><text:span text:style-name="T18">included</text:span><text:span text:style-name="T16"> in these corpora</text:span><text:span text:style-name="T14">,</text:span><text:span text:style-name="T16"> and phonology has been totally ignored to the extent that some of the texts (esp. Kiev Folia, Codex Suprasliensis</text:span><text:span text:style-name="T14">, and partially Codex Zographensis</text:span><text:span text:style-name="T16">) contain quite severe typographical inconsistencies and errors that make them dangerous to use without reference to the manuscripts.</text:span></text:p>
      <text:p text:style-name="P5"><text:span text:style-name="T8"><text:tab/></text:span>That being said, <text:span text:style-name="T12">enough information is included in </text:span><text:span text:style-name="T14">the lemmatisation and morp</text:span><text:span text:style-name="T18">hology-tagging</text:span><text:span text:style-name="T15"> that, with a few exceptions (e.g. comparatives), </text:span><text:span text:style-name="T12">the </text:span><text:span text:style-name="T19">morphological shape of the </text:span><text:span text:style-name="T12">inflected text-forms can be </text:span><text:span text:style-name="T19">predicted from just the tag-information, provided that inflection-class annotations are added to the lemma</text:span><text:span text:style-name="T20">s</text:span><text:span text:style-name="T19">.</text:span><text:span text:style-name="T21"> This means that the immediate Late Common Slavonic ancestors of surface-text forms can be generated by </text:span><text:span text:style-name="T22">using</text:span><text:span text:style-name="T21"> a database of LCS inflectional-endings,</text:span><text:span text:style-name="T22"> </text:span><text:span text:style-name="T21">reconstructing </text:span><text:span text:style-name="T22">and inflection-class-marking </text:span><text:span text:style-name="T21">the LCS stems of the lemmas, and then </text:span><text:span text:style-name="T22">applying inflectional-endings to the stems according to the </text:span><text:span text:style-name="T23">word's </text:span><text:span text:style-name="T22">morphology-tag</text:span><text:span text:style-name="T23"> annotation</text:span><text:span text:style-name="T22"><text:note text:id="ftn1" text:note-class="footnote"><text:note-citation>1</text:note-citation><text:note-body><text:p text:style-name="P6">Morphological innovations and variations are detected by inspecting the text-forms and then applying 'alternative' endings as specified in the inflectional-endings database<text:span text:style-name="T24">;</text:span> see Section <text:span text:style-name="T24">1</text:span> for more detail.</text:p></text:note-body></text:note></text:span><text:span text:style-name="T22">.</text:span><text:span text:style-name="T25"> S</text:span><text:span text:style-name="T23">uch LCS reconstructions are an extremely useful form of 'phonological annotation', since theoretically all the information required to give rise to an attested form </text:span><text:span text:style-name="T26">must</text:span><text:span text:style-name="T23"> be present in a</text:span><text:span text:style-name="T26">ny correct</text:span><text:span text:style-name="T23"> reconstruct</text:span><text:span text:style-name="T26">ed proto-form</text:span><text:span text:style-name="T23">, and the complete regularity of the idealised LCS forms makes texts predictably searchable regardless of orthographic variability, abbreviations, or other irregularities in the surface-texts.</text:span><text:span text:style-name="T8"> When applied to whole texts, </text:span><text:span text:style-name="T27">they make the exhaustive investigation of almost any phonological or orthographic question trivially easy compared to manually reading and extracting relevant forms, or using TOROT</text:span><text:span text:style-name="T28">'</text:span><text:span text:style-name="T27">s existing lemmatisation and morphology-tagging to try to gather morphological categories which might contain the sound-groups one is interested in</text:span><text:span text:style-name="T29">. </text:span></text:p>
      <text:p text:style-name="P7"/>
      <text:p text:style-name="P8">In the next section<text:span text:style-name="T30"> I will describe</text:span> my computerised LCS inflectional-morphology <text:span text:style-name="T30">in more detail, </text:span><text:span text:style-name="T31">show</text:span><text:span text:style-name="T30"> </text:span>how it can be used to "autoreconstruct" <text:span text:style-name="T32">different </text:span>OCS texts<text:span text:style-name="T33">, </text:span><text:span text:style-name="T30">and </text:span><text:span text:style-name="T31">explain how </text:span><text:span text:style-name="T34">difficulties caused by things</text:span><text:span text:style-name="T35"> like</text:span><text:span text:style-name="T31"> morphological </text:span><text:span text:style-name="T34">innovations, badly-integrated foreign loanwords, </text:span><text:span text:style-name="T36">or insufficiently-precise tagging-data</text:span><text:span text:style-name="T31"> </text:span><text:span text:style-name="T35">can be overcome</text:span><text:span text:style-name="T34">.</text:span><text:span text:style-name="T37"> </text:span><text:span text:style-name="T38">(Possibly include here some demonstration of </text:span><text:span text:style-name="T39">'exhaustive investigation' of </text:span><text:span text:style-name="T38">the autoreconstructed Marianus, since that is the highest-quality TOROT text and the only one virtually 100% covered by my lemmas?)</text:span></text:p>
      <text:p text:style-name="P8"/>
      <text:p text:style-name="P9"><text:span text:style-name="T34">Since morphology-tagging and lemmatisation are a prerequisite for my method of automatic reconstruction, </text:span>Section 2 will survey r<text:bookmark-start text:name="__DdeLink__186_1882800985"/>ecent work on automat<text:bookmark-end text:name="__DdeLink__186_1882800985"/><text:span text:style-name="T34">ing these tasks</text:span> for early Slavonic texts<text:span text:style-name="T40">.</text:span><text:span text:style-name="T31"> </text:span><text:span text:style-name="T40">T</text:span><text:span text:style-name="T31">hanks to </text:span><text:span text:style-name="T41">modern deep-learning techniques and </text:span><text:span text:style-name="T31">the </text:span><text:span text:style-name="T34">large and growing amount of manually-produced training-data</text:span><text:span text:style-name="T42"> in Eckhoff's corpus</text:span><text:span text:style-name="T34">, </text:span><text:span text:style-name="T40">accuracies of 90%+ can easily be reached (depending on the target-text), and I will see how far up this can be pushed by</text:span><text:span text:style-name="T43"> better neural-network design and</text:span><text:span text:style-name="T40"> more careful and informed pre-processing of </text:span><text:span text:style-name="T41">training and target-data</text:span><text:span text:style-name="T43">.</text:span></text:p>
      <text:p text:style-name="P10"/>
      <text:p text:style-name="P10"><text:span text:style-name="T44">A</text:span><text:span text:style-name="T45">s a </text:span><text:span text:style-name="T46">test-case</text:span><text:span text:style-name="T44"> of "wholly automatic" phonological annotation, Section 3 will</text:span><text:span text:style-name="T45"> apply such methods to the Codex Assemanianus, an OCS lectionary containing most of the gospels</text:span> <text:span text:style-name="T44">which has been digitised in an ASCII-encoded format by Jouko Lindstedt but is not included in Eckhoff's corpus. </text:span><text:span text:style-name="T47">Accuracy will be evaluated by comparing</text:span><text:span text:style-name="T48"> both the </text:span><text:span text:style-name="T47">automatic tagging and lemmatisation</text:span><text:span text:style-name="T48">, and the resulting LCS reconstructions,</text:span><text:span text:style-name="T47"> to 10 randomly-selected manually-annotated shorter sections.</text:span></text:p>
      <text:p text:style-name="P10"><text:soft-page-break/></text:p>
      <text:p text:style-name="P11">Section 4 will<text:span text:style-name="T49"> then</text:span> <text:span text:style-name="T50">use the wholly-automatically-reconstructed Assemanianus as </text:span><text:span text:style-name="T51">the basis for a short investigation into </text:span><text:span text:style-name="T52">aspects of its</text:span><text:span text:style-name="T51"> phonological and orthographic system, which will be compared against existing treatments of this text in the literature</text:span><text:span text:style-name="T52">, </text:span><text:span text:style-name="T53">to see to what extent useful insights can be extracted even without any form of manual-annotation.</text:span></text:p>
      <text:p text:style-name="P11"/>
      <text:p text:style-name="P12">1. Auto-reconstructing texts using a computerised Late Common Slavic inflectional morphology</text:p>
      <text:p text:style-name="P12"/>
      <text:p text:style-name="P13"><text:span text:style-name="T54">The premise of my chosen form of "phonological annotation"</text:span><text:span text:style-name="T55"> is that the earliest Slavic </text:span><text:span text:style-name="T56">texts reflect language</text:span><text:span text:style-name="T57">s</text:span><text:span text:style-name="T56"> </text:span><text:span text:style-name="T58">which </text:span><text:span text:style-name="T57">are</text:span><text:span text:style-name="T58"> </text:span><text:span text:style-name="T59">structurally</text:span><text:span text:style-name="T58"> close enough to the broadly-agreed-upon system of Late Common Slavonic</text:span><text:span text:style-name="T60"> that the </text:span><text:span text:style-name="T61">forms underlying the </text:span><text:span text:style-name="T60">manuscript-spellings are more or less trivially derivable (by the application of sound-change rules) from their theoretical LCS ancestors.</text:span></text:p>
      <text:p text:style-name="P14"><text:span text:style-name="T62">By 'structurally' I </text:span><text:span text:style-name="T63">am referring to structure at the phonological level</text:span><text:span text:style-name="T64">; structural changes at higher levels of analysis (</text:span><text:span text:style-name="T65">i.e. </text:span><text:span text:style-name="T64">inflectional morphology</text:span><text:span text:style-name="T65">,</text:span><text:span text:style-name="T64"> derivational morphology)</text:span><text:span text:style-name="T66"> are of no concern unless they are </text:span><text:span text:style-name="T67">made possible only by </text:span><text:span text:style-name="T68">intervening </text:span><text:span text:style-name="T67">phonological changes</text:span><text:span text:style-name="T69">.</text:span></text:p>
      <text:p text:style-name="P15"><text:span text:style-name="T70">My contention is that before about 1100 not enough of these structural changes are in evidence in any Slavic text, and thus they can be relatively straightforwardly indexed using a well-chosen LCS system. </text:span>Before giving example<text:span text:style-name="T70">s</text:span> of structural change<text:span text:style-name="T71">s</text:span><text:span text:style-name="T70"> that are problematic for such an indexing-system</text:span>, it's necessary to <text:span text:style-name="T70">first </text:span>lay out my LCS system in full<text:span text:style-name="T70">:</text:span></text:p>
      <text:p text:style-name="P16"/>
      <text:p text:style-name="P17">1.1 Late Common Slavonic as a "phonological index"</text:p>
      <text:p text:style-name="P18"><text:span text:style-name="T72">In order to account for as much of the subsequently attested Slavic as possible, </text:span><text:span text:style-name="T73">a </text:span><text:span text:style-name="T72">point </text:span><text:span text:style-name="T74">after the monophthongisation of diphthongs, but</text:span><text:span text:style-name="T72"> before the Second and Third Velar Palatalisations (PV2 and PV3) </text:span><text:span text:style-name="T74">is chosen as the point of departure</text:span><text:span text:style-name="T75">, because of the</text:span><text:span text:style-name="T76"> difference between the </text:span><text:span text:style-name="T77">West Slavic </text:span><text:span text:style-name="T76">/š/ </text:span><text:span text:style-name="T77">and South/East /ś/ reflex of these two palatalisations of *x</text:span><text:span text:style-name="T78"> (Cz. loc. pl. </text:span><text:span text:style-name="T79">du</text:span><text:span text:style-name="T80">š</text:span><text:span text:style-name="T79">ích</text:span><text:span text:style-name="T81"> vs Supr</text:span><text:span text:style-name="T82">asliensis</text:span><text:span text:style-name="T81">. </text:span><text:span text:style-name="T83">доу</text:span><text:span text:style-name="T84">с</text:span><text:span text:style-name="T83">ѣхъ </text:span><text:span text:style-name="T85">&lt;*duxěxъ</text:span><text:span text:style-name="T86">; Polish</text:span><text:span text:style-name="T87"> w</text:span><text:span text:style-name="T88">sz</text:span><text:span text:style-name="T87">ak</text:span><text:span text:style-name="T86"> vs</text:span><text:span text:style-name="T89"> </text:span><text:span text:style-name="T90">Supr</text:span><text:span text:style-name="T91">.</text:span><text:span text:style-name="T90"> </text:span><text:span text:style-name="T92">вь҆</text:span><text:span text:style-name="T93">с</text:span><text:span text:style-name="T92">акъ</text:span><text:span text:style-name="T94"> , Ru. </text:span><text:span text:style-name="T95">в</text:span><text:span text:style-name="T96">с</text:span><text:span text:style-name="T95">я</text:span><text:span text:style-name="T87">к[ий]</text:span><text:span text:style-name="T94"> &lt;*vьx</text:span><text:span text:style-name="T97">‑</text:span><text:span text:style-name="T94">a</text:span><text:span text:style-name="T98">kъ</text:span><text:span text:style-name="T99">)</text:span><text:span text:style-name="T81">,</text:span><text:span text:style-name="T77"> as well as the probable complete absence of </text:span><text:span text:style-name="T73">PV2</text:span><text:span text:style-name="T73"><text:note text:id="ftn2" text:note-class="footnote"><text:note-citation>2</text:note-citation><text:note-body><text:p text:style-name="P19">The evidence regarding the possible absence of PV3 from Novgorodian is far less convincing: the Birchbark letters abound with examples of the PV3 reflex of *k (e.g. letter №439 from around 1200 has <text:span text:style-name="T100">свинеце</text:span> &lt;*svinьkь and <text:span text:style-name="T100">полотенеца</text:span> &lt;*poltьnьka), and those of *g are not unknown: Zaliznjak (2004: 47) admits that palatalised forms of the Germanic loan <text:span text:style-name="T100">кънѧ</text:span><text:span text:style-name="T101">з</text:span>‑ &lt;*kъnęg‑ are the rule, but considers this to be a "supradialectal" word originating outside of the Novgorodian dialect-area; Galinskaja (2014: 10) is less convinced and adduces the form <text:span text:style-name="T100">оусьрѧзи</text:span> 'earrings' from letter №429 as a word of "вполне бытового характера" which <text:span text:style-name="T102">thus supposedly </text:span>shows <text:span text:style-name="T103">a native</text:span> Novgorodian <text:span text:style-name="T103">reflex of </text:span>PV3 of *g. <text:span text:style-name="T104">(This is commonly assumed to be a Turkic loan, cognate with e.g. Kazakh </text:span><text:span text:style-name="T105">сырға</text:span><text:span text:style-name="T104">, but the fact that it appears in Slavic with front-vowels (Ru. </text:span><text:span text:style-name="T105">серьга</text:span><text:span text:style-name="T104">), unlike its back-voweled Common Turkic cognates, and the fact that it was borrowed early enough to undergo PV3 at all, suggests that Vasmer's derivation of it from "Old Chuvash" (i.e. some form of Oghur or Bulgar Turkic) is correct, and it thus belongs to an earlier layer of Turkic loans than those borrowed from the Kipchak dialects of the Polovtsians</text:span><text:span text:style-name="T106"> (</text:span><text:span text:style-name="T104">e.g. Ru. </text:span><text:span text:style-name="T105">камыш</text:span><text:span text:style-name="T104"> &lt; *qamış (&gt; Kaz. </text:span><text:span text:style-name="T105">қамыс</text:span><text:span text:style-name="T104">).)</text:span></text:p><text:p text:style-name="P20">More importantly, as Galinska<text:span text:style-name="T107">j</text:span>a (op. cit.) points out, in all of the well-known Novgorodian forms of the pronoun *vьxъ 'all' which supposedly show a lack of PV3 by retaining both /x/ and back/hard desinences (e.g. fem. gen. sg. <text:span text:style-name="T100">въхоѣ</text:span> &lt;*vьxoj<text:span text:style-name="T108">ę̌</text:span> from letter №850), and which come from letters which otherwise correctly convey the jers (by writing &lt;ь,е&gt; for *ь and &lt;о,ъ&gt; for *ъ), the weak-jer is always written with &lt;ъ,о&gt;, unambiguously suggesting a /ъ/ pronunciation. These forms therefore more likely point to a LCS doublet-form *vъxъ which would never contain the conditioning environment for PV3 anyway, and thus you can't use them as evidence of a lack of PV3 in Novgorodian (on the plausibility of such a doublet see Galinskaja (2014: 14), though cf. Zaliznjak's (2004: 54) less convincing explanation of the /ъ/ in these words as an assimilation of original /ь/ to the back-vowels of the following syllable).</text:p></text:note-body></text:note></text:span><text:span text:style-name="T77"> in </text:span><text:span text:style-name="T109">northern</text:span><text:span text:style-name="T77"> East Slavic (Old Novgorodian</text:span><text:span text:style-name="T73">, see Zaliznjak 2004: 42-45</text:span><text:span text:style-name="T91"> for the evidence</text:span><text:span text:style-name="T110">)</text:span><text:span text:style-name="T111">, </text:span><text:span text:style-name="T112">and </text:span><text:span text:style-name="T111">the blocking of PV2 by an intervening *v in West Slavic (Pol. </text:span><text:span text:style-name="T113">gwiazda</text:span><text:span text:style-name="T111">, Cz. </text:span><text:span text:style-name="T113">květ</text:span><text:span text:style-name="T114"> &lt;*gvězda, *květъ</text:span><text:span text:style-name="T111">, etc.)</text:span><text:span text:style-name="T115">.</text:span><text:span text:style-name="T116"> </text:span></text:p>
      <text:p text:style-name="P21">To be explicit, the native phonemes in my LCS system are given in the tables below:</text:p>
      <text:p text:style-name="P22"/>
      <text:p text:style-name="P22"/>
      <text:p text:style-name="P22"/>
      <text:p text:style-name="P22"/>
      <text:p text:style-name="P23"><text:soft-page-break/></text:p>
      <text:p text:style-name="P23"><draw:frame draw:style-name="fr1" draw:name="Frame3" text:anchor-type="paragraph" svg:x="0.22cm" svg:y="0.118cm" svg:width="7.329cm" draw:z-index="1"><draw:text-box fo:min-height="7.228cm"><text:p text:style-name="P24"><draw:frame draw:style-name="fr2" draw:name="Frame1" text:anchor-type="paragraph" svg:x="7.601cm" svg:y="-0.002cm" svg:width="7.624cm" draw:z-index="0"><draw:text-box fo:min-height="7.468cm"><text:p text:style-name="P25">Table <text:sequence text:ref-name="refTable0" text:name="Table" text:formula="ooow:Table+1" style:num-format="1">1</text:sequence>: LCS consonants<text:span text:style-name="T117"> before PV2/PV3</text:span> (adapted from Winslow 2022: 304)</text:p><table:table table:name="Table1" table:style-name="Table1"><table:table-column table:style-name="Table1.A" table:number-columns-repeated="3"/><table:table-column table:style-name="Table1.D"/><table:table-row><table:table-cell table:style-name="Table1.A1" office:value-type="string"><text:p text:style-name="P26">Labial</text:p></table:table-cell><table:table-cell table:style-name="Table1.A1" office:value-type="string"><text:p text:style-name="P26">Dental</text:p></table:table-cell><table:table-cell table:style-name="Table1.A1" office:value-type="string"><text:p text:style-name="P26">Palatal</text:p></table:table-cell><table:table-cell table:style-name="Table1.D1" office:value-type="string"><text:p text:style-name="P26">Velar</text:p></table:table-cell></table:table-row><table:table-row><table:table-cell table:style-name="Table1.A2" office:value-type="string"><text:p text:style-name="P27">m</text:p></table:table-cell><table:table-cell table:style-name="Table1.A2" office:value-type="string"><text:p text:style-name="P27">n</text:p></table:table-cell><table:table-cell table:style-name="Table1.A2" office:value-type="string"><text:p text:style-name="P27">ń</text:p></table:table-cell><table:table-cell table:style-name="Table1.D2" office:value-type="string"><text:p text:style-name="P28"/></table:table-cell></table:table-row><table:table-row table:style-name="Table1.3"><table:table-cell table:style-name="Table1.A2" office:value-type="string"><text:p text:style-name="P27">b <text:s text:c="10"/>p</text:p></table:table-cell><table:table-cell table:style-name="Table1.A2" office:value-type="string"><text:p text:style-name="P27">t <text:s text:c="8"/>d</text:p></table:table-cell><table:table-cell table:style-name="Table1.A2" office:value-type="string"><text:p text:style-name="P27">ћ <text:s text:c="7"/>ђ</text:p></table:table-cell><table:table-cell table:style-name="Table1.D2" office:value-type="string"><text:p text:style-name="P27">k <text:s text:c="6"/>g</text:p></table:table-cell></table:table-row><table:table-row><table:table-cell table:style-name="Table1.A2" office:value-type="string"><text:p text:style-name="P28"/></table:table-cell><table:table-cell table:style-name="Table1.A2" office:value-type="string"><text:p text:style-name="P27">s <text:s text:c="8"/>z</text:p></table:table-cell><table:table-cell table:style-name="Table1.A2" office:value-type="string"><text:p text:style-name="P27">š <text:s text:c="7"/>ž</text:p></table:table-cell><table:table-cell table:style-name="Table1.D2" office:value-type="string"><text:p text:style-name="P27">x</text:p></table:table-cell></table:table-row><table:table-row><table:table-cell table:style-name="Table1.A2" office:value-type="string"><text:p text:style-name="P28"/></table:table-cell><table:table-cell table:style-name="Table1.A2" office:value-type="string"><text:p text:style-name="P28"/></table:table-cell><table:table-cell table:style-name="Table1.A2" office:value-type="string"><text:p text:style-name="P27">č</text:p></table:table-cell><table:table-cell table:style-name="Table1.D2" office:value-type="string"><text:p text:style-name="P28"/></table:table-cell></table:table-row><table:table-row><table:table-cell table:style-name="Table1.A2" office:value-type="string"><text:p text:style-name="P28"/></table:table-cell><table:table-cell table:style-name="Table1.A2" office:value-type="string"><text:p text:style-name="P27">l</text:p></table:table-cell><table:table-cell table:style-name="Table1.A2" office:value-type="string"><text:p text:style-name="P27">ĺ</text:p></table:table-cell><table:table-cell table:style-name="Table1.D2" office:value-type="string"><text:p text:style-name="P28"/></table:table-cell></table:table-row><table:table-row><table:table-cell table:style-name="Table1.A2" office:value-type="string"><text:p text:style-name="P28"/></table:table-cell><table:table-cell table:style-name="Table1.A2" office:value-type="string"><text:p text:style-name="P27">r</text:p></table:table-cell><table:table-cell table:style-name="Table1.A2" office:value-type="string"><text:p text:style-name="P27">ŕ</text:p></table:table-cell><table:table-cell table:style-name="Table1.D2" office:value-type="string"><text:p text:style-name="P28"/></table:table-cell></table:table-row><table:table-row><table:table-cell table:style-name="Table1.A2" office:value-type="string"><text:p text:style-name="P27">v</text:p></table:table-cell><table:table-cell table:style-name="Table1.A2" office:value-type="string"><text:p text:style-name="P28"/></table:table-cell><table:table-cell table:style-name="Table1.A2" office:value-type="string"><text:p text:style-name="P27">j</text:p></table:table-cell><table:table-cell table:style-name="Table1.D2" office:value-type="string"><text:p text:style-name="P28"/></table:table-cell></table:table-row></table:table><text:p text:style-name="P29"/></draw:text-box></draw:frame>Table <text:sequence text:ref-name="refTable1" text:name="Table" text:formula="ooow:Table+1" style:num-format="1">2</text:sequence>: LCS Vowels after the monophthongisation of diphthongs</text:p><table:table table:name="Figure1" table:style-name="Figure1"><table:table-column table:style-name="Figure1.A"/><table:table-column table:style-name="Figure1.B"/><table:table-column table:style-name="Figure1.C"/><table:table-column table:style-name="Figure1.D"/><table:table-row><table:table-cell table:style-name="Figure1.A1" office:value-type="string"><text:p text:style-name="P30"/></table:table-cell><table:table-cell table:style-name="Figure1.B1" table:number-columns-spanned="3" office:value-type="string"><text:p text:style-name="P31">Front <text:s text:c="27"/>Back</text:p></table:table-cell><table:covered-table-cell/><table:covered-table-cell/></table:table-row><table:table-row table:style-name="Figure1.2"><table:table-cell table:style-name="Figure1.A2" table:number-rows-spanned="2" office:value-type="string"><text:p text:style-name="P32"/><text:p text:style-name="P32">High</text:p></table:table-cell><table:table-cell table:style-name="Figure1.A2" office:value-type="string"><text:p text:style-name="P33">i</text:p></table:table-cell><table:table-cell table:style-name="Figure1.A2" office:value-type="string"><text:p text:style-name="P34"/></table:table-cell><table:table-cell table:style-name="Figure1.D2" office:value-type="string"><text:p text:style-name="P35">y <text:s text:c="10"/>u</text:p></table:table-cell></table:table-row><table:table-row table:style-name="Figure1.3"><table:covered-table-cell table:style-name="Figure1.A2"/><table:table-cell table:style-name="Figure1.A2" office:value-type="string"><text:p text:style-name="P36">ŕ̥ ь ĺ̥</text:p></table:table-cell><table:table-cell table:style-name="Figure1.A2" office:value-type="string"><text:p text:style-name="P37">y̨</text:p></table:table-cell><table:table-cell table:style-name="Figure1.D2" office:value-type="string"><text:p text:style-name="P38">r̥ ъ l̥</text:p></table:table-cell></table:table-row><table:table-row table:style-name="Figure1.4"><table:table-cell table:style-name="Figure1.A2" table:number-rows-spanned="2" office:value-type="string"><text:p text:style-name="P32"/><text:p text:style-name="P32">Mid</text:p></table:table-cell><table:table-cell table:style-name="Figure1.A2" office:value-type="string"><text:p text:style-name="P35">e<text:span text:style-name="T118"> <text:s text:c="7"/>ę</text:span></text:p></table:table-cell><table:table-cell table:style-name="Figure1.A2" office:value-type="string"><text:p text:style-name="P34"/></table:table-cell><table:table-cell table:style-name="Figure1.D2" office:value-type="string"><text:p text:style-name="P39"><text:span text:style-name="T118">ǫ</text:span><text:span text:style-name="T119"> <text:s text:c="9"/></text:span>o</text:p></table:table-cell></table:table-row><table:table-row table:style-name="Figure1.5"><table:covered-table-cell table:style-name="Figure1.A2"/><table:table-cell table:style-name="Figure1.A2" office:value-type="string"><text:p text:style-name="P40">ě <text:s text:c="7"/>ę̌</text:p></table:table-cell><table:table-cell table:style-name="Figure1.A2" office:value-type="string"><text:p text:style-name="P34"/></table:table-cell><table:table-cell table:style-name="Figure1.D2" office:value-type="string"><text:p text:style-name="P40"/></table:table-cell></table:table-row><table:table-row table:style-name="Figure1.6"><table:table-cell table:style-name="Figure1.A2" table:number-rows-spanned="2" office:value-type="string"><text:p text:style-name="P31"/><text:p text:style-name="P32">Low</text:p></table:table-cell><table:table-cell table:style-name="Figure1.A2" office:value-type="string"><text:p text:style-name="P36">Ǣ</text:p></table:table-cell><table:table-cell table:style-name="Figure1.A2" office:value-type="string"><text:p text:style-name="P34"/></table:table-cell><table:table-cell table:style-name="Figure1.D2" office:value-type="string"><text:p text:style-name="P34"/></table:table-cell></table:table-row><table:table-row table:style-name="Figure1.7"><table:covered-table-cell table:style-name="Figure1.A2"/><table:table-cell table:style-name="Figure1.A2" office:value-type="string"><text:p text:style-name="P34"/></table:table-cell><table:table-cell table:style-name="Figure1.A2" office:value-type="string"><text:p text:style-name="P40">a</text:p></table:table-cell><table:table-cell table:style-name="Figure1.D2" office:value-type="string"><text:p text:style-name="P34"/></table:table-cell></table:table-row></table:table><text:p text:style-name="P41"/></draw:text-box></draw:frame></text:p>
      <text:p text:style-name="P23"/>
      <text:p text:style-name="P23"/>
      <text:p text:style-name="P23"/>
      <text:p text:style-name="P23"/>
      <text:p text:style-name="P42"/>
      <text:p text:style-name="P43"/>
      <text:p text:style-name="P44"/>
      <text:p text:style-name="P45"/>
      <text:p text:style-name="P45"/>
      <text:p text:style-name="P45"/>
      <text:p text:style-name="P45"/>
      <text:p text:style-name="P45"/>
      <text:p text:style-name="P45"/>
      <text:p text:style-name="P45"/>
      <text:p text:style-name="P45"/>
      <text:p text:style-name="P45"/>
      <text:p text:style-name="P46"><text:span text:style-name="T120">In addition</text:span><text:span text:style-name="T121">,</text:span><text:span text:style-name="T120"> the following symbols are used to represent phonemes of wholly foreign origin in order to represent badly-integrated foreign borrowings, whose level of integration into the native system </text:span><text:span text:style-name="T122">we deliberately do not take a position on</text:span><text:span text:style-name="T120">: /ḱ ǵ x́ f ü/</text:span><text:span text:style-name="T123">, e.g. in respectively </text:span><text:span text:style-name="T124">к҄итъ</text:span><text:span text:style-name="T125"> </text:span><text:span text:style-name="T126">&lt;*</text:span><text:span text:style-name="T127">ḱ</text:span><text:span text:style-name="T128">itъ</text:span><text:span text:style-name="T129">,</text:span><text:span text:style-name="T130"> </text:span><text:span text:style-name="T124">ꙇꙉемонъ</text:span><text:span text:style-name="T125"> </text:span><text:span text:style-name="T128">&lt;*iǵemonъ</text:span><text:span text:style-name="T129">,</text:span><text:span text:style-name="T125"> </text:span><text:span text:style-name="T124">хитонъ</text:span><text:span text:style-name="T125"> </text:span><text:span text:style-name="T128">&lt;*x́itonъ</text:span><text:span text:style-name="T129">,</text:span><text:span text:style-name="T131"> </text:span><text:span text:style-name="T132">иосифъ</text:span><text:span text:style-name="T133"> </text:span><text:span text:style-name="T128">&lt;*ijosifъ</text:span><text:span text:style-name="T128"><text:note text:id="ftn3" text:note-class="footnote"><text:note-citation>3</text:note-citation><text:note-body><text:p text:style-name="P47">Of course the sequence /jo/ violates LCS phonotactics as well.</text:p></text:note-body></text:note></text:span><text:span text:style-name="T129">,</text:span><text:span text:style-name="T133"> </text:span><text:span text:style-name="T126">and</text:span><text:span text:style-name="T133"> мѵро </text:span><text:span text:style-name="T128">&lt;*müro</text:span><text:span text:style-name="T134">. </text:span><text:span text:style-name="T120"><text:s/>Almost none of the words containing these symbols would actually have existed in the language during Common Slavonic times, but they need to be included in the indexing-system because they often contain native Slavic elements (</text:span><text:span text:style-name="T123">f.ex.</text:span><text:span text:style-name="T120"> inflectional endings). Normally they represent specific sounds in the source-language (usually Greek), </text:span><text:span text:style-name="T122">so </text:span><text:span text:style-name="T135">including them is </text:span><text:span text:style-name="T120">useful </text:span><text:span text:style-name="T135">for investigating the </text:span><text:span text:style-name="T120">process of </text:span><text:span text:style-name="T135">these sounds'</text:span><text:span text:style-name="T120"> integration into the native systems. </text:span><text:span text:style-name="T123">For instance,</text:span><text:span text:style-name="T120"> the </text:span><text:span text:style-name="T136">extent to w</text:span><text:span text:style-name="T137">h</text:span><text:span text:style-name="T136">ich</text:span><text:span text:style-name="T120"> Greek /ü/ </text:span><text:span text:style-name="T136">is integrated into</text:span><text:span text:style-name="T120"> </text:span><text:span text:style-name="T138">either </text:span><text:span text:style-name="T120">native /i/ or /u/</text:span><text:span text:style-name="T123"> can be seen in variations in the OCS </text:span><text:span text:style-name="T135">spellings of the </text:span><text:span text:style-name="T123">word for 'Egypt': </text:span><text:span text:style-name="T139">ⰵ</text:span><text:span text:style-name="T140">ⰼⱓ</text:span><text:span text:style-name="T139">ⱂⱅⰰ</text:span><text:span text:style-name="T120"> vs </text:span><text:span text:style-name="T139">ⰵ</text:span><text:span text:style-name="T140">ⰳⰹ</text:span><text:span text:style-name="T139">ⱂⱅⰰ</text:span><text:span text:style-name="T120"> vs </text:span><text:span text:style-name="T139">ⰵ</text:span><text:span text:style-name="T140">ⰳⱛ</text:span><text:span text:style-name="T139">ⱂⱅⱏ</text:span><text:span text:style-name="T120"> vs </text:span><text:span text:style-name="T141">е</text:span><text:span text:style-name="T142">гоу</text:span><text:span text:style-name="T141">птъ</text:span><text:span text:style-name="T120"> vs</text:span><text:span text:style-name="T143"> </text:span><text:span text:style-name="T144">ⰵ</text:span><text:span text:style-name="T145">̅</text:span><text:span text:style-name="T146">ⰼ</text:span><text:span text:style-name="T147">ⱛ</text:span><text:span text:style-name="T148">ⱂⱅ</text:span><text:span text:style-name="T149">̅</text:span><text:span text:style-name="T148">ⰰ</text:span><text:span text:style-name="T150"><text:note text:id="ftn4" text:note-class="footnote"><text:note-citation>4</text:note-citation><text:note-body><text:p text:style-name="P48">Forms are given as they appear in the manuscripts; <text:span text:style-name="T151">modern fonts </text:span><text:span text:style-name="T152">and Unicode symbols </text:span><text:span text:style-name="T151">mean that the misleading and unhelpful practice of transcribing Glagolitic into Cyrillic </text:span><text:span text:style-name="T153">is no longer justifi</text:span><text:span text:style-name="T154">ed</text:span><text:span text:style-name="T153"> in any context</text:span>.</text:p></text:note-body></text:note></text:span><text:span text:style-name="T123">, etc.</text:span><text:span text:style-name="T135">. One might also ask whether a separate &lt;</text:span><text:span text:style-name="T155">ⰼ</text:span><text:span text:style-name="T156">&gt;</text:span><text:span text:style-name="T157"> letter for /</text:span><text:span text:style-name="T150">ǵ</text:span><text:span text:style-name="T157">/ (and the writing of &lt;</text:span><text:span text:style-name="T158">ⰽ</text:span><text:span text:style-name="T159">҄</text:span><text:span text:style-name="T157"> &gt; with the palatalisation-diacritic) could be linked to the inadmissibility</text:span><text:span text:style-name="T160"> </text:span><text:span text:style-name="T157">in the native systems of soft [k</text:span><text:span text:style-name="T161">j</text:span><text:span text:style-name="T157">, g</text:span><text:span text:style-name="T161">j</text:span><text:span text:style-name="T162">] sounds, and </text:span><text:span text:style-name="T163">whether </text:span><text:span text:style-name="T162">their replacement with regular </text:span><text:span text:style-name="T164">&lt;ⰳ,ⰽ&gt; or </text:span><text:span text:style-name="T162">&lt;</text:span><text:span text:style-name="T165">г</text:span><text:span text:style-name="T162">, </text:span><text:span text:style-name="T165">к</text:span><text:span text:style-name="T162">&gt;</text:span><text:span text:style-name="T166"> </text:span><text:span text:style-name="T163">was </text:span><text:span text:style-name="T166">more likely in systems with some level of native </text:span><text:span text:style-name="T162">[k</text:span><text:span text:style-name="T161">j</text:span><text:span text:style-name="T162">, g</text:span><text:span text:style-name="T161">j</text:span><text:span text:style-name="T162">]</text:span><text:span text:style-name="T166"> (for instance, in Rus' after the so-called Fourth Velar Palatalisation, or in Novgorod due to the retention of native velars before front-vowels because of the non-action of PV2, etc.); </text:span><text:span text:style-name="T167">in any case </text:span><text:span text:style-name="T166">such questions are far easier to investigate if all relevant forms can be reliably retrieved by giving them even a consciously artificial LCS representation. </text:span></text:p>
      <text:p text:style-name="P49"/>
      <text:p text:style-name="P50">Vowels</text:p>
      <text:p text:style-name="P51"><text:span text:style-name="T168">I have </text:span><text:span text:style-name="T169">deliberately not </text:span><text:span text:style-name="T168">include</text:span><text:span text:style-name="T169">d</text:span><text:span text:style-name="T168"> accentual information in my reconstruction of vowels, even though such information is in fact required to explain</text:span><text:span text:style-name="T170"> certain differing manuscript-reflexes,</text:span><text:span text:style-name="T171"> e.g. Russkaja Pravda fem. acc. sg. </text:span><text:span text:style-name="T172">робу</text:span><text:span text:style-name="T171"> &lt; *</text:span><text:span text:style-name="T173">orb-ǫ vs Uspenskij Sbornik nt. acc. sg. </text:span><text:span text:style-name="T174">рало</text:span><text:span text:style-name="T173"> &lt; *ordl-o, </text:span><text:span text:style-name="T169">because f</text:span><text:span text:style-name="T175">or too large a proportion of the vocabulary this information is not </text:span><text:span text:style-name="T176">sufficiently </text:span><text:span text:style-name="T175">securely </text:span><text:span text:style-name="T177">and</text:span><text:span text:style-name="T175"> uncontroversially reconstructed </text:span><text:span text:style-name="T178">to justify</text:span><text:span text:style-name="T175"> its inclusion, and anyway the (often post-LCS) derivational processes which</text:span><text:span text:style-name="T178"> are responsible for most of the actual words in </text:span><text:span text:style-name="T71">the attested texts (and the inevitable </text:span><text:span text:style-name="T179">accentual </text:span><text:span text:style-name="T71">levelling processes likely to have occurred in the course of these derivations)</text:span><text:span text:style-name="T178"> complicate things even further</text:span><text:span text:style-name="T179">.</text:span></text:p>
      <text:p text:style-name="P51"/>
      <text:p text:style-name="P52"><text:span text:style-name="T180">The two extra nasal-vowels /</text:span><text:span text:style-name="T181">y̨</text:span><text:span text:style-name="T182">/ and /</text:span><text:span text:style-name="T183">ę̌</text:span><text:span text:style-name="T182">/ are required to account for the split between North (East and West) and South Slavic forms of certain inflectional-endings: *</text:span><text:span text:style-name="T181">y̨</text:span><text:span text:style-name="T184"> for the nom. sg. masc./nt. pres. act. </text:span><text:soft-page-break/><text:span text:style-name="T184">participle of certain verb-classes whose present-stem ends on a hard-consonant, </text:span><text:span text:style-name="T185">which in South Slavic remains high and backed, </text:span><text:span text:style-name="T184">e.g. Supr. </text:span><text:span text:style-name="T186">ꙁов</text:span><text:span text:style-name="T187">ꙑ</text:span><text:span text:style-name="T188"> </text:span><text:span text:style-name="T184">&lt;*zov</text:span><text:span text:style-name="T189">y̨</text:span><text:span text:style-name="T190">, </text:span><text:span text:style-name="T191">Psalterium Sinaiticum</text:span><text:span text:style-name="T192"> <text:s/></text:span><text:span text:style-name="T193">ⱄⱅⱃⱑⰳ</text:span><text:span text:style-name="T194">ⱘ</text:span><text:span text:style-name="T193">ⰺ </text:span><text:span text:style-name="T191">&lt;*sterg</text:span><text:span text:style-name="T189">y̨</text:span><text:span text:style-name="T191">‑jь, Codex Marianus</text:span><text:span text:style-name="T193"> ⱑⰴ</text:span><text:span text:style-name="T194">ⱕ</text:span><text:span text:style-name="T195">ⰻ</text:span><text:span text:style-name="T196"> </text:span><text:span text:style-name="T191">&lt;*</text:span><text:span text:style-name="T196">jǢd</text:span><text:span text:style-name="T189">y̨</text:span><text:span text:style-name="T191">‑jь</text:span><text:span text:style-name="T196"> (these forms </text:span><text:span text:style-name="T197">lead Kortlandt (1979:260) to posit that</text:span><text:span text:style-name="T196"> </text:span><text:span text:style-name="T198">some dialects of </text:span><text:span text:style-name="T196">early OCS retained </text:span><text:span text:style-name="T199">some kind of</text:span><text:span text:style-name="T196"> nasal character </text:span><text:span text:style-name="T199">in</text:span><text:span text:style-name="T196"> this vowel and may even have developed the special "hooked" nasal letter &lt;</text:span><text:span text:style-name="T195">ⱕ</text:span><text:span text:style-name="T196">&gt; for it), but in </text:span><text:span text:style-name="T200">most of </text:span><text:span text:style-name="T196">North Slavic </text:span><text:span text:style-name="T201">lowered to</text:span><text:span text:style-name="T196"> /a/</text:span><text:span text:style-name="T202">: </text:span><text:span text:style-name="T196">Old Polish (</text:span>Kazania Świ<text:span text:style-name="T203">ę</text:span>tokrzyskie<text:span text:style-name="T196">) </text:span><text:span text:style-name="T204">has both </text:span><text:span text:style-name="T205">rec</text:span><text:span text:style-name="T206">a</text:span><text:span text:style-name="T196"> </text:span><text:span text:style-name="T204">and </text:span><text:span text:style-name="T207">recꟁ </text:span><text:span text:style-name="T208">(with the special Old Polish letter for the merged reflex of *ę and *ǫ) </text:span><text:span text:style-name="T209">&lt;*rek</text:span><text:span text:style-name="T189">y̨</text:span><text:span text:style-name="T196">, </text:span><text:span text:style-name="T197">and</text:span><text:span text:style-name="T204"> </text:span><text:span text:style-name="T197">in other texts </text:span><text:span text:style-name="T204">also</text:span><text:span text:style-name="T207"> biorꟁ</text:span><text:span text:style-name="T208"> &lt;*ber</text:span><text:span text:style-name="T210">y̨;</text:span><text:span text:style-name="T211"> </text:span><text:span text:style-name="T212">Russkaja Pravda </text:span><text:span text:style-name="T213">река</text:span><text:span text:style-name="T212">, </text:span><text:span text:style-name="T214">Uspenskij Sbornik </text:span><text:span text:style-name="T215">доида</text:span><text:span text:style-name="T214"> &lt;*dojьd</text:span><text:span text:style-name="T210">y̨,</text:span><text:span text:style-name="T213"> </text:span><text:span text:style-name="T196">Ru.Ch.Sl. (Vita Methodii) </text:span><text:span text:style-name="T195">вьсемог</text:span><text:span text:style-name="T216">а</text:span><text:span text:style-name="T195">и</text:span><text:span text:style-name="T196"> &lt;*vьxemog</text:span><text:span text:style-name="T189">y̨</text:span><text:span text:style-name="T191">‑jь</text:span><text:span text:style-name="T202">. </text:span><text:span text:style-name="T217">Kortlandt’s </text:span><text:span text:style-name="T218">positing of a </text:span><text:span text:style-name="T219">CS</text:span><text:span text:style-name="T218"> *</text:span><text:span text:style-name="T210">y̨ </text:span><text:span text:style-name="T220">(which he writes as *aN)</text:span><text:span text:style-name="T217"> is far from universal</text:span><text:span text:style-name="T218">ly accepted, </text:span><text:span text:style-name="T221">and </text:span><text:span text:style-name="T218">others </text:span><text:span text:style-name="T221">consider these forms the result of various dialect-specific analogical process</text:span><text:span text:style-name="T217">; see references and discussion in Olander (2015: 88-92)</text:span><text:span text:style-name="T202">. </text:span><text:span text:style-name="T222">Whatever the truth of the matter, our *</text:span><text:span text:style-name="T189">y̨ </text:span><text:span text:style-name="T223">is a convenient placeholder which allows all the relevant evidence to be retrieved.</text:span></text:p>
      <text:p text:style-name="P53"><text:span text:style-name="T182">/</text:span><text:span text:style-name="T183">ę̌</text:span><text:span text:style-name="T182">/</text:span><text:span text:style-name="T224"> is responsible for the NSl. /ě/ vs SSl. /ę/ shapes of jo-stem masc. acc. pl. and the ja-stem nom./acc. pl. and gen. sg. endings</text:span><text:span text:style-name="T225">, which are reflected in respectively the post- and pre-revolutionary spellings of the Russian nom./acc. pl. long-adjective endings -</text:span><text:span text:style-name="T226">ые</text:span><text:span text:style-name="T225"> &lt; *yj</text:span><text:span text:style-name="T224">ě</text:span><text:span text:style-name="T225"> &lt; *yj</text:span><text:span text:style-name="T183">ę̌</text:span><text:span text:style-name="T224"> </text:span><text:span text:style-name="T225"><text:s/>vs -</text:span><text:span text:style-name="T226">ыя</text:span><text:span text:style-name="T225"> &lt; *yja &lt; *yj</text:span><text:span text:style-name="T224">ę</text:span><text:span text:style-name="T225"> &lt; *yj</text:span><text:span text:style-name="T183">ę̌</text:span><text:span text:style-name="T227">.</text:span><text:span text:style-name="T227"><text:note text:id="ftn5" text:note-class="footnote"><text:note-citation>5</text:note-citation><text:note-body><text:p text:style-name="P54">Other annoying pre-LCS morphological isoglosses reflected in the texts include the <text:span text:style-name="T228">masc./nt. instr. sg.</text:span> *o‑ and *jo‑stem <text:span text:style-name="T228">endings *‑ъmь (N.Sl.) and *‑omь</text:span> <text:span text:style-name="T228">(S.Sl.), </text:span><text:span text:style-name="T229">which </text:span><text:span text:style-name="T230">are most commonly (e.g. Olander 2015:168) thought to be analogical replacements of </text:span><text:span text:style-name="T231">the original instr. sg. ending</text:span><text:span text:style-name="T230"> ECS *‑</text:span><text:span text:style-name="T232">ā which is preserved in the adverb *vьčera ‘yesterday’, and the *‑tь (N.Sl.) vs *‑tъ (S.Sl.) verbal endings of 3</text:span><text:span text:style-name="T233">rd</text:span><text:span text:style-name="T234"> sg. and pl. present </text:span><text:span text:style-name="T235">(plus its extension to 2</text:span><text:span text:style-name="T236">nd</text:span><text:span text:style-name="T235"> and 3</text:span><text:span text:style-name="T236">rd</text:span><text:span text:style-name="T235"> sgl. aorists like OCS </text:span><text:span text:style-name="T237">начѧ</text:span><text:span text:style-name="T238">тъ</text:span><text:span text:style-name="T239">, OR (Uspenskij Sbornik) </text:span><text:span text:style-name="T240">нача</text:span><text:span text:style-name="T241">ть</text:span><text:span text:style-name="T242">). </text:span><text:span text:style-name="T243">Here I have no choice but to index them with dummy-symbols in the database: *‑Omь for the instr. sg. ending and *‑tQ for the </text:span><text:span text:style-name="T244">verb-endings</text:span><text:span text:style-name="T243">.</text:span><text:span text:style-name="T242"> </text:span></text:p></text:note-body></text:note></text:span></text:p>
      <text:p text:style-name="P55"/>
      <text:p text:style-name="P56"><text:span text:style-name="T245">The need for the</text:span><text:span text:style-name="T246"> retention of the</text:span><text:span text:style-name="T245"> /Ǣ/ archiphoneme</text:span><text:span text:style-name="T247">, </text:span><text:span text:style-name="T246">which represent</text:span><text:span text:style-name="T248">s</text:span><text:span text:style-name="T246"> merged Early Common Slavonic *ē *ā</text:span><text:span text:style-name="T245"> </text:span><text:span text:style-name="T246">in the position after palatal consonants, up to this point</text:span><text:span text:style-name="T248"> of LCS</text:span><text:span text:style-name="T246">, </text:span><text:span text:style-name="T245">is explored in detail in Winslow (2022)</text:span><text:span text:style-name="T246">, but t</text:span><text:span text:style-name="T248">he same</text:span><text:span text:style-name="T246"> archiphoneme (</text:span><text:span text:style-name="T248">along with</text:span><text:span text:style-name="T246"> its short counterpart /</text:span>Æ<text:span text:style-name="T249">/)</text:span><text:span text:style-name="T250"> was explicitly posited by Kortlandt</text:span><text:span text:style-name="T248"> as far back as 1979 (p.266)</text:span><text:span text:style-name="T251"> as part of his ECS system</text:span><text:span text:style-name="T250">. </text:span><text:span text:style-name="T252">In short, </text:span><text:span text:style-name="T253">a combination of: </text:span></text:p>
      <text:p text:style-name="P57"><text:span text:style-name="T253"><text:tab/>1.) </text:span><text:span text:style-name="T252">the lack of any device in the Glagolitic alphabet to render /ja ńa ŕa ĺa/ sequences (for which Glagolitic texts must use the jat' &lt;</text:span><text:span text:style-name="T254">ⱑ</text:span><text:span text:style-name="T252">&gt; letter whose base-value is /ě/)</text:span><text:span text:style-name="T253">; </text:span></text:p>
      <text:p text:style-name="P58"><text:span text:style-name="T253"><text:tab/>2.)</text:span><text:span text:style-name="T255"> overwhelming</text:span><text:span text:style-name="T253"> spellings of palatal-letter (&lt;</text:span><text:span text:style-name="T256">ⱍⱎⰶⱌ</text:span><text:span text:style-name="T253">&gt;) + jat' in the Kiev Folia (</text:span><text:span text:style-name="T255">the oldest and therefore least distant </text:span><text:span text:style-name="T257">ms. </text:span><text:span text:style-name="T255">from the </text:span><text:span text:style-name="T258">'</text:span><text:span text:style-name="T255">original</text:span><text:span text:style-name="T258">'</text:span><text:span text:style-name="T255"> </text:span><text:span text:style-name="T258">OCS,</text:span><text:span text:style-name="T255"> as first codified by Cyrill and Methodius</text:span><text:span text:style-name="T259"> and</text:span><text:span text:style-name="T253"> </text:span><text:span text:style-name="T255">for which the Glagolitic alphabet was devised</text:span><text:span text:style-name="T253">)</text:span><text:span text:style-name="T255"> </text:span><text:span text:style-name="T253">for the reflexes of LCS *č/š/ž/ћ + *Ǣ </text:span><text:span text:style-name="T255">(</text:span><text:span text:style-name="T260">e.g. </text:span><text:span text:style-name="T261">ⱁⰱⱑⱌⱑⰾⱏ</text:span><text:span text:style-name="T260"> &lt;*ob‑věћǢlъ</text:span><text:span text:style-name="T255">, </text:span><text:span text:style-name="T261">ⰴⱆⱎⱑⰿⰻ</text:span><text:span text:style-name="T260"> &lt;*dušǢmi),</text:span><text:span text:style-name="T255"> </text:span><text:span text:style-name="T253">as well as occasional traces of such spellings in later Glagolitic OCS (e.g. Psal. </text:span><text:span text:style-name="T256">ⱍⱑⱎⱗ </text:span><text:span text:style-name="T253">&lt;*čǢšę); and</text:span></text:p>
      <text:p text:style-name="P58"><text:span text:style-name="T262"><text:tab/></text:span><text:span text:style-name="T253">3.) the evidence of certain modern Bulgarian dialects, which have reflexes of LCS *ě in words like </text:span><text:span text:style-name="T263">ж'еба &lt;</text:span><text:span text:style-name="T264">*žǢba 'toad' </text:span><text:span text:style-name="T265">(Stojkov 1954: 74–78)</text:span><text:span text:style-name="T266">,</text:span></text:p>
      <text:p text:style-name="P59"/>
      <text:p text:style-name="P60"><text:span text:style-name="T267">all together point very strongly towards there having occurred a split on the Southeastern periphery of Slavic between LCS dialects which have /ě/ &lt; *Ǣ and the majority of the rest which got /a/, and that original OCS </text:span><text:span text:style-name="T268">('Urkirchenslavisch') </text:span><text:span text:style-name="T267">was a</text:span><text:span text:style-name="T269">n</text:span><text:span text:style-name="T267"> *Ǣ &gt; /ě/ dialect.</text:span><text:span text:style-name="T270"> I posit that *Ǣ remained until the opposition /a/:/ě/ after palatal consonants was reintroduced when PV2 and PV3 brought new soft-consonants /c ś </text:span>dź<text:span text:style-name="T271">/ into the system, which could be followed by both /a/ and /ě/: </text:span><text:span text:style-name="T272">fem. nom. sg. </text:span><text:span text:style-name="T271">/stь</text:span><text:span text:style-name="T273">dźa</text:span><text:span text:style-name="T271">/ &lt; *stьga (PV3) vs </text:span><text:span text:style-name="T272">fem. loc. sg.</text:span><text:span text:style-name="T271"> /no</text:span><text:span text:style-name="T273">dźě</text:span><text:span text:style-name="T274">/ &lt;*nogě (PV</text:span><text:span text:style-name="T275">2</text:span><text:span text:style-name="T274">) (Winslow 2022: 304-305). </text:span><text:span text:style-name="T276">Thus since</text:span><text:span text:style-name="T274"> my LCS system </text:span><text:span text:style-name="T276">is based on</text:span><text:span text:style-name="T274"> a point just </text:span><text:span text:style-name="T277">before</text:span><text:span text:style-name="T274"> PV2 and PV3, </text:span><text:span text:style-name="T276">I must also retain the *Ǣ archiphoneme.</text:span><text:span text:style-name="T276"><text:note text:id="ftn6" text:note-class="footnote"><text:note-citation>6</text:note-citation><text:note-body><text:p text:style-name="P61">It's possible to argue that <text:span text:style-name="T278">the </text:span>short *Æ <text:span text:style-name="T278">counterpart to *</text:span><text:span text:style-name="T279">Ǣ</text:span><text:span text:style-name="T278"> </text:span>persisted in E<text:span text:style-name="T280">ast </text:span>Sl<text:span text:style-name="T280">avic</text:span> until after the Fall of the Jers, and that the <text:span text:style-name="T280">ESl. </text:span>so-called e &gt; o shift before hard-consonants / back-vowelled syllables is actually just the resolution of this archiphoneme as /o/ (where <text:span text:style-name="T281">palatalisation </text:span>of the preceding consonant remained, <text:span text:style-name="T282">in </text:span><text:span text:style-name="T283">e.g. </text:span>Ukr. <text:span text:style-name="T284">бджола</text:span> &lt;*pъčÆla, or was newly phonemicised, <text:span text:style-name="T282">in </text:span><text:span text:style-name="T283">e.g. </text:span>Ru. <text:span text:style-name="T284">вёсла</text:span> &lt;*v'Æsla &lt;*vesla), and that there was never a stage whe<text:span text:style-name="T285">n</text:span> these words had /e/ (based among other things on &lt;о&gt; spellings regardless of stress after palatal-letters in very early texts, and even after the letters for secondarily-soft LCS plain consonants in the Birchbark <text:span text:style-name="T286">documents</text:span> (Le Feuvre 1993, Nakonečnyj 1962), but there isn't space to elaborate on the issue here (see Winslow 2022: 304 fn.16). <text:span text:style-name="T287">U</text:span>nlike <text:span text:style-name="T287">the situation with long</text:span> <text:span text:style-name="T288">*</text:span><text:span text:style-name="T289">Ǣ</text:span>,<text:span text:style-name="T287"> </text:span>OCS shows no sign of anything but an /e/ reflex<text:span text:style-name="T287"> of short *Æ</text:span> (and indeed the fact that the East Slavs inherited their writing system ultimately from <text:span text:style-name="T283">the Urkirchenslavisch system</text:span> designed for such a dialect, rather than one which had a clear way of writing &lt;soft consonant&gt; + &lt;o&gt;, is likely the reason that /o/ reflexes are <text:span text:style-name="T290">so </text:span>rarely detectable in the early texts, since &lt;e&gt; had to be used for both /e/ and /’o/, cf. the spelling <text:span text:style-name="T291">є̑</text:span><text:span text:style-name="T292">вшанъ</text:span> of the Kipchak word /jovşan/ ‘wormwood’ in the Hypatian Codex, whose modern cognates <text:span text:style-name="T293">(</text:span>Turkmen <text:span text:style-name="T284">ýow</text:span><text:span text:style-name="T294">ş</text:span><text:span text:style-name="T284">an</text:span><text:span text:style-name="T293"> /jowşan/</text:span>, Kazakh <text:span text:style-name="T284">жусан</text:span> /žuwsan/<text:span text:style-name="T295">, Azeri </text:span><text:span text:style-name="T296">yov</text:span><text:span text:style-name="T294">ş</text:span><text:span text:style-name="T296">an</text:span><text:span text:style-name="T293">)</text:span> unambiguously point to a Kipchak <text:span text:style-name="T297">/o</text:span><text:span text:style-name="T298">/</text:span>), and the history of the East Slavic /o/ reflexes remains the subject of much disagreement, so it's simpler for everyone <text:span text:style-name="T299">if I</text:span> continue the traditional practice of writing LCS *e<text:span text:style-name="T300"> after palatals</text:span>, even if that strictly speaking is inconsistent with my use of *<text:span text:style-name="T289">Ǣ</text:span><text:span text:style-name="T287">.</text:span></text:p></text:note-body></text:note></text:span><text:span text:style-name="T274"> </text:span></text:p>
      <text:p text:style-name="P62"><text:soft-page-break/></text:p>
      <text:p text:style-name="P63"><text:span text:style-name="T301">T</text:span><text:span text:style-name="T302">he syllabic liquids /</text:span><text:span text:style-name="T303">ŕ̥ ĺ̥ r̥ l̥</text:span><text:span text:style-name="T302">/ </text:span><text:span text:style-name="T301">are included </text:span><text:span text:style-name="T302">as unitary vocalic phonemes,</text:span><text:span text:style-name="T304"> following Schenker (1995: 94),</text:span><text:span text:style-name="T302"> rather than as combinations of /ь ъ/ + /ŕ ĺ r</text:span><text:span text:style-name="T301"> </text:span><text:span text:style-name="T302">l/, because these groups descend from PIE syllabic liquids and many descendant </text:span><text:span text:style-name="T304">South </text:span><text:span text:style-name="T302">Slavic dialects which retain syllabic liquids in this position</text:span><text:span text:style-name="T305"> (</text:span><text:span text:style-name="T304">including </text:span><text:span text:style-name="T306">most of</text:span><text:span text:style-name="T305"> those underlying canonical OCS)</text:span><text:span text:style-name="T302"> do not show any evidence of an intervening oral-vowel + liquid stage (such a view is shared by Bethin 199</text:span><text:span text:style-name="T307">8</text:span><text:span text:style-name="T302">: 71-72; cf. also Bulgarian dialectal evidence in Stojkov 1954: 130-131, where hard consonants precede reflexes of the LCS /ĺ</text:span><text:span text:style-name="T308">̥</text:span><text:span text:style-name="T302"> ŕ</text:span><text:span text:style-name="T308">̥</text:span><text:span text:style-name="T302">/ even in dialects with secondarily-palatalised consonants before fallen weak LCS /ь/).</text:span></text:p>
      <text:p text:style-name="P64">The need for both front and back *ŕ̥ *r̥ is unambiguously shown by the East Slavic reflexes /er/ and /or/ (<text:span text:style-name="T309">Ru. </text:span><text:span text:style-name="T284">смерть</text:span>, <text:span text:style-name="T284">морковь</text:span>), but *ĺ̥ vs *l̥ is more complicated: PIE<text:span text:style-name="T310"> *pl̥nos,</text:span> *<text:span text:style-name="T310">wl̥k</text:span><text:span text:style-name="T311">w</text:span><text:span text:style-name="T312">os &gt;</text:span> Lithuanian<text:span text:style-name="T284"> pilnas</text:span><text:span text:style-name="T313"> 'full',</text:span><text:span text:style-name="T284"> wilkas</text:span><text:span text:style-name="T313"> 'wolf'</text:span><text:span text:style-name="T284"> </text:span><text:span text:style-name="T313">(LCS *pĺ̥nъ</text:span><text:span text:style-name="T314">, *vĺ̥kъ</text:span><text:span text:style-name="T313">) vs</text:span><text:span text:style-name="T315"> Lith.</text:span><text:span text:style-name="T284"> stulpas</text:span><text:span text:style-name="T313"> (LCS *stl̥pъ 'pillar') suggests that Balto-Slavic had differentiated front/back variants of the PIE syllabic </text:span><text:span text:style-name="T316">*l̥</text:span><text:span text:style-name="T314"> (Bethin 1998: 69)</text:span><text:span text:style-name="T317">, </text:span><text:span text:style-name="T314">but the ancestor to East Slavic backed all vowels preceding tautosyllabic /l/ (Ru. молоко &lt; Proto-ESl. *molko <text:s/>&lt; LCS *melko &gt; OCS млѣко), and thus only has /</text:span><text:span text:style-name="T318">ol</text:span><text:span text:style-name="T314">/ reflexes here: Ru. </text:span><text:span text:style-name="T317">волк</text:span><text:span text:style-name="T314">, </text:span><text:span text:style-name="T317">столб</text:span><text:span text:style-name="T319">,</text:span><text:span text:style-name="T314"> </text:span><text:span text:style-name="T317">полный</text:span><text:span text:style-name="T314">. It's true that Polish has </text:span><text:span text:style-name="T317">wilk </text:span><text:span text:style-name="T314">and </text:span><text:span text:style-name="T317">milcze</text:span><text:span text:style-name="T320">ć</text:span><text:span text:style-name="T314"> (&lt;*mĺ̥čǢti), but the Polish reflexes are complicated and likely have more to do with the surrounding consonants: </text:span><text:span text:style-name="T313">*pĺ̥nъ</text:span><text:span text:style-name="T314"> </text:span><text:span text:style-name="T321">by contrast </text:span><text:span text:style-name="T314">gives </text:span><text:span text:style-name="T317">pe</text:span><text:span text:style-name="T320">ł</text:span><text:span text:style-name="T317">ny </text:span><text:span text:style-name="T314">with hardened /l/ and the Polish non-palatalising</text:span><text:span text:style-name="T322">-</text:span><text:span text:style-name="T314">/e/ reflex of *ъ</text:span><text:span text:style-name="T321">, and the differing reflexes in</text:span><text:span text:style-name="T323"> wierzch</text:span><text:span text:style-name="T321"> &lt;*vŕ̥xъ, <text:s/></text:span><text:span text:style-name="T324">ś</text:span><text:span text:style-name="T323">mier</text:span><text:span text:style-name="T320">ć</text:span><text:span text:style-name="T325"> &lt;*sъmŕ̥tь and </text:span><text:span text:style-name="T324">martwy</text:span><text:span text:style-name="T325"> &lt;*mŕ̥tvъ</text:span><text:span text:style-name="T326">jь</text:span><text:span text:style-name="T325"> rule out any explanation based on </text:span><text:span text:style-name="T327">the </text:span><text:span text:style-name="T325">nature of the LCS syllabic-liquid alone </text:span><text:span text:style-name="T321">(for </text:span><text:span text:style-name="T328">more </text:span><text:span text:style-name="T321">discussion see Bethin op. cit.: 73-75). </text:span></text:p>
      <text:p text:style-name="P65"><text:span text:style-name="T329">While m</text:span><text:span text:style-name="T330">ost OCS shows no sign at all of a front-back distinction</text:span><text:span text:style-name="T331"> in the syllabic-liquids</text:span><text:span text:style-name="T329"> and writes</text:span><text:span text:style-name="T330"> the reflexes of these groups </text:span><text:span text:style-name="T331">overwhelmingly</text:span><text:span text:style-name="T329"> with</text:span><text:span text:style-name="T330"> &lt;</text:span><text:span text:style-name="T332">ръ</text:span><text:span text:style-name="T330">&gt;</text:span><text:span text:style-name="T329"> and</text:span><text:span text:style-name="T330"> &lt;</text:span><text:span text:style-name="T332">лъ</text:span><text:span text:style-name="T330">&gt;,</text:span><text:span text:style-name="T331"> the Kiev Folia, which is the only OCS text that reflects a pre-Jer Shift stage and is very nearly flawless in its etymologically correct rendering of the jers, </text:span><text:span text:style-name="T333">also </text:span><text:span text:style-name="T331">spells *ŕ̥ *r̥ and *ĺ̥ <text:s/></text:span><text:span text:style-name="T333">as one would expect: </text:span><text:span text:style-name="T334">ⱄⰽⰲ</text:span><text:span text:style-name="T335">ⱃⱐ</text:span><text:span text:style-name="T334">ⱀ</text:span><text:span text:style-name="T333">‑ </text:span><text:span text:style-name="T334">ⱅⰲ</text:span><text:span text:style-name="T335">ⱃⱐ</text:span><text:span text:style-name="T334">ⰴ</text:span><text:span text:style-name="T333">‑</text:span><text:span text:style-name="T334"> ⱄ</text:span><text:span text:style-name="T335">ⱃⱐ</text:span><text:span text:style-name="T334">ⰴⱐⱌ</text:span><text:span text:style-name="T333">‑</text:span><text:span text:style-name="T334"> ⰴ</text:span><text:span text:style-name="T335">ⱃⱐ</text:span><text:span text:style-name="T334">ⰶ</text:span><text:span text:style-name="T333">‑</text:span><text:span text:style-name="T334"> </text:span><text:span text:style-name="T333">&lt;*ŕ̥, </text:span><text:span text:style-name="T334">ⱄⰽ</text:span><text:span text:style-name="T335">ⱃⱏ</text:span><text:span text:style-name="T334">ⰱⱐⱀⰹ</text:span><text:span text:style-name="T333"> &lt;*r̥, and </text:span><text:span text:style-name="T334">ⱀⰰⱂ</text:span><text:span text:style-name="T335">ⰾⱐ</text:span><text:span text:style-name="T334">ⱀⰵⱀⰺ</text:span><text:span text:style-name="T333"> &lt;*ĺ̥ </text:span><text:span text:style-name="T336">(Winslow 2022: 313)</text:span><text:span text:style-name="T337">,</text:span><text:span text:style-name="T336"> </text:span><text:span text:style-name="T333">and even Zographensis spells all 5 occurences of *vĺ̥k‑ 'wolf' with </text:span><text:span text:style-name="T334">ⰲ</text:span><text:span text:style-name="T335">ⰾⱐ</text:span><text:span text:style-name="T338">ⰽ</text:span><text:span text:style-name="T333">‑/</text:span><text:span text:style-name="T334">ⰲ</text:span><text:span text:style-name="T335">ⰾⱐ</text:span><text:span text:style-name="T334">ⱌ</text:span><text:span text:style-name="T333">‑ and all 15 instances of its *‑mĺ̥č‑ root with ‑</text:span><text:span text:style-name="T334">ⰿ</text:span><text:span text:style-name="T335">ⰾⱐ</text:span><text:span text:style-name="T334">ⱍ</text:span><text:span text:style-name="T333">‑</text:span><text:span text:style-name="T329"> (e.g. </text:span><text:span text:style-name="T339">ⱆⰿ</text:span><text:span text:style-name="T340">ⰾⱐ</text:span><text:span text:style-name="T339">ⱍⰰⱎⱔ</text:span><text:span text:style-name="T329">)</text:span><text:span text:style-name="T341">.</text:span><text:span text:style-name="T336"> </text:span><text:span text:style-name="T329">Therefore, taken as a whole the Slavic evidence </text:span><text:span text:style-name="T342">pretty securely points to front and back variants of both syllabic liquids,</text:span><text:span text:style-name="T329"> and for searching purposes it's far preferable to denote them with separate symbols</text:span><text:span text:style-name="T329"><text:note text:id="ftn7" text:note-class="footnote"><text:note-citation>7</text:note-citation><text:note-body><text:p text:style-name="P66">In the database I will have to use the single Unicode characters <text:span text:style-name="T343">&lt;</text:span>ṛ ṝ ḷ ḹ<text:span text:style-name="T343">&gt;</text:span>, rather than what's shown in my table, since the latter cannot actually be rendered without <text:span text:style-name="T344">using the letters for /r ŕ l ĺ/ plus the 'combining ring below' U+0325 symbol, which means searches for the consonant</text:span><text:span text:style-name="T345">al</text:span><text:span text:style-name="T344"> liquids on their own will also return results containing syllabic liquids.</text:span><text:span text:style-name="T343"> The same </text:span><text:span text:style-name="T346">problem affect</text:span><text:span text:style-name="T347">s</text:span><text:span text:style-name="T343"> /</text:span><text:span text:style-name="T348">ę̌</text:span><text:span text:style-name="T349"> </text:span><text:span text:style-name="T189">y̨</text:span><text:span text:style-name="T350">/, which I will have to replace with &lt;ḝ ỹ&gt;.</text:span></text:p></text:note-body></text:note></text:span><text:span text:style-name="T329"> rather than as the sequences /ьr ъr ьl ъl/</text:span><text:span text:style-name="T329"><text:note text:id="ftn8" text:note-class="footnote"><text:note-citation>8</text:note-citation><text:note-body><text:p text:style-name="P67">To my mind the only evidence in support of a genuine jer + liquid stage comes from the paradigms of verbs like OCS <text:span text:style-name="T292">сътрьти</text:span> &lt; *sъtŕ̥ti, where the syllabic /ŕ̥/ in the root alternates with /ьr/ depending on the vocality of the following morpheme: the e.g. 3sg. pres. *sъtьretъ (Zogr., Supr. <text:span text:style-name="T292">сътьретъ</text:span>) or (one possibility of the) 3<text:span text:style-name="T351">rd</text:span> sg. aorist <text:span text:style-name="T352">*sъtьre (Supr. </text:span><text:span text:style-name="T353">съть҆ре</text:span><text:span text:style-name="T352">)</text:span> <text:span text:style-name="T354">must have /ьre/, while the 3</text:span><text:span text:style-name="T355">rd</text:span><text:span text:style-name="T354"> pl. aorist *sъtŕ̥šę (Supr. </text:span><text:span text:style-name="T356">сътръшꙙ</text:span><text:span text:style-name="T354">) and the other possibility for the 3</text:span><text:span text:style-name="T355">rd</text:span><text:span text:style-name="T354"> sg. aorist *sъtŕ̥ (Psal. Sin. Psalm 104 </text:span><text:span text:style-name="T357">ⱄⱏⱅⱃⱐ</text:span><text:span text:style-name="T358">,</text:span><text:span text:style-name="T354"> or with a different prefix Mar. </text:span><text:span text:style-name="T357">ⱁⱅⱃⱏ </text:span><text:span text:style-name="T358">&lt;</text:span><text:span text:style-name="T359">*otŕ̥ </text:span><text:span text:style-name="T360">)</text:span><text:span text:style-name="T354">, being word-final or pre-consonantal, must be syllabic /ŕ̥/. The same </text:span><text:span text:style-name="T361">alter</text:span><text:span text:style-name="T362">n</text:span><text:span text:style-name="T361">ation occurs in the</text:span><text:span text:style-name="T354"> zero-grade forms of verbs like *umerti, </text:span><text:span text:style-name="T361">as is clear from the </text:span><text:span text:style-name="T354">Polish reflexes </text:span><text:span text:style-name="T363">umarł</text:span><text:span text:style-name="T354"> &lt;*umŕ̥lъ vs </text:span><text:span text:style-name="T363">umrę</text:span><text:span text:style-name="T354"> &lt;*umьrǫ. </text:span><text:span text:style-name="T364">The argument could be that at some stage, before the LCS tendency towards Open Syllables became dominant, the </text:span><text:span text:style-name="T365">stem</text:span><text:span text:style-name="T366">s</text:span><text:span text:style-name="T364"> in these paradigms w</text:span><text:span text:style-name="T366">ere</text:span><text:span text:style-name="T364"> surely unitary /t</text:span><text:span text:style-name="T367">ĭ</text:span><text:span text:style-name="T368">r/, /m</text:span><text:span text:style-name="T367">ĭ</text:span><text:span text:style-name="T368">r/, i.e. 3sg. aor. /s</text:span><text:span text:style-name="T369">ŭ</text:span><text:span text:style-name="T367">.</text:span><text:span text:style-name="T368">t</text:span><text:span text:style-name="T367">ĭ.</text:span><text:span text:style-name="T368">r</text:span><text:span text:style-name="T369">e</text:span><text:span text:style-name="T368">/ vs 3</text:span><text:span text:style-name="T370">rd</text:span><text:span text:style-name="T368">. pl. aor /</text:span><text:span text:style-name="T371">s</text:span><text:span text:style-name="T372">ŭ</text:span><text:span text:style-name="T373">.tĭ</text:span><text:span text:style-name="T371">r.šę</text:span><text:span text:style-name="T374">/, </text:span><text:span text:style-name="T375">and that</text:span><text:span text:style-name="T374"> the latter’s closed /tĭr/ syllable was on</text:span><text:span text:style-name="T375">ly </text:span><text:span text:style-name="T374">forced to open itself up by changing to /tŕ̥/ under the pressure of the LCS Law of Open Syllables. </text:span><text:span text:style-name="T376">Thus at least one source of the syllabic-liquids could be shown to have developed from a vowel + liquid stage, but that stil</text:span><text:span text:style-name="T377">l </text:span><text:span text:style-name="T376">doesn’t prove that they all did, or that the change of /</text:span><text:span text:style-name="T374">ĭr/ </text:span><text:span text:style-name="T376">to /ŕ̥/ in these verb-forms was not merely a move to an already-existing syllabic-liquid phoneme.</text:span></text:p></text:note-body></text:note></text:span><text:span text:style-name="T329">. </text:span></text:p>
      <text:p text:style-name="P68"/>
      <text:p text:style-name="P69">Consonants</text:p>
      <text:p text:style-name="P70"/>
      <text:p text:style-name="P71">Dejotation</text:p>
      <text:p text:style-name="P72"><text:soft-page-break/>Reflexes of the so-called jot-palatalisation are <text:span text:style-name="T378">all </text:span>written <text:span text:style-name="T378">either </text:span>as unitary palatal phonemes, <text:span text:style-name="T378">or in the case of jot-palatalised labials as </text:span><text:span text:style-name="T379">/</text:span><text:span text:style-name="T378">vĺ </text:span><text:span text:style-name="T379">mĺ bĺ pĺ/</text:span><text:span text:style-name="T378">,</text:span> rather than as sequences of consonant + /j/, hence /ń ĺ ŕ/ for *nj *lj *rj. <text:span text:style-name="T379">The</text:span><text:span text:style-name="T380"> ‘dejotated’ </text:span><text:span text:style-name="T379">reflexes of *tj </text:span><text:span text:style-name="T381">(and </text:span><text:span text:style-name="T379">*kt+front-vowel</text:span><text:span text:style-name="T381">)</text:span><text:span text:style-name="T379"> </text:span><text:span text:style-name="T382">and </text:span><text:span text:style-name="T379">*dj are denoted using the modern Serbian Cyrillic letters /</text:span><text:span text:style-name="T382">ћ</text:span><text:span text:style-name="T379">/ and /</text:span><text:span text:style-name="T382">ђ</text:span><text:span text:style-name="T379">/ </text:span><text:span text:style-name="T383">respectively</text:span><text:span text:style-name="T379">, because </text:span><text:span text:style-name="T384">the </text:span><text:span text:style-name="T385">commonly used </text:span><text:span text:style-name="T384">alternatives, </text:span><text:span text:style-name="T385">i.e. /</text:span><text:span text:style-name="T386">ť ď</text:span><text:span text:style-name="T384">/ </text:span><text:span text:style-name="T387">(as used in e.g. Olander 2015) </text:span><text:span text:style-name="T385">or /ḱ ǵ/ </text:span><text:span text:style-name="T387">(as used by me in Winslow 2022)</text:span><text:span text:style-name="T385">, or variations thereof, are </text:span><text:span text:style-name="T384">visually too close to</text:span><text:span text:style-name="T388"> symbols used </text:span><text:span text:style-name="T389">elsewhere in the system. /ḱ, ǵ/</text:span><text:span text:style-name="T390"> </text:span><text:span text:style-name="T389">are </text:span><text:span text:style-name="T385">anyway </text:span><text:span text:style-name="T389">already used in my system for foreign /k, g/ before front-vowels</text:span><text:span text:style-name="T390">, and </text:span><text:span text:style-name="T385">/</text:span><text:span text:style-name="T386">ť ď</text:span><text:span text:style-name="T384">/</text:span><text:span text:style-name="T390"> </text:span><text:span text:style-name="T391">look</text:span><text:span text:style-name="T390"> too similar to the common denotations of secondarily-palatalised</text:span><text:span text:style-name="T391"> post-Jer Shift</text:span><text:span text:style-name="T390"> /t' d'/,</text:span><text:span text:style-name="T391"> as used</text:span><text:span text:style-name="T390"> in discussions of systems like Russian or Eastern Bulgarian where th</text:span><text:span text:style-name="T391">ey arise.</text:span></text:p>
      <text:p text:style-name="P73">The compelling hypothesis, first proposed by Durnovo (1929: 55-58) but most recently elaborated by Vermeer (2014: 209-214), and accepted by Mathiesen (2014: 197 fn. 22) and Winslow (2022: 310 fn.25), according to which the Urkirchenslavisch reflexes of *ђ,ћ were close enough to foreign /g k/ before front-vowels that the original Glagolitic system used &lt;<text:span text:style-name="T292">ⰼ ⱋ</text:span>&gt; for both sets (i.e. alongside attested <text:span text:style-name="T292">ⰻⰼⰵⰿⱁⱀⱏ</text:span> &lt; ἡγεμών would have been **<text:span text:style-name="T292">ⱁⱄⱘⰼⰵⱀⰻ</text:span> &lt;*osǫђeni, and alongside attested <text:span text:style-name="T292">ⰴⱐⱋⰵⱃⱐ</text:span> &lt;*dъћerь would have been **<text:span text:style-name="T292">ⱋⰻⱀⱏⱄⱏ</text:span> &lt; κῆνσος<text:note text:id="ftn9" text:note-class="footnote"><text:note-citation>9</text:note-citation><text:note-body><text:p text:style-name="Footnote">Interestingly, this aspect of the hypothesised Urksl. orthographic system has rearisen in the modern Macedonian standard due to Turkish loanwords: <text:span text:style-name="T284">ќемер</text:span> &lt; Tk. <text:span text:style-name="T284">kemer</text:span> ‘belt’, <text:span text:style-name="T284">ќе</text:span> &lt; *[xъ]ћe[tъ]; <text:span text:style-name="T284">ѓон</text:span> &lt; Tk. <text:span text:style-name="T284">gön</text:span> ‘leather’, <text:span text:style-name="T284">меѓу</text:span> &lt;*meђu.</text:p></text:note-body></text:note>), does not prevent us from keeping the foreign sounds separate for our LCS stage, since clearly they differed enough in all the dialects underlying actually attested OCS to be written separately.</text:p>
      <text:p text:style-name="P73">Pre-dejotation *stj and *zdj are differentiated from the PV1 reflexes of *sk and *zg by writing the former as *šћ and *žђ and the latter as *šč and *žǯ, even though their modern reflexes do not differ from each other anywhere <text:span text:style-name="T392">and so</text:span> must've fallen together in the CS period<text:span text:style-name="T393">,</text:span> because they often alternate with their respective un-palatalised counterparts morphologically and derivationally, e.g. očistiti:očišћenьje vs. jьskati:jьščǫ, jǢzditi:jǢžђǫ vs jьzgъnati:jьžǯenǫ.</text:p>
      <text:p text:style-name="P74"/>
      <text:p text:style-name="P75"/>
      <text:p text:style-name="P76"><text:bookmark text:name="docs-internal-guid-10c48745-7fff-6ee8-4943-7cad2689b133"/><text:span text:style-name="T394">There are convincing arguments for PV2/3 having preceded dejotation, at least in more central areas, most recently presented in e.g. Vermeer (2014: 197) and Wandl &amp; Kavitskaya (2023 244-247), and therefore it could be objected that my system, which contains the dejotation reflexes /ћђńĺŕ/ but not the PV2/3 reflexes /c </text:span><text:span text:style-name="T395">ś</text:span><text:span text:style-name="T394"> d</text:span><text:span text:style-name="T396">ź</text:span><text:span text:style-name="T394">/, is ahistorical. However it should be reemphasised that the primary goal of my LCS reconstructions is to act as an index </text:span><text:span text:style-name="T397">which </text:span><text:span text:style-name="T394">allow</text:span><text:span text:style-name="T397">s</text:span><text:span text:style-name="T394"> reflexes in texts to be found, not to be a historically realistic description of some actually-existing LCS dialect. The absence of PV2 in Novgorodian shows that it cannot have preceded dejotation everywhere in Slavic, and in any case the replacement of the sequences /tj dj nj lj rj/ by articulatorily distinct combined units, no longer associated by speakers with their /t/ and /j/ phonemes, is </text:span><text:span text:style-name="T398">structurally</text:span><text:span text:style-name="T399"> </text:span><text:span text:style-name="T394">completely irrelevant unless and until these new units merge with existing phonemes (or new sequences of dental + /j/ are introduced), as e.g. in the KF dialect where /tj/ merged with /c/ from PV2/3, or in ESl. where it merged with /č/ from PV1. A language which had distinct Serbian-like palatal /c’ dj’/ reflexes of *tj and *dj, and also no sequences of [tj, dj], could not convicingly be argued to have undergone dejotation at the phonemic level, as these new units would just be phonetic realisations of /tj, dj/. Analysed like that, the symbols /ћђńĺŕ/ in my system strictly speaking would really just be cover-symbols for the pre-jotation sequences, but such notation is preferable since it prevents searches for groups containing /j/ alone from returning results polluted by all the dejotation-groups. As I explored in my previous article (Winslow 2022), the status of /j/ as a phoneme in the earliest OCS texts is an intricate problem, so the ability to investigate the reflexes of *j  in isolation from the dejotation-reflexes is important.</text:span></text:p>
      <text:p text:style-name="P77"/>
      <text:p text:style-name="P77">/<text:span text:style-name="T400">j/</text:span></text:p>
      <text:p text:style-name="P78"><text:soft-page-break/>The tendency for ECS *ā- to have taken prothetic /j/ by LCS <text:span text:style-name="T401">times</text:span> (in accordance with the drive towards op<text:span text:style-name="T402">e</text:span>n syllables) can <text:span text:style-name="T402">make it difficult to distinguish these groups </text:span><text:span text:style-name="T403">from *jǢ‑ </text:span>in the absence of wider Indo-European evidence. <text:span text:style-name="T402">N</text:span>ormally I’<text:span text:style-name="T402">ve</text:span> <text:span text:style-name="T404">follow</text:span><text:span text:style-name="T402">ed</text:span><text:span text:style-name="T404"> Derksen (2009), or the ESSJA, but for certain lexemes, e.g. *ama ‘pit’, which in OCS is spelt overwhelmingly with </text:span><text:span text:style-name="T405">ⱑⰿ</text:span><text:span text:style-name="T404">‑ </text:span><text:span text:style-name="T402">or </text:span><text:span text:style-name="T405">ꙗм</text:span><text:span text:style-name="T404">‑, </text:span><text:span text:style-name="T402">the single Greek cognate </text:span><text:span text:style-name="T406">ἄμη </text:span><text:span text:style-name="T402">adduced by ESSJa I p.70 in favour of jot-less *am- i</text:span><text:span text:style-name="T407">s not enough to categorically exclude the alternative *jǢma.</text:span><text:span text:style-name="T408"> In particular the 1sg. nom. pronoun *azъ/jǢzъ is</text:span><text:span text:style-name="T409"> especially</text:span><text:span text:style-name="T408"> problematic</text:span><text:span text:style-name="T410">: </text:span><text:span text:style-name="T411">I follow </text:span><text:span text:style-name="T410">ESSJA I p.100</text:span><text:span text:style-name="T412"> which ultimately plumps for</text:span><text:span text:style-name="T410"> *azъ, </text:span><text:span text:style-name="T412">but </text:span><text:span text:style-name="T410">Derksen doesn't </text:span><text:span text:style-name="T413">discuss</text:span><text:span text:style-name="T410"> it at all. </text:span><text:span text:style-name="T413">A lengthy discussion of the evidence can be found in </text:span><text:span text:style-name="T414">T</text:span><text:span text:style-name="T410">eneva</text:span><text:span text:style-name="T415">'s</text:span><text:span text:style-name="T410"> (2012)</text:span><text:span text:style-name="T416"> article on the subject</text:span></text:p>
      <text:p text:style-name="P78"/>
      <text:p text:style-name="P79">Like Derksen, I assume that roots going back to PIE jot-less long *ē <text:span text:style-name="T417">or dipthongal *oi-,</text:span> <text:span text:style-name="T418">e.g.</text:span> the root for ‘to eat’, PIE *h₁ēd, <text:span text:style-name="T419">all took prothetic *j and merged with *jǢ‑ from other sources, unlike Durnovo (1929: 54), who seems to think that </text:span><text:span text:style-name="T417">such a development was limited to Bulgarian and Macedonian dialects, including those underlying OCS (where in the Cyrillic mss. we get regular </text:span><text:span text:style-name="T420">ꙗсти</text:span><text:span text:style-name="T417"> etc.). Isolated nominal forms like Ru. </text:span><text:span text:style-name="T421">язва</text:span><text:span text:style-name="T417"> (which Derksen derives from a Balto-Slavic *oi‑ based on Lith. </text:span><text:span text:style-name="T421">aiža</text:span><text:span text:style-name="T417"> and Old Prussian </text:span><text:span text:style-name="T421">eyswo</text:span><text:span text:style-name="T417">) suggest that *ě reflexes in the modern forms of verbs like Ru. </text:span><text:span text:style-name="T421">ехать</text:span><text:span text:style-name="T417">, Pol. </text:span><text:span text:style-name="T421">jeść</text:span><text:span text:style-name="T417"> </text:span><text:span text:style-name="T422">are later</text:span><text:span text:style-name="T423"> generalis</text:span><text:span text:style-name="T422">ations</text:span><text:span text:style-name="T423"> from prefixed forms like OR </text:span><text:span text:style-name="T424">сънѣсти</text:span><text:span text:style-name="T425">, </text:span><text:span text:style-name="T426">where no jot-prothesis could take place </text:span><text:span text:style-name="T427">(cf. Schenker 1995: 88, Winslow 2022: 302 fn.14).</text:span></text:p>
      <text:p text:style-name="P80"/>
      <text:p text:style-name="P81">With word-initial *ji-/*jь-, I follow Derksen's (2009: 16) practice of writing *jь-, even though Derksen himself (2003) has argued for a split between *ji- and *jь- conditioned <text:span text:style-name="T428">partly </text:span>by accentological factors (which, as stated above, I have chosen not to consider). Most of the modern languages reflect these groups as just /i-/, except for Czech and Ukrainian<text:span text:style-name="T429">:</text:span> forms like Cz. <text:span text:style-name="T284">jdou</text:span> and Ukr. (<text:span text:style-name="T430">after</text:span> vowels) <text:span text:style-name="T284">йдyть</text:span> appear to have treated the weak-jer in *jьd<text:span text:style-name="T429">ǫ</text:span>tь just like any other and retained the /j/, and Ukr. <text:span text:style-name="T284">ськати</text:span> &lt;*jьskati (with the restricted meaning ‘look for nits/fleas in someone's hair’ after the base-meaning ‘seek’ was transferred to the Polonism шукати) shows the expected Ukr. softening of the /s/ after fallen weak-jer in *ьsk groups (cf. поль<text:span text:style-name="T431">сь</text:span>кий).</text:p>
      <text:p text:style-name="P82"><text:span text:style-name="T400">An</text:span> exception for certain forms of the personal-pronoun *jь, however, and write *jimь, *jima, *jixъ *jimъ and *jimi for the masc/nt. instr. sg. and dat.<text:span text:style-name="T412">/i</text:span>nstr. dual<text:span text:style-name="T412">/</text:span>pl., because<text:span text:style-name="T432"> Czech here has</text:span><text:span text:style-name="T433"> jim jich jimi.</text:span></text:p>
      <text:p text:style-name="P83">In badly-integrated clearly post-LCS foreign words, such as Biblical names like <text:span text:style-name="T292">иꙗковъ</text:span> (borrowed via Gk. <text:span text:style-name="T284">Ἰακώβ</text:span>), or <text:span text:style-name="T434">ꙇꙉемонъ</text:span><text:span text:style-name="T435"> (&lt; </text:span><text:span text:style-name="T436">ἡγεμών</text:span><text:span text:style-name="T435">), I keep a bare initial *i‑, </text:span><text:span text:style-name="T437">though this is rather an arbitrary choice and done partly as a way of marking such words as not-native. </text:span><text:span text:style-name="T438">An exception is made for </text:span><text:span text:style-name="T435"><text:s/></text:span></text:p>
      <text:p text:style-name="P84"/>
      <text:p text:style-name="P85">Prefixed forms like *do‑jьti 'to come, arrive' for mor<text:span text:style-name="T439">p</text:span>hological reasons have to be distinguished from the class 4 verb *dojiti<text:span text:style-name="T440">/dojiši/dojimъ etc.</text:span> 'to breastfeed'<text:span text:style-name="T439"> (and its deriv</text:span><text:span text:style-name="T440">ed noun</text:span><text:span text:style-name="T439"> *doji</text:span><text:span text:style-name="T441">d</text:span><text:span text:style-name="T439">lika)</text:span>, <text:span text:style-name="T440">a difference which is reflected in the modern Ukrainian </text:span><text:span text:style-name="T442">дійти</text:span><text:span text:style-name="T440"> (&lt;*dojьti with compensatorily-lengthened /o/ &gt; /i/) vs </text:span><text:span text:style-name="T442">доїти</text:span><text:span text:style-name="T443">. </text:span><text:span text:style-name="T444">Thus </text:span><text:span text:style-name="T445">/</text:span><text:span text:style-name="T446">i/ can follow /j/ when </text:span><text:span text:style-name="T444">the former is part</text:span><text:span text:style-name="T446"> of </text:span><text:span text:style-name="T444">a </text:span><text:span text:style-name="T446">morpheme which just happen</text:span><text:span text:style-name="T444">s</text:span><text:span text:style-name="T446"> to be stuck onto a /j/-ending stem: </text:span><text:span text:style-name="T444">I similarly allow words like </text:span><text:span text:style-name="T447">*</text:span><text:span text:style-name="T446">šujika </text:span><text:span text:style-name="T444">(</text:span><text:span text:style-name="T448">шюица</text:span><text:span text:style-name="T444">) and</text:span><text:span text:style-name="T446"> </text:span><text:span text:style-name="T444">*vojinъ ‘warrior’ (</text:span><text:span text:style-name="T448">воинъ</text:span><text:span text:style-name="T449">), as opposed to *vojьnъ</text:span><text:span text:style-name="T450">, </text:span><text:span text:style-name="T449">the gen. pl. of *vojьna, or the loc. sg/pl. desinences of any jo-stem noun whose stem ends on /j/, e.g. Psal. </text:span><text:span text:style-name="T448">ⰶⱃⱑⰱⱐⰹ</text:span><text:span text:style-name="T449"> &lt;*žerbьji.</text:span></text:p>
      <text:p text:style-name="P86"/>
      <text:p text:style-name="P86"/>
      <text:p text:style-name="P86"/>
      <text:p text:style-name="P86"/>
      <text:p text:style-name="P87"/>
      <text:p text:style-name="P87"/>
      <text:p text:style-name="P88">-<text:span text:style-name="T451">mention foreign ijoana etc., jisus as other exceptions</text:span></text:p>
      <text:p text:style-name="P89">-perhaps use the adverb третиици *tretьjiki, which as to be a fossilised locative of a PV3-fem noun in *-ika, as another example where the morphology forces us to write *ji</text:p>
      <text:p text:style-name="P90"/>
      <text:p text:style-name="P90"/>
      <text:p text:style-name="P91"><text:soft-page-break/><text:span text:style-name="T432">F</text:span>oreign *e- are all reconstructed identically to native words as *je-, (jeǵüpъtъ etc.), because <text:span text:style-name="T432">no distinction between them is detectable in the Glagolitic mss.</text:span><text:span text:style-name="T452"> and the total ban on word-initial *e- in the native LCS sysytem would make adpation of foreign /e-/ to /je-/ automatic, but the innovation of the &lt;</text:span><text:span text:style-name="T453">ѥ</text:span><text:span text:style-name="T454">&gt; letter in Cyrillic and the detectable distinctions in Supr. between foreign &lt;е-&gt; and native &lt;</text:span><text:span text:style-name="T453">ѥ</text:span><text:span text:style-name="T454">-&gt; spellings suggests that this decision should perhaps be reversed.</text:span></text:p>
      <text:p text:style-name="P80"/>
      <text:p text:style-name="P92">*u-, *ju- : ju- only for inherited PIE *y-</text:p>
      <text:p text:style-name="P93"/>
      <text:p text:style-name="P94"/>
      <text:p text:style-name="P95">treatment of clusters like jьs-šьdъ jьs-kě, <text:span text:style-name="T455">ors­-sěkti, </text:span>which in OCS are simplified but kept separate by me, vs ot-xod, ob-xod, which I reconstruct as simplified to ox-, ox-<text:span text:style-name="T456">, issues of reformation with jer-containing prefixes like otъ- in many words </text:span></text:p>
      <text:p text:style-name="P96"><text:s/></text:p>
      <text:p text:style-name="P97"/>
      <text:p text:style-name="P98"><text:span text:style-name="T457">An example of</text:span><text:span text:style-name="T458"> </text:span><text:span text:style-name="T457">morphological</text:span><text:span text:style-name="T458"> </text:span><text:span text:style-name="T457">change contingent upon structural phonological change, leading to manuscript forms which preclude </text:span><text:span text:style-name="T458">any</text:span><text:span text:style-name="T457"> </text:span><text:span text:style-name="T459">valid re</text:span><text:span text:style-name="T460">construction</text:span><text:span text:style-name="T457"> of </text:span><text:span text:style-name="T458">their</text:span><text:span text:style-name="T457"> direct LCS-stage ancestor</text:span><text:span text:style-name="T458">s</text:span><text:span text:style-name="T457">, </text:span><text:span text:style-name="T458">is the replacement of i‑stem endings with those of the corresponding jo- or j</text:span><text:span text:style-name="T461">ā-stems</text:span><text:span text:style-name="T458">, in nouns whose stems end on labials or the subset of LCS dental consonants which lack palatal counterparts, viz. /d t s z/. </text:span><text:span text:style-name="T459">Evidence </text:span><text:span text:style-name="T462">for</text:span><text:span text:style-name="T459"> such a change is furnished by the </text:span><text:span text:style-name="T463">Old Russian masc gen./acc. form </text:span><text:span text:style-name="T464">татѧ</text:span><text:span text:style-name="T465"> </text:span><text:span text:style-name="T463">from the 1229 Treaty between Smolensk, Riga and Gotland (Version A).</text:span><text:span text:style-name="T466"> </text:span><text:span text:style-name="T465">LCS *tatь is a</text:span><text:span text:style-name="T466"> masc. i-stem noun with genitive *tati, as it still appears in the Codex Suprasliensis translation of John Chrysostom's Homily for Holy Thursday (</text:span><text:span text:style-name="T467">...то кажетъ владꙑкꙑ чловѣколюбь҆ѥ҅· ꙗ҅ко прѣданника раꙁбои҅ника тат</text:span><text:span text:style-name="T468">и</text:span><text:span text:style-name="T467">...</text:span><text:span text:style-name="T466">)</text:span><text:span text:style-name="T465">, but in the dialect underlying the </text:span><text:span text:style-name="T469">1229</text:span><text:span text:style-name="T470"> Treaty</text:span><text:span text:style-name="T465"> the rise of </text:span><text:span text:style-name="T471">phonemically </text:span><text:span text:style-name="T465">palatalised /t'/ </text:span><text:span text:style-name="T471">after the Jer Shift means that the stem (and the nom. sg. </text:span><text:span text:style-name="T472">тать</text:span><text:span text:style-name="T471"> /tat'/) of this noun now end</text:span><text:span text:style-name="T473">s</text:span><text:span text:style-name="T471"> on the same class of "soft" consonants as original jo-stem nouns like *pastyŕь &gt; /pastyr'/, where the original LCS palatal *ŕ has fallen together with secondarily-palatalised /r'/ from plain LCS *r before LCS front-vowels</text:span><text:span text:style-name="T474">, in e.g. the original i-stem *zvěrь &gt; /zvěr'/. This system thus no longer distinguishes between </text:span><text:span text:style-name="T473">descendants of the original</text:span><text:span text:style-name="T474"> LCS palatals and </text:span><text:span text:style-name="T473">the newly </text:span><text:span text:style-name="T474">secondarily-palatalised consonants like /t'/,</text:span><text:span text:style-name="T475"> </text:span><text:span text:style-name="T473">both are now together in the set of 'soft' consonants, opposed to their </text:span><text:span text:style-name="T476">'plain' or </text:span><text:span text:style-name="T473">'hard' counterparts, and so tend towards taking the same set of inflectional endings (in this case those of the original jo-stems)</text:span><text:span text:style-name="T477">. </text:span><text:span text:style-name="T478">Consequently, a word like </text:span><text:span text:style-name="T472">тать</text:span><text:span text:style-name="T478"> has begun to take jo-stem endings, including the Old Russian /a/ reflex of LCS *Ǣ in the gen</text:span><text:span text:style-name="T479">itive/accusative singular.</text:span></text:p>
      <text:p text:style-name="P98"><text:span text:style-name="T477">LCS /Ǣ/</text:span><text:span text:style-name="T480">, though,</text:span><text:span text:style-name="T477"> by definition can only occur after LCS palatal consonants</text:span><text:span text:style-name="T481"> (see </text:span><text:span text:style-name="T482">above</text:span><text:span text:style-name="T481">)</text:span><text:span text:style-name="T477">, so</text:span><text:span text:style-name="T483"> a reconstruction *tatǢ is just nonsensical. In the case of the </text:span><text:span text:style-name="T476">dat. sg.</text:span><text:span text:style-name="T483"> /u/-desinence (</text:span><text:span text:style-name="T476">which isn't</text:span><text:span text:style-name="T483"> attested in our Treaty but it exists in modern Russian</text:span><text:span text:style-name="T484"> татю</text:span><text:span text:style-name="T485">), we don't even have an LCS archiphoneme available to signal a preceding soft-consonant; there's simply no way of getting from LCS *tatu to Russian /tat'u</text:span><text:span text:style-name="T486">/, </text:span><text:span text:style-name="T487">because</text:span><text:span text:style-name="T488"> </text:span><text:span text:style-name="T489">such a form was only made possible by the rise of phonemic /t'/, so </text:span><text:span text:style-name="T490">our ability to index it with our LCS system is gone.</text:span></text:p>
      <text:p text:style-name="P99"/>
      <text:p text:style-name="P99"/>
      <text:p text:style-name="P99"/>
      <text:p text:style-name="P99">//<text:span text:style-name="T491">this is </text:span><text:span text:style-name="T492">just rough unstructured ideas, some of which may already have been incorporated into the text above</text:span></text:p>
      <text:p text:style-name="P99"/>
      <text:p text:style-name="P100">For example, if the phonotactic rules of our theoretical LCS system allow the sequence /ŕǢ/ (palatal /ŕ/ &lt; *rj + the archiphoneme /Ǣ/) to occur, then a morphological change which replaces the sequence /ri/ with /ŕǢ/ is of no concern, because both are equally valid LCS. If, however, the same type of morphological change were to </text:p>
      <text:p text:style-name="P101"/>
      <text:p text:style-name="P102"><text:span text:style-name="T493">For example, whether or not </text:span><text:span text:style-name="T494">there actually existed at the LCS stage a</text:span><text:span text:style-name="T493"> </text:span><text:span text:style-name="T495">mechanism for deriving </text:span><text:span text:style-name="T493">secondary-imperfective verb</text:span><text:span text:style-name="T495">s like OCS</text:span><text:span text:style-name="T493"> </text:span><text:span text:style-name="T496">разарꙗти</text:span><text:span text:style-name="T497"> </text:span><text:span text:style-name="T498">&lt;*orzaŕǢti</text:span><text:span text:style-name="T499"> from the prefixed </text:span><text:span text:style-name="T500">разорити</text:span><text:span text:style-name="T499"> </text:span><text:span text:style-name="T501">*</text:span><text:span text:style-name="T494">orzoriti is irrelevant, because LCS /</text:span><text:span text:style-name="T498">orzaŕǢti/ does not violate the rule of LCS phonotactics: palatal /ŕ/ can be </text:span><text:soft-page-break/><text:span text:style-name="T498">followed by /Ǣ/ </text:span><text:span text:style-name="T494"><text:s/></text:span><text:span text:style-name="T502">because such a combination exists in the paradigms of wholly securely reconstructable jo-stem nouns, e.g. nt. gen. sg. *moŕǢ</text:span><text:span text:style-name="T503"> (&gt; Pol. morza, OCS </text:span><text:span text:style-name="T504">морꙗ</text:span><text:span text:style-name="T503">, Ru. моря, etc.)</text:span></text:p>
      <text:p text:style-name="P103"/>
      <text:p text:style-name="P104"><text:span text:style-name="T302">In the case of Supr. Gsg. masc. ꙁвѣрѣ, for an original i-stem (звѣри &lt;*zvěri),</text:span><text:span text:style-name="T505"> a direct LCS ancestor for the attested form can still be given (*zvěŕǢ), because palatal /ŕ/ already exists in our LCS system, and one plausible explanation for this form is that the Eastern Bulgarian dialect underlying Suprasliensis developed secondary palatalisation of LCS plain *r before front-vowels, which was then phonemicised after the fall of word-final front-jers, and that newly-palatalised /r'/ fell together with original LCS palatal /ŕ/, so that the nom. sg. *zvěrь became /zvěr'/, </text:span><text:span text:style-name="T506">and its stem now </text:span><text:span text:style-name="T505">end</text:span><text:span text:style-name="T506">ed</text:span><text:span text:style-name="T505"> on the same consonant </text:span><text:span text:style-name="T506">/r'/ </text:span><text:span text:style-name="T505">as</text:span><text:span text:style-name="T506"> original ja- and jo-stems ending on LCS *ŕ like </text:span><text:span text:style-name="T507">мор</text:span><text:span text:style-name="T508">҄</text:span><text:span text:style-name="T507">е</text:span><text:span text:style-name="T506"> and </text:span><text:span text:style-name="T507">боурꙗ</text:span><text:span text:style-name="T509">, so it began to be inflected as a jo-stem masculine instead of an i-stem. </text:span></text:p>
      <text:p text:style-name="P105"/>
      <text:p text:style-name="P106"/>
      <text:p text:style-name="P107">It should be emphasised that the historical reality of our reconstructions is only of concern at the phonological level<text:span text:style-name="T510">, that is, phonemes and phonotactics; the plausibility of higher-level structures built out of these units, <text:s/></text:span></text:p>
      <text:p text:style-name="P108"/>
      <text:p text:style-name="P108"/>
      <text:p text:style-name="P108">-<text:span text:style-name="T511">Mention the problems with my class “16” verbs in the morphology-section – i.e. , PAPs in /v/ aren’t very realistic for *žьńǫ, bastard Suprasliensis has PPP заклатъ, etc.</text:span></text:p>
      <text:p text:style-name="P109">-Could talk about the impossibility of dealing with sъmęšę deviances of S-aorist sъmęsę (vs. sъmętǫ sъmętošę), since unlike with nasal-stems, the deviance-slot here is taken up with the -ox- aorists, leaving no room for deviantly-RUKI’d S-aorists</text:p>
      <text:p text:style-name="P109"/>
      <text:p text:style-name="P109">-<text:span text:style-name="T512">Could use the овьсяныи OR adjective as another example of derivational-morphology made possible only be the rise of soft /s’/ (if it can be confirmed that the *ěnъ adjectival suffix in e.g. OCS оловѣнъ ‘leaden’ is LCS)</text:span></text:p>
      <text:p text:style-name="P109"/>
      <text:p text:style-name="P109"/>
      <text:p text:style-name="P110"><text:span text:style-name="T513">LCS </text:span>Morphology <text:span text:style-name="T513">and the Autoreconstructor</text:span></text:p>
      <text:p text:style-name="P111"/>
      <text:p text:style-name="P111">- Consonant-stems – with the *teĺ- suffix agent-nouns, I mostly follow people like Meillet (1965: <text:span text:style-name="T514">42</text:span>6) in taking consonant-stem endings in most of the plural, <text:span text:style-name="T515">but the nom. pl. it’s difficult to agree with his positing of a plain /le/, as opposed to palatalised /ĺe/ desinence (i.e. with the consontant-stem vowel on the jo-stem stem), because Zographensis and Suprasliensis are consistent in marking such forms with their palatalisation-diacritic.</text:span></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2"><text:soft-page-break/>Autoreconstructed forms are actually built out of a pre-dejotation stage, with dejotation applied as a post-processing step, because this greatly simplifies the inflectional morphology in places like the past-active-participle <text:span text:style-name="T516">and 1sg pres. indic.</text:span> of class IV (-iti) verbs: we can just use the desinences <text:s/>*‑jь <text:span text:style-name="T516">and *jǫ</text:span> regardless of stem-consonant, and then apply dejotation later in a post-processing step that every word undergoes, rather than needing a whole set of consonant-mutation rules for these endings. Therefore it would be possible to allow searching based on pre-dejotation forms, but in the case of *sj, *zj wider Indo-European evidence is needed to distinguish their LCS /š ž/ reflexes from the identical outputs of PV1 (e.g. Gothic <text:span text:style-name="T284">siujan</text:span> confirms an ECS form *sjū-tei for the verb *šiti), which it is outside the scope of this project to consider, as the goal here is to enable investigations of actual texts, for which such ECS differences are irrelevant. I cannot<text:span text:style-name="T517"> therefore</text:span> consistently offer pre-dejotation reconstructions, because stems containing reflexes of *sj and *zj are only ever reconstructed with š ž.</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1" fo:font-family="'Liberation Serif'" style:font-family-generic="roman" style:font-pitch="variable" fo:font-size="24pt" fo:font-weight="bold" style:font-name-asian="Source Han Sans CN" style:font-family-asian="'Source Han Sans CN'"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Footnote_20_Characters" style:display-name="Footnote Characters"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8T22:07:24.019365547</meta:creation-date>
    <dc:date>2025-09-23T10:35:41.127173855</dc:date>
    <meta:editing-duration>P6DT6H49M18S</meta:editing-duration>
    <meta:editing-cycles>503</meta:editing-cycles>
    <meta:generator>LibreOffice/25.8.0.4$Linux_X86_64 LibreOffice_project/580$Build-4</meta:generator>
    <meta:print-date>2025-09-17T23:05:36.367779642</meta:print-date>
    <meta:printed-by>PDF files</meta:printed-by>
    <meta:document-statistic meta:table-count="2" meta:image-count="0" meta:object-count="0" meta:page-count="10" meta:paragraph-count="107" meta:word-count="5952" meta:character-count="37244" meta:non-whitespace-character-count="31264"/>
  </office:meta>
</office:document-meta>
</file>